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165.1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181.39pt"/>
    </style:style>
    <style:style style:name="co6" style:family="table-column">
      <style:table-column-properties fo:break-before="auto" style:column-width="158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map 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Without NSE</text:p>
          </table:table-cell>
          <table:table-cell office:value-type="string" calcext:value-type="string">
            <text:p>Implemented where</text:p>
          </table:table-cell>
          <table:table-cell office:value-type="string" calcext:value-type="string">
            <text:p>Where to Go?</text:p>
          </table:table-cell>
          <table:table-cell office:value-type="string" calcext:value-type="string">
            <text:p>Description / Notes</text:p>
          </table:table-cell>
          <table:table-cell office:value-type="string" calcext:value-type="string">
            <text:p>Comment Bloc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dobe-coldfusion-apsa1301.nse" xlink:type="simple">http-adobe-coldfusion-apsa1301.nse</text:a> </text:p>
          </table:table-cell>
          <table:table-cell table:style-name="ce1" table:formula="of:=LEFT([.A2];LEN([.A2])-5)" office:value-type="string" office:string-value="http-adobe-coldfusion-apsa1301" calcext:value-type="string">
            <text:p>http-adobe-coldfusion-apsa130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 an auth bypass in Coldfusion</text:p>
          </table:table-cell>
          <table:table-cell table:formula="of:=&quot;#&quot; &amp; [.B2] &amp; &quot;: &quot; &amp; [.E2]" office:value-type="string" office:string-value="#http-adobe-coldfusion-apsa1301: Exploit an auth bypass in Coldfusion" calcext:value-type="string">
            <text:p>#http-adobe-coldfusion-apsa1301: Exploit an auth bypass in Coldfus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ffiliate-id.nse" xlink:type="simple">http-affiliate-id.nse</text:a> </text:p>
          </table:table-cell>
          <table:table-cell table:style-name="ce1" table:formula="of:=LEFT([.A3];LEN([.A3])-5)" office:value-type="string" office:string-value="http-affiliate-id" calcext:value-type="string">
            <text:p>http-affiliate-i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Grab affiliate network IDs (AdSense, analytics, amazon, etc)</text:p>
          </table:table-cell>
          <table:table-cell table:formula="of:=&quot;#&quot; &amp; [.B3] &amp; &quot;: &quot; &amp; [.E3]" office:value-type="string" office:string-value="#http-affiliate-id: Grab affiliate network IDs (AdSense, analytics, amazon, etc)" calcext:value-type="string">
            <text:p>#http-affiliate-id: Grab affiliate network IDs (AdSense, analytics, amazon, etc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pache-negotiation.nse" xlink:type="simple">http-apache-negotiation.nse</text:a> </text:p>
          </table:table-cell>
          <table:table-cell table:style-name="ce1" table:formula="of:=LEFT([.A4];LEN([.A4])-5)" office:value-type="string" office:string-value="http-apache-negotiation" calcext:value-type="string">
            <text:p>http-apache-negotiat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for mod_negotiation. If GET index, does site return index or index.html,etc</text:p>
          </table:table-cell>
          <table:table-cell table:formula="of:=&quot;#&quot; &amp; [.B4] &amp; &quot;: &quot; &amp; [.E4]" office:value-type="string" office:string-value="#http-apache-negotiation: check for mod_negotiation. If GET index, does site return index or index.html,etc" calcext:value-type="string">
            <text:p>#http-apache-negotiation: check for mod_negotiation. If GET index, does site return index or index.html,et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pache-server-status.nse" xlink:type="simple">http-apache-server-status.nse</text:a> </text:p>
          </table:table-cell>
          <table:table-cell table:style-name="ce1" table:formula="of:=LEFT([.A5];LEN([.A5])-5)" office:value-type="string" office:string-value="http-apache-server-status" calcext:value-type="string">
            <text:p>http-apache-server-statu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retrieve server-status if mod_status is enabled <text:s/>/server-status</text:p>
          </table:table-cell>
          <table:table-cell table:formula="of:=&quot;#&quot; &amp; [.B5] &amp; &quot;: &quot; &amp; [.E5]" office:value-type="string" office:string-value="#http-apache-server-status: attempt to retrieve server-status if mod_status is enabled  /server-status" calcext:value-type="string">
            <text:p>#http-apache-server-status: attempt to retrieve server-status if mod_status is enabled <text:s/>/server-statu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spnet-debug.nse" xlink:type="simple">http-aspnet-debug.nse</text:a> </text:p>
          </table:table-cell>
          <table:table-cell table:style-name="ce1" table:formula="of:=LEFT([.A6];LEN([.A6])-5)" office:value-type="string" office:string-value="http-aspnet-debug" calcext:value-type="string">
            <text:p>http-aspnet-debug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rmines if an ASP.NET has debugging enabled using HTTP DEBUG</text:p>
          </table:table-cell>
          <table:table-cell table:formula="of:=&quot;#&quot; &amp; [.B6] &amp; &quot;: &quot; &amp; [.E6]" office:value-type="string" office:string-value="#http-aspnet-debug: Determines if an ASP.NET has debugging enabled using HTTP DEBUG" calcext:value-type="string">
            <text:p>#http-aspnet-debug: Determines if an ASP.NET has debugging enabled using HTTP DEBUG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uth-finder.nse" xlink:type="simple">http-auth-finder.nse</text:a> </text:p>
          </table:table-cell>
          <table:table-cell table:style-name="ce1" table:formula="of:=LEFT([.A7];LEN([.A7])-5)" office:value-type="string" office:string-value="http-auth-finder" calcext:value-type="string">
            <text:p>http-auth-find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piders a site to find web pages requiring form-based or HTTP-based authentication</text:p>
          </table:table-cell>
          <table:table-cell table:formula="of:=&quot;#&quot; &amp; [.B7] &amp; &quot;: &quot; &amp; [.E7]" office:value-type="string" office:string-value="#http-auth-finder: Spiders a site to find web pages requiring form-based or HTTP-based authentication" calcext:value-type="string">
            <text:p>#http-auth-finder: Spiders a site to find web pages requiring form-based or HTTP-based authentica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uth.nse" xlink:type="simple">http-auth.nse</text:a> </text:p>
          </table:table-cell>
          <table:table-cell table:style-name="ce1" table:formula="of:=LEFT([.A8];LEN([.A8])-5)" office:value-type="string" office:string-value="http-auth" calcext:value-type="string">
            <text:p>http-auth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Retrieves the authentication scheme and realm of a web services that requires auth</text:p>
          </table:table-cell>
          <table:table-cell table:formula="of:=&quot;#&quot; &amp; [.B8] &amp; &quot;: &quot; &amp; [.E8]" office:value-type="string" office:string-value="#http-auth: Retrieves the authentication scheme and realm of a web services that requires auth" calcext:value-type="string">
            <text:p>#http-auth: Retrieves the authentication scheme and realm of a web services that requires au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vaya-ipoffice-users.nse" xlink:type="simple">http-avaya-ipoffice-users.nse</text:a> </text:p>
          </table:table-cell>
          <table:table-cell table:style-name="ce1" table:formula="of:=LEFT([.A9];LEN([.A9])-5)" office:value-type="string" office:string-value="http-avaya-ipoffice-users" calcext:value-type="string">
            <text:p>http-avaya-ipoffice-us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erate users in Avaya IP office systems</text:p>
          </table:table-cell>
          <table:table-cell table:formula="of:=&quot;#&quot; &amp; [.B9] &amp; &quot;: &quot; &amp; [.E9]" office:value-type="string" office:string-value="#http-avaya-ipoffice-users: Enumerate users in Avaya IP office systems" calcext:value-type="string">
            <text:p>#http-avaya-ipoffice-users: Enumerate users in Avaya IP office system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wstatstotals-exec.nse" xlink:type="simple">http-awstatstotals-exec.nse</text:a> </text:p>
          </table:table-cell>
          <table:table-cell table:style-name="ce1" table:formula="of:=LEFT([.A10];LEN([.A10])-5)" office:value-type="string" office:string-value="http-awstatstotals-exec" calcext:value-type="string">
            <text:p>http-awstatstotals-exec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RCE in Awstats Totals 1-1.14</text:p>
          </table:table-cell>
          <table:table-cell table:formula="of:=&quot;#&quot; &amp; [.B10] &amp; &quot;: &quot; &amp; [.E10]" office:value-type="string" office:string-value="#http-awstatstotals-exec: Exploits RCE in Awstats Totals 1-1.14" calcext:value-type="string">
            <text:p>#http-awstatstotals-exec: Exploits RCE in Awstats Totals 1-1.1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axis2-dir-traversal.nse" xlink:type="simple">http-axis2-dir-traversal.nse</text:a> </text:p>
          </table:table-cell>
          <table:table-cell table:style-name="ce1" table:formula="of:=LEFT([.A11];LEN([.A11])-5)" office:value-type="string" office:string-value="http-axis2-dir-traversal" calcext:value-type="string">
            <text:p>http-axis2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a dirTrav vuln in Apache Axis2 version 1.4.1</text:p>
          </table:table-cell>
          <table:table-cell table:formula="of:=&quot;#&quot; &amp; [.B11] &amp; &quot;: &quot; &amp; [.E11]" office:value-type="string" office:string-value="#http-axis2-dir-traversal: Exploits a dirTrav vuln in Apache Axis2 version 1.4.1" calcext:value-type="string">
            <text:p>#http-axis2-dir-traversal: Exploits a dirTrav vuln in Apache Axis2 version 1.4.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backup-finder.nse" xlink:type="simple">http-backup-finder.nse</text:a> </text:p>
          </table:table-cell>
          <table:table-cell table:style-name="ce1" table:formula="of:=LEFT([.A12];LEN([.A12])-5)" office:value-type="string" office:string-value="http-backup-finder" calcext:value-type="string">
            <text:p>http-backup-find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identify backup copies of discovered files (.bak, ~ files, 'copy of index.html', etc)</text:p>
          </table:table-cell>
          <table:table-cell table:formula="of:=&quot;#&quot; &amp; [.B12] &amp; &quot;: &quot; &amp; [.E12]" office:value-type="string" office:string-value="#http-backup-finder: attempt to identify backup copies of discovered files (.bak, ~ files, 'copy of index.html', etc)" calcext:value-type="string">
            <text:p>#http-backup-finder: attempt to identify backup copies of discovered files (.bak, ~ files, 'copy of index.html', etc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barracuda-dir-traversal.nse" xlink:type="simple">http-barracuda-dir-traversal.nse</text:a> </text:p>
          </table:table-cell>
          <table:table-cell table:style-name="ce1" table:formula="of:=LEFT([.A13];LEN([.A13])-5)" office:value-type="string" office:string-value="http-barracuda-dir-traversal" calcext:value-type="string">
            <text:p>http-barracuda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ttempts to retrieve conf from Barracuda Networks Spam &amp; Virus Firewall using DirTrav</text:p>
          </table:table-cell>
          <table:table-cell table:formula="of:=&quot;#&quot; &amp; [.B13] &amp; &quot;: &quot; &amp; [.E13]" office:value-type="string" office:string-value="#http-barracuda-dir-traversal: Attempts to retrieve conf from Barracuda Networks Spam &amp; Virus Firewall using DirTrav" calcext:value-type="string">
            <text:p>#http-barracuda-dir-traversal: Attempts to retrieve conf from Barracuda Networks Spam &amp; Virus Firewall using DirTrav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bigip-cookie.nse" xlink:type="simple">http-bigip-cookie.nse</text:a> </text:p>
          </table:table-cell>
          <table:table-cell table:style-name="ce1" table:formula="of:=LEFT([.A14];LEN([.A14])-5)" office:value-type="string" office:string-value="http-bigip-cookie" calcext:value-type="string">
            <text:p>http-bigip-cooki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codes unencrypted F5 BIG-IP cookies in HTTP responses</text:p>
          </table:table-cell>
          <table:table-cell table:formula="of:=&quot;#&quot; &amp; [.B14] &amp; &quot;: &quot; &amp; [.E14]" office:value-type="string" office:string-value="#http-bigip-cookie: Decodes unencrypted F5 BIG-IP cookies in HTTP responses" calcext:value-type="string">
            <text:p>#http-bigip-cookie: Decodes unencrypted F5 BIG-IP cookies in HTTP respons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brute.nse" xlink:type="simple">http-brute.nse</text:a> </text:p>
          </table:table-cell>
          <table:table-cell table:style-name="ce1" table:formula="of:=LEFT([.A15];LEN([.A15])-5)" office:value-type="string" office:string-value="http-brute" calcext:value-type="string">
            <text:p>http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against http basic, digest, and ntlm auth</text:p>
          </table:table-cell>
          <table:table-cell table:formula="of:=&quot;#&quot; &amp; [.B15] &amp; &quot;: &quot; &amp; [.E15]" office:value-type="string" office:string-value="#http-brute: Brute against http basic, digest, and ntlm auth" calcext:value-type="string">
            <text:p>#http-brute: Brute against http basic, digest, and ntlm au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akephp-version.nse" xlink:type="simple">http-cakephp-version.nse</text:a> </text:p>
          </table:table-cell>
          <table:table-cell table:style-name="ce1" table:formula="of:=LEFT([.A16];LEN([.A16])-5)" office:value-type="string" office:string-value="http-cakephp-version" calcext:value-type="string">
            <text:p>http-cakephp-vers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Version CakePHP by detecting certain files</text:p>
          </table:table-cell>
          <table:table-cell table:formula="of:=&quot;#&quot; &amp; [.B16] &amp; &quot;: &quot; &amp; [.E16]" office:value-type="string" office:string-value="#http-cakephp-version: Version CakePHP by detecting certain files" calcext:value-type="string">
            <text:p>#http-cakephp-version: Version CakePHP by detecting certain fil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hrono.nse" xlink:type="simple">http-chrono.nse</text:a> </text:p>
          </table:table-cell>
          <table:table-cell table:style-name="ce1" table:formula="of:=LEFT([.A17];LEN([.A17])-5)" office:value-type="string" office:string-value="http-chrono" calcext:value-type="string">
            <text:p>http-chron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Measure time it takes for website to deliver a page and returns statistics</text:p>
          </table:table-cell>
          <table:table-cell table:formula="of:=&quot;#&quot; &amp; [.B17] &amp; &quot;: &quot; &amp; [.E17]" office:value-type="string" office:string-value="#http-chrono: Measure time it takes for website to deliver a page and returns statistics" calcext:value-type="string">
            <text:p>#http-chrono: Measure time it takes for website to deliver a page and returns statistic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isco-anyconnect.nse" xlink:type="simple">http-cisco-anyconnect.nse</text:a> </text:p>
          </table:table-cell>
          <table:table-cell table:style-name="ce1" table:formula="of:=LEFT([.A18];LEN([.A18])-5)" office:value-type="string" office:string-value="http-cisco-anyconnect" calcext:value-type="string">
            <text:p>http-cisco-anyconnec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onnect as Cisco AnyConnect client to Cisco SSL VPN and retrieves <text:s/>version and tunnel information</text:p>
          </table:table-cell>
          <table:table-cell table:formula="of:=&quot;#&quot; &amp; [.B18] &amp; &quot;: &quot; &amp; [.E18]" office:value-type="string" office:string-value="#http-cisco-anyconnect: Connect as Cisco AnyConnect client to Cisco SSL VPN and retrieves  version and tunnel information" calcext:value-type="string">
            <text:p>#http-cisco-anyconnect: Connect as Cisco AnyConnect client to Cisco SSL VPN and retrieves <text:s/>version and tunnel informa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ldfusion-subzero.nse" xlink:type="simple">http-coldfusion-subzero.nse</text:a> </text:p>
          </table:table-cell>
          <table:table-cell table:style-name="ce1" table:formula="of:=LEFT([.A19];LEN([.A19])-5)" office:value-type="string" office:string-value="http-coldfusion-subzero" calcext:value-type="string">
            <text:p>http-coldfusion-subzero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etrieve version, abs path of admin panel from vulnerable ColdFusion 9 and 10</text:p>
          </table:table-cell>
          <table:table-cell table:formula="of:=&quot;#&quot; &amp; [.B19] &amp; &quot;: &quot; &amp; [.E19]" office:value-type="string" office:string-value="#http-coldfusion-subzero: Retrieve version, abs path of admin panel from vulnerable ColdFusion 9 and 10" calcext:value-type="string">
            <text:p>#http-coldfusion-subzero: Retrieve version, abs path of admin panel from vulnerable ColdFusion 9 and 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mments-displayer.nse" xlink:type="simple">http-comments-displayer.nse</text:a> </text:p>
          </table:table-cell>
          <table:table-cell table:style-name="ce1" table:formula="of:=LEFT([.A20];LEN([.A20])-5)" office:value-type="string" office:string-value="http-comments-displayer" calcext:value-type="string">
            <text:p>http-comments-display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xtract and output HTML and JavaScript comments from responses</text:p>
          </table:table-cell>
          <table:table-cell table:formula="of:=&quot;#&quot; &amp; [.B20] &amp; &quot;: &quot; &amp; [.E20]" office:value-type="string" office:string-value="#http-comments-displayer: Extract and output HTML and JavaScript comments from responses" calcext:value-type="string">
            <text:p>#http-comments-displayer: Extract and output HTML and JavaScript comments from respons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nfig-backup.nse" xlink:type="simple">http-config-backup.nse</text:a> </text:p>
          </table:table-cell>
          <table:table-cell table:style-name="ce1" table:formula="of:=LEFT([.A21];LEN([.A21])-5)" office:value-type="string" office:string-value="http-config-backup" calcext:value-type="string">
            <text:p>http-config-backu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backups and swap files of common CMS and web config files</text:p>
          </table:table-cell>
          <table:table-cell table:formula="of:=&quot;#&quot; &amp; [.B21] &amp; &quot;: &quot; &amp; [.E21]" office:value-type="string" office:string-value="#http-config-backup: checks for backups and swap files of common CMS and web config files" calcext:value-type="string">
            <text:p>#http-config-backup: checks for backups and swap files of common CMS and web config fil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okie-flags.nse" xlink:type="simple">http-cookie-flags.nse</text:a> </text:p>
          </table:table-cell>
          <table:table-cell table:style-name="ce1" table:formula="of:=LEFT([.A22];LEN([.A22])-5)" office:value-type="string" office:string-value="http-cookie-flags" calcext:value-type="string">
            <text:p>http-cookie-flag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xamines cookies and reports on flags and paths</text:p>
          </table:table-cell>
          <table:table-cell table:formula="of:=&quot;#&quot; &amp; [.B22] &amp; &quot;: &quot; &amp; [.E22]" office:value-type="string" office:string-value="#http-cookie-flags: Examines cookies and reports on flags and paths" calcext:value-type="string">
            <text:p>#http-cookie-flags: Examines cookies and reports on flags and path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ors.nse" xlink:type="simple">http-cors.nse</text:a> </text:p>
          </table:table-cell>
          <table:table-cell table:style-name="ce1" table:formula="of:=LEFT([.A23];LEN([.A23])-5)" office:value-type="string" office:string-value="http-cors" calcext:value-type="string">
            <text:p>http-cor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s for CORS by sending Access-Control-Request-Method headers</text:p>
          </table:table-cell>
          <table:table-cell table:formula="of:=&quot;#&quot; &amp; [.B23] &amp; &quot;: &quot; &amp; [.E23]" office:value-type="string" office:string-value="#http-cors: tests for CORS by sending Access-Control-Request-Method headers" calcext:value-type="string">
            <text:p>#http-cors: tests for CORS by sending Access-Control-Request-Method head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ross-domain-policy.nse" xlink:type="simple">http-cross-domain-policy.nse</text:a> </text:p>
          </table:table-cell>
          <table:table-cell table:style-name="ce1" table:formula="of:=LEFT([.A24];LEN([.A24])-5)" office:value-type="string" office:string-value="http-cross-domain-policy" calcext:value-type="string">
            <text:p>http-cross-domain-policy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/crossdomain.xml and /clientaccesspolicy.xml for information</text:p>
          </table:table-cell>
          <table:table-cell table:formula="of:=&quot;#&quot; &amp; [.B24] &amp; &quot;: &quot; &amp; [.E24]" office:value-type="string" office:string-value="#http-cross-domain-policy: checks for /crossdomain.xml and /clientaccesspolicy.xml for information" calcext:value-type="string">
            <text:p>#http-cross-domain-policy: checks for /crossdomain.xml and /clientaccesspolicy.xml for informa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csrf.nse" xlink:type="simple">http-csrf.nse</text:a> </text:p>
          </table:table-cell>
          <table:table-cell table:style-name="ce1" table:formula="of:=LEFT([.A25];LEN([.A25])-5)" office:value-type="string" office:string-value="http-csrf" calcext:value-type="string">
            <text:p>http-csrf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etects CSRF (possibly unreliable)</text:p>
          </table:table-cell>
          <table:table-cell table:formula="of:=&quot;#&quot; &amp; [.B25] &amp; &quot;: &quot; &amp; [.E25]" office:value-type="string" office:string-value="#http-csrf: Detects CSRF (possibly unreliable)" calcext:value-type="string">
            <text:p>#http-csrf: Detects CSRF (possibly unreliable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ate.nse" xlink:type="simple">http-date.nse</text:a> </text:p>
          </table:table-cell>
          <table:table-cell table:style-name="ce1" table:formula="of:=LEFT([.A26];LEN([.A26])-5)" office:value-type="string" office:string-value="http-date" calcext:value-type="string">
            <text:p>http-da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Gets date from services and prints diff</text:p>
          </table:table-cell>
          <table:table-cell table:formula="of:=&quot;#&quot; &amp; [.B26] &amp; &quot;: &quot; &amp; [.E26]" office:value-type="string" office:string-value="#http-date: Gets date from services and prints diff" calcext:value-type="string">
            <text:p>#http-date: Gets date from services and prints diff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efault-accounts.nse" xlink:type="simple">http-default-accounts.nse</text:a> </text:p>
          </table:table-cell>
          <table:table-cell table:style-name="ce1" table:formula="of:=LEFT([.A27];LEN([.A27])-5)" office:value-type="string" office:string-value="http-default-accounts" calcext:value-type="string">
            <text:p>http-default-account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 for access with default creds used by a variety of web applications and devices</text:p>
          </table:table-cell>
          <table:table-cell table:formula="of:=&quot;#&quot; &amp; [.B27] &amp; &quot;: &quot; &amp; [.E27]" office:value-type="string" office:string-value="#http-default-accounts: test for access with default creds used by a variety of web applications and devices" calcext:value-type="string">
            <text:p>#http-default-accounts: test for access with default creds used by a variety of web applications and devic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evframework.nse" xlink:type="simple">http-devframework.nse</text:a> </text:p>
          </table:table-cell>
          <table:table-cell table:style-name="ce1" table:formula="of:=LEFT([.A28];LEN([.A28])-5)" office:value-type="string" office:string-value="http-devframework" calcext:value-type="string">
            <text:p>http-devframework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attempt to spider and identify devframeworks (better tools to more accurately detect)</text:p>
          </table:table-cell>
          <table:table-cell table:formula="of:=&quot;#&quot; &amp; [.B28] &amp; &quot;: &quot; &amp; [.E28]" office:value-type="string" office:string-value="#http-devframework: attempt to spider and identify devframeworks (better tools to more accurately detect)" calcext:value-type="string">
            <text:p>#http-devframework: attempt to spider and identify devframeworks (better tools to more accurately detec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link-backdoor.nse" xlink:type="simple">http-dlink-backdoor.nse</text:a> </text:p>
          </table:table-cell>
          <table:table-cell table:style-name="ce1" table:formula="of:=LEFT([.A29];LEN([.A29])-5)" office:value-type="string" office:string-value="http-dlink-backdoor" calcext:value-type="string">
            <text:p>http-dlink-backdoor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tects firmware backdoor on some D-Link routers via User-Agent</text:p>
          </table:table-cell>
          <table:table-cell table:formula="of:=&quot;#&quot; &amp; [.B29] &amp; &quot;: &quot; &amp; [.E29]" office:value-type="string" office:string-value="#http-dlink-backdoor: Detects firmware backdoor on some D-Link routers via User-Agent" calcext:value-type="string">
            <text:p>#http-dlink-backdoor: Detects firmware backdoor on some D-Link routers via User-Agen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ombased-xss.nse" xlink:type="simple">http-dombased-xss.nse</text:a> </text:p>
          </table:table-cell>
          <table:table-cell table:style-name="ce1" table:formula="of:=LEFT([.A30];LEN([.A30])-5)" office:value-type="string" office:string-value="http-dombased-xss" calcext:value-type="string">
            <text:p>http-dombased-xs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Looks where attacker-controlled info in DOM may be used to affect JavaScript</text:p>
          </table:table-cell>
          <table:table-cell table:formula="of:=&quot;#&quot; &amp; [.B30] &amp; &quot;: &quot; &amp; [.E30]" office:value-type="string" office:string-value="#http-dombased-xss: Looks where attacker-controlled info in DOM may be used to affect JavaScript" calcext:value-type="string">
            <text:p>#http-dombased-xss: Looks where attacker-controlled info in DOM may be used to affect JavaScrip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omino-enum-passwords.nse" xlink:type="simple">http-domino-enum-passwords.nse</text:a> </text:p>
          </table:table-cell>
          <table:table-cell table:style-name="ce1" table:formula="of:=LEFT([.A31];LEN([.A31])-5)" office:value-type="string" office:string-value="http-domino-enum-passwords" calcext:value-type="string">
            <text:p>http-domino-enum-password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Enum hashed Domino Internet Passwords (authenticated only)</text:p>
          </table:table-cell>
          <table:table-cell table:formula="of:=&quot;#&quot; &amp; [.B31] &amp; &quot;: &quot; &amp; [.E31]" office:value-type="string" office:string-value="#http-domino-enum-passwords: Enum hashed Domino Internet Passwords (authenticated only)" calcext:value-type="string">
            <text:p>#http-domino-enum-passwords: Enum hashed Domino Internet Passwords (authenticated only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rupal-enum-users.nse" xlink:type="simple">http-drupal-enum-users.nse</text:a> </text:p>
          </table:table-cell>
          <table:table-cell table:style-name="ce1" table:formula="of:=LEFT([.A32];LEN([.A32])-5)" office:value-type="string" office:string-value="http-drupal-enum-users" calcext:value-type="string">
            <text:p>http-drupal-enum-user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numerates Drual users by exploiting information disclosure vuln</text:p>
          </table:table-cell>
          <table:table-cell table:formula="of:=&quot;#&quot; &amp; [.B32] &amp; &quot;: &quot; &amp; [.E32]" office:value-type="string" office:string-value="#http-drupal-enum-users: Enumerates Drual users by exploiting information disclosure vuln" calcext:value-type="string">
            <text:p>#http-drupal-enum-users: Enumerates Drual users by exploiting information disclosure vul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drupal-enum.nse" xlink:type="simple">http-drupal-enum.nse</text:a> </text:p>
          </table:table-cell>
          <table:table-cell table:style-name="ce1" table:formula="of:=LEFT([.A33];LEN([.A33])-5)" office:value-type="string" office:string-value="http-drupal-enum" calcext:value-type="string">
            <text:p>http-drupal-enum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Enum installed Drupal modules/themes by using a list of known modules and themes</text:p>
          </table:table-cell>
          <table:table-cell table:formula="of:=&quot;#&quot; &amp; [.B33] &amp; &quot;: &quot; &amp; [.E33]" office:value-type="string" office:string-value="#http-drupal-enum: Enum installed Drupal modules/themes by using a list of known modules and themes" calcext:value-type="string">
            <text:p>#http-drupal-enum: Enum installed Drupal modules/themes by using a list of known modules and them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enum.nse" xlink:type="simple">http-enum.nse</text:a> </text:p>
          </table:table-cell>
          <table:table-cell table:style-name="ce1" table:formula="of:=LEFT([.A34];LEN([.A34])-5)" office:value-type="string" office:string-value="http-enum" calcext:value-type="string">
            <text:p>http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erates directories used by popular web applications and servers (args to make it better, complex, but could be worth it)</text:p>
          </table:table-cell>
          <table:table-cell table:formula="of:=&quot;#&quot; &amp; [.B34] &amp; &quot;: &quot; &amp; [.E34]" office:value-type="string" office:string-value="#http-enum: Enumerates directories used by popular web applications and servers (args to make it better, complex, but could be worth it)" calcext:value-type="string">
            <text:p>#http-enum: Enumerates directories used by popular web applications and servers (args to make it better, complex, but could be worth i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errors.nse" xlink:type="simple">http-errors.nse</text:a> </text:p>
          </table:table-cell>
          <table:table-cell table:style-name="ce1" table:formula="of:=LEFT([.A35];LEN([.A35])-5)" office:value-type="string" office:string-value="http-errors" calcext:value-type="string">
            <text:p>http-erro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and reports on error pages</text:p>
          </table:table-cell>
          <table:table-cell table:formula="of:=&quot;#&quot; &amp; [.B35] &amp; &quot;: &quot; &amp; [.E35]" office:value-type="string" office:string-value="#http-errors: Crawls and reports on error pages" calcext:value-type="string">
            <text:p>#http-errors: Crawls and reports on error pag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exif-spider.nse" xlink:type="simple">http-exif-spider.nse</text:a> </text:p>
          </table:table-cell>
          <table:table-cell table:style-name="ce1" table:formula="of:=LEFT([.A36];LEN([.A36])-5)" office:value-type="string" office:string-value="http-exif-spider" calcext:value-type="string">
            <text:p>http-exif-spi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 images looking for ‘interesting’ exif data</text:p>
          </table:table-cell>
          <table:table-cell table:formula="of:=&quot;#&quot; &amp; [.B36] &amp; &quot;: &quot; &amp; [.E36]" office:value-type="string" office:string-value="#http-exif-spider: Spider images looking for ‘interesting’ exif data" calcext:value-type="string">
            <text:p>#http-exif-spider: Spider images looking for ‘interesting’ exif dat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avicon.nse" xlink:type="simple">http-favicon.nse</text:a> </text:p>
          </table:table-cell>
          <table:table-cell table:style-name="ce1" table:formula="of:=LEFT([.A37];LEN([.A37])-5)" office:value-type="string" office:string-value="http-favicon" calcext:value-type="string">
            <text:p>http-favic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Gets the favicon, hashes it, and checks against known applications for fingerprinting</text:p>
          </table:table-cell>
          <table:table-cell table:formula="of:=&quot;#&quot; &amp; [.B37] &amp; &quot;: &quot; &amp; [.E37]" office:value-type="string" office:string-value="#http-favicon: Gets the favicon, hashes it, and checks against known applications for fingerprinting" calcext:value-type="string">
            <text:p>#http-favicon: Gets the favicon, hashes it, and checks against known applications for fingerprinting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eed.nse" xlink:type="simple">http-feed.nse</text:a> </text:p>
          </table:table-cell>
          <table:table-cell table:style-name="ce1" table:formula="of:=LEFT([.A38];LEN([.A38])-5)" office:value-type="string" office:string-value="http-feed" calcext:value-type="string">
            <text:p>http-fee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for RSS or atom feeds</text:p>
          </table:table-cell>
          <table:table-cell table:formula="of:=&quot;#&quot; &amp; [.B38] &amp; &quot;: &quot; &amp; [.E38]" office:value-type="string" office:string-value="#http-feed: Crawls for RSS or atom feeds" calcext:value-type="string">
            <text:p>#http-feed: Crawls for RSS or atom feed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etch.nse" xlink:type="simple">http-fetch.nse</text:a> </text:p>
          </table:table-cell>
          <table:table-cell table:style-name="ce1" table:formula="of:=LEFT([.A39];LEN([.A39])-5)" office:value-type="string" office:string-value="http-fetch" calcext:value-type="string">
            <text:p>http-fetch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used to fetch files from servers</text:p>
          </table:table-cell>
          <table:table-cell table:formula="of:=&quot;#&quot; &amp; [.B39] &amp; &quot;: &quot; &amp; [.E39]" office:value-type="string" office:string-value="#http-fetch: used to fetch files from servers" calcext:value-type="string">
            <text:p>#http-fetch: used to fetch files from serv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ileupload-exploiter.nse" xlink:type="simple">http-fileupload-exploiter.nse</text:a> </text:p>
          </table:table-cell>
          <table:table-cell table:style-name="ce1" table:formula="of:=LEFT([.A40];LEN([.A40])-5)" office:value-type="string" office:string-value="http-fileupload-exploiter" calcext:value-type="string">
            <text:p>http-fileupload-exploit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tries 3 methods to exploit upload forms</text:p>
          </table:table-cell>
          <table:table-cell table:formula="of:=&quot;#&quot; &amp; [.B40] &amp; &quot;: &quot; &amp; [.E40]" office:value-type="string" office:string-value="#http-fileupload-exploiter: tries 3 methods to exploit upload forms" calcext:value-type="string">
            <text:p>#http-fileupload-exploiter: tries 3 methods to exploit upload form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orm-brute.nse" xlink:type="simple">http-form-brute.nse</text:a> </text:p>
          </table:table-cell>
          <table:table-cell table:style-name="ce1" table:formula="of:=LEFT([.A41];LEN([.A41])-5)" office:value-type="string" office:string-value="http-form-brute" calcext:value-type="string">
            <text:p>http-form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force pass against http form-based auth</text:p>
          </table:table-cell>
          <table:table-cell table:formula="of:=&quot;#&quot; &amp; [.B41] &amp; &quot;: &quot; &amp; [.E41]" office:value-type="string" office:string-value="#http-form-brute: Brute force pass against http form-based auth" calcext:value-type="string">
            <text:p>#http-form-brute: Brute force pass against http form-based au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orm-fuzzer.nse" xlink:type="simple">http-form-fuzzer.nse</text:a> </text:p>
          </table:table-cell>
          <table:table-cell table:style-name="ce1" table:formula="of:=LEFT([.A42];LEN([.A42])-5)" office:value-type="string" office:string-value="http-form-fuzzer" calcext:value-type="string">
            <text:p>http-form-fuzz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Fuzz fields in forms it detects (requires specific args/setup)</text:p>
          </table:table-cell>
          <table:table-cell table:formula="of:=&quot;#&quot; &amp; [.B42] &amp; &quot;: &quot; &amp; [.E42]" office:value-type="string" office:string-value="#http-form-fuzzer: Fuzz fields in forms it detects (requires specific args/setup)" calcext:value-type="string">
            <text:p>#http-form-fuzzer: Fuzz fields in forms it detects (requires specific args/setup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frontpage-login.nse" xlink:type="simple">http-frontpage-login.nse</text:a> </text:p>
          </table:table-cell>
          <table:table-cell table:style-name="ce1" table:formula="of:=LEFT([.A43];LEN([.A43])-5)" office:value-type="string" office:string-value="http-frontpage-login" calcext:value-type="string">
            <text:p>http-frontpage-logi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hecks whether target machiens are vuln to anonymous Frontpage login</text:p>
          </table:table-cell>
          <table:table-cell table:formula="of:=&quot;#&quot; &amp; [.B43] &amp; &quot;: &quot; &amp; [.E43]" office:value-type="string" office:string-value="#http-frontpage-login: Checks whether target machiens are vuln to anonymous Frontpage login" calcext:value-type="string">
            <text:p>#http-frontpage-login: Checks whether target machiens are vuln to anonymous Frontpage logi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enerator.nse" xlink:type="simple">http-generator.nse</text:a> </text:p>
          </table:table-cell>
          <table:table-cell table:style-name="ce1" table:formula="of:=LEFT([.A44];LEN([.A44])-5)" office:value-type="string" office:string-value="http-generator" calcext:value-type="string">
            <text:p>http-generato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isplays contents of the “generator” meta tag of a web page if it exists</text:p>
          </table:table-cell>
          <table:table-cell table:formula="of:=&quot;#&quot; &amp; [.B44] &amp; &quot;: &quot; &amp; [.E44]" office:value-type="string" office:string-value="#http-generator: Displays contents of the “generator” meta tag of a web page if it exists" calcext:value-type="string">
            <text:p>#http-generator: Displays contents of the “generator” meta tag of a web page if it exis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it.nse" xlink:type="simple">http-git.nse</text:a> </text:p>
          </table:table-cell>
          <table:table-cell table:style-name="ce1" table:formula="of:=LEFT([.A45];LEN([.A45])-5)" office:value-type="string" office:string-value="http-git" calcext:value-type="string">
            <text:p>http-gi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for .git and retrieve as much repo information as possible</text:p>
          </table:table-cell>
          <table:table-cell table:formula="of:=&quot;#&quot; &amp; [.B45] &amp; &quot;: &quot; &amp; [.E45]" office:value-type="string" office:string-value="#http-git: check for .git and retrieve as much repo information as possible" calcext:value-type="string">
            <text:p>#http-git: check for .git and retrieve as much repo information as possib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itweb-projects-enum.nse" xlink:type="simple">http-gitweb-projects-enum.nse</text:a> </text:p>
          </table:table-cell>
          <table:table-cell table:style-name="ce1" table:formula="of:=LEFT([.A46];LEN([.A46])-5)" office:value-type="string" office:string-value="http-gitweb-projects-enum" calcext:value-type="string">
            <text:p>http-gitweb-projects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s a list of Git projects, owners, and descriptions from a gitweb</text:p>
          </table:table-cell>
          <table:table-cell table:formula="of:=&quot;#&quot; &amp; [.B46] &amp; &quot;: &quot; &amp; [.E46]" office:value-type="string" office:string-value="#http-gitweb-projects-enum: Retrieves a list of Git projects, owners, and descriptions from a gitweb" calcext:value-type="string">
            <text:p>#http-gitweb-projects-enum: Retrieves a list of Git projects, owners, and descriptions from a gitweb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oogle-malware.nse" xlink:type="simple">http-google-malware.nse</text:a> </text:p>
          </table:table-cell>
          <table:table-cell table:style-name="ce1" table:formula="of:=LEFT([.A47];LEN([.A47])-5)" office:value-type="string" office:string-value="http-google-malware" calcext:value-type="string">
            <text:p>http-google-malwar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if hosts are on Google’s blacklist</text:p>
          </table:table-cell>
          <table:table-cell table:formula="of:=&quot;#&quot; &amp; [.B47] &amp; &quot;: &quot; &amp; [.E47]" office:value-type="string" office:string-value="#http-google-malware: Checks if hosts are on Google’s blacklist" calcext:value-type="string">
            <text:p>#http-google-malware: Checks if hosts are on Google’s blacklis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grep.nse" xlink:type="simple">http-grep.nse</text:a> </text:p>
          </table:table-cell>
          <table:table-cell table:style-name="ce1" table:formula="of:=LEFT([.A48];LEN([.A48])-5)" office:value-type="string" office:string-value="http-grep" calcext:value-type="string">
            <text:p>http-gre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pider and attempt to match pages/urls against a given string. Search for email/ip by default. Configure more!</text:p>
          </table:table-cell>
          <table:table-cell table:formula="of:=&quot;#&quot; &amp; [.B48] &amp; &quot;: &quot; &amp; [.E48]" office:value-type="string" office:string-value="#http-grep: spider and attempt to match pages/urls against a given string. Search for email/ip by default. Configure more!" calcext:value-type="string">
            <text:p>#http-grep: spider and attempt to match pages/urls against a given string. Search for email/ip by default. Configure more!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headers.nse" xlink:type="simple">http-headers.nse</text:a> </text:p>
          </table:table-cell>
          <table:table-cell table:style-name="ce1" table:formula="of:=LEFT([.A49];LEN([.A49])-5)" office:value-type="string" office:string-value="http-headers" calcext:value-type="string">
            <text:p>http-header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Performs a HEAD request and displays headers</text:p>
          </table:table-cell>
          <table:table-cell table:formula="of:=&quot;#&quot; &amp; [.B49] &amp; &quot;: &quot; &amp; [.E49]" office:value-type="string" office:string-value="#http-headers: Performs a HEAD request and displays headers" calcext:value-type="string">
            <text:p>#http-headers: Performs a HEAD request and displays head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huawei-hg5xx-vuln.nse" xlink:type="simple">http-huawei-hg5xx-vuln.nse</text:a> </text:p>
          </table:table-cell>
          <table:table-cell table:style-name="ce1" table:formula="of:=LEFT([.A50];LEN([.A50])-5)" office:value-type="string" office:string-value="http-huawei-hg5xx-vuln" calcext:value-type="string">
            <text:p>http-huawei-hg5xx-vuln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tects Huawei modem models vulnerable to information disclosure vulnerabilities</text:p>
          </table:table-cell>
          <table:table-cell table:formula="of:=&quot;#&quot; &amp; [.B50] &amp; &quot;: &quot; &amp; [.E50]" office:value-type="string" office:string-value="#http-huawei-hg5xx-vuln: Detects Huawei modem models vulnerable to information disclosure vulnerabilities" calcext:value-type="string">
            <text:p>#http-huawei-hg5xx-vuln: Detects Huawei modem models vulnerable to information disclosure vulnerabilit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cloud-findmyiphone.nse" xlink:type="simple">http-icloud-findmyiphone.nse</text:a> </text:p>
          </table:table-cell>
          <table:table-cell table:style-name="ce1" table:formula="of:=LEFT([.A51];LEN([.A51])-5)" office:value-type="string" office:string-value="http-icloud-findmyiphone" calcext:value-type="string">
            <text:p>http-icloud-findmyiphon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s locations of all “find my iphone” enabled iOS devices by querying MobleMe (auth required)</text:p>
          </table:table-cell>
          <table:table-cell table:formula="of:=&quot;#&quot; &amp; [.B51] &amp; &quot;: &quot; &amp; [.E51]" office:value-type="string" office:string-value="#http-icloud-findmyiphone: Retrieves locations of all “find my iphone” enabled iOS devices by querying MobleMe (auth required)" calcext:value-type="string">
            <text:p>#http-icloud-findmyiphone: Retrieves locations of all “find my iphone” enabled iOS devices by querying MobleMe (auth required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cloud-sendmsg.nse" xlink:type="simple">http-icloud-sendmsg.nse</text:a> </text:p>
          </table:table-cell>
          <table:table-cell table:style-name="ce1" table:formula="of:=LEFT([.A52];LEN([.A52])-5)" office:value-type="string" office:string-value="http-icloud-sendmsg" calcext:value-type="string">
            <text:p>http-icloud-sendmsg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nnds message to iOS through MobleMe</text:p>
          </table:table-cell>
          <table:table-cell table:formula="of:=&quot;#&quot; &amp; [.B52] &amp; &quot;: &quot; &amp; [.E52]" office:value-type="string" office:string-value="#http-icloud-sendmsg: Sennds message to iOS through MobleMe" calcext:value-type="string">
            <text:p>#http-icloud-sendmsg: Sennds message to iOS through MobleM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is-short-name-brute.nse" xlink:type="simple">http-iis-short-name-brute.nse</text:a> </text:p>
          </table:table-cell>
          <table:table-cell table:style-name="ce1" table:formula="of:=LEFT([.A53];LEN([.A53])-5)" office:value-type="string" office:string-value="http-iis-short-name-brute" calcext:value-type="string">
            <text:p>http-iis-short-name-brute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brute force short names of files and dirs in the root folder of vulnerable IIS servers</text:p>
          </table:table-cell>
          <table:table-cell table:formula="of:=&quot;#&quot; &amp; [.B53] &amp; &quot;: &quot; &amp; [.E53]" office:value-type="string" office:string-value="#http-iis-short-name-brute: (DoS) brute force short names of files and dirs in the root folder of vulnerable IIS servers" calcext:value-type="string">
            <text:p>#http-iis-short-name-brute: (DoS) brute force short names of files and dirs in the root folder of vulnerable IIS serv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is-webdav-vuln.nse" xlink:type="simple">http-iis-webdav-vuln.nse</text:a> </text:p>
          </table:table-cell>
          <table:table-cell table:style-name="ce1" table:formula="of:=LEFT([.A54];LEN([.A54])-5)" office:value-type="string" office:string-value="http-iis-webdav-vuln" calcext:value-type="string">
            <text:p>http-iis-webdav-vul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IIS vuln 5.1/6.0 access to secured WebDAV folders</text:p>
          </table:table-cell>
          <table:table-cell table:formula="of:=&quot;#&quot; &amp; [.B54] &amp; &quot;: &quot; &amp; [.E54]" office:value-type="string" office:string-value="#http-iis-webdav-vuln: IIS vuln 5.1/6.0 access to secured WebDAV folders" calcext:value-type="string">
            <text:p>#http-iis-webdav-vuln: IIS vuln 5.1/6.0 access to secured WebDAV fold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internal-ip-disclosure.nse" xlink:type="simple">http-internal-ip-disclosure.nse</text:a> </text:p>
          </table:table-cell>
          <table:table-cell table:style-name="ce1" table:formula="of:=LEFT([.A55];LEN([.A55])-5)" office:value-type="string" office:string-value="http-internal-ip-disclosure" calcext:value-type="string">
            <text:p>http-internal-ip-disclosur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nd HTTP/1.0 request without host header to see if website will disclose IP</text:p>
          </table:table-cell>
          <table:table-cell table:formula="of:=&quot;#&quot; &amp; [.B55] &amp; &quot;: &quot; &amp; [.E55]" office:value-type="string" office:string-value="#http-internal-ip-disclosure: send HTTP/1.0 request without host header to see if website will disclose IP" calcext:value-type="string">
            <text:p>#http-internal-ip-disclosure: send HTTP/1.0 request without host header to see if website will disclose IP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joomla-brute.nse" xlink:type="simple">http-joomla-brute.nse</text:a> </text:p>
          </table:table-cell>
          <table:table-cell table:style-name="ce1" table:formula="of:=LEFT([.A56];LEN([.A56])-5)" office:value-type="string" office:string-value="http-joomla-brute" calcext:value-type="string">
            <text:p>http-joomla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Joomla auth brute </text:p>
          </table:table-cell>
          <table:table-cell table:formula="of:=&quot;#&quot; &amp; [.B56] &amp; &quot;: &quot; &amp; [.E56]" office:value-type="string" office:string-value="#http-joomla-brute: Joomla auth brute " calcext:value-type="string">
            <text:p>#http-joomla-brute: Joomla auth brute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jsonp-detection.nse" xlink:type="simple">http-jsonp-detection.nse</text:a> </text:p>
          </table:table-cell>
          <table:table-cell table:style-name="ce1" table:formula="of:=LEFT([.A57];LEN([.A57])-5)" office:value-type="string" office:string-value="http-jsonp-detection" calcext:value-type="string">
            <text:p>http-jsonp-detect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discover JSONP endpoints (possible use for bypass Same Origin Policy)</text:p>
          </table:table-cell>
          <table:table-cell table:formula="of:=&quot;#&quot; &amp; [.B57] &amp; &quot;: &quot; &amp; [.E57]" office:value-type="string" office:string-value="#http-jsonp-detection: Attempt to discover JSONP endpoints (possible use for bypass Same Origin Policy)" calcext:value-type="string">
            <text:p>#http-jsonp-detection: Attempt to discover JSONP endpoints (possible use for bypass Same Origin Policy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litespeed-sourcecode-download.nse" xlink:type="simple">http-litespeed-sourcecode-download.nse</text:a> </text:p>
          </table:table-cell>
          <table:table-cell table:style-name="ce1" table:formula="of:=LEFT([.A58];LEN([.A58])-5)" office:value-type="string" office:string-value="http-litespeed-sourcecode-download" calcext:value-type="string">
            <text:p>http-litespeed-sourcecode-download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null-byte poisoning in Litespeed 4-4.0.15</text:p>
          </table:table-cell>
          <table:table-cell table:formula="of:=&quot;#&quot; &amp; [.B58] &amp; &quot;: &quot; &amp; [.E58]" office:value-type="string" office:string-value="#http-litespeed-sourcecode-download: Exploits null-byte poisoning in Litespeed 4-4.0.15" calcext:value-type="string">
            <text:p>#http-litespeed-sourcecode-download: Exploits null-byte poisoning in Litespeed 4-4.0.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ls.nse" xlink:type="simple">http-ls.nse</text:a> </text:p>
          </table:table-cell>
          <table:table-cell table:style-name="ce1" table:formula="of:=LEFT([.A59];LEN([.A59])-5)" office:value-type="string" office:string-value="http-ls" calcext:value-type="string">
            <text:p>http-l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hows content of an "index" page</text:p>
          </table:table-cell>
          <table:table-cell table:formula="of:=&quot;#&quot; &amp; [.B59] &amp; &quot;: &quot; &amp; [.E59]" office:value-type="string" office:string-value="#http-ls: shows content of an &quot;index&quot; page" calcext:value-type="string">
            <text:p>#http-ls: shows content of an "index"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ajordomo2-dir-traversal.nse" xlink:type="simple">http-majordomo2-dir-traversal.nse</text:a> </text:p>
          </table:table-cell>
          <table:table-cell table:style-name="ce1" table:formula="of:=LEFT([.A60];LEN([.A60])-5)" office:value-type="string" office:string-value="http-majordomo2-dir-traversal" calcext:value-type="string">
            <text:p>http-majordomo2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dirTrav in Majordomo2</text:p>
          </table:table-cell>
          <table:table-cell table:formula="of:=&quot;#&quot; &amp; [.B60] &amp; &quot;: &quot; &amp; [.E60]" office:value-type="string" office:string-value="#http-majordomo2-dir-traversal: Exploits dirTrav in Majordomo2" calcext:value-type="string">
            <text:p>#http-majordomo2-dir-traversal: Exploits dirTrav in Majordomo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alware-host.nse" xlink:type="simple">http-malware-host.nse</text:a> </text:p>
          </table:table-cell>
          <table:table-cell table:style-name="ce1" table:formula="of:=LEFT([.A61];LEN([.A61])-5)" office:value-type="string" office:string-value="http-malware-host" calcext:value-type="string">
            <text:p>http-malware-hos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Looks for signature of known server compromises (attempts to detect servers that always return 302)</text:p>
          </table:table-cell>
          <table:table-cell table:formula="of:=&quot;#&quot; &amp; [.B61] &amp; &quot;: &quot; &amp; [.E61]" office:value-type="string" office:string-value="#http-malware-host: Looks for signature of known server compromises (attempts to detect servers that always return 302)" calcext:value-type="string">
            <text:p>#http-malware-host: Looks for signature of known server compromises (attempts to detect servers that always return 302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cmp.nse" xlink:type="simple">http-mcmp.nse</text:a> </text:p>
          </table:table-cell>
          <table:table-cell table:style-name="ce1" table:formula="of:=LEFT([.A62];LEN([.A62])-5)" office:value-type="string" office:string-value="http-mcmp" calcext:value-type="string">
            <text:p>http-mcmp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if server allows mod_cluster management protocol (MCMP) methods</text:p>
          </table:table-cell>
          <table:table-cell table:formula="of:=&quot;#&quot; &amp; [.B62] &amp; &quot;: &quot; &amp; [.E62]" office:value-type="string" office:string-value="#http-mcmp: Checks if server allows mod_cluster management protocol (MCMP) methods" calcext:value-type="string">
            <text:p>#http-mcmp: Checks if server allows mod_cluster management protocol (MCMP) method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ethod-tamper.nse" xlink:type="simple">http-method-tamper.nse</text:a> </text:p>
          </table:table-cell>
          <table:table-cell table:style-name="ce1" table:formula="of:=LEFT([.A63];LEN([.A63])-5)" office:value-type="string" office:string-value="http-method-tamper" calcext:value-type="string">
            <text:p>http-method-tamp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verb tamper to access protected resources</text:p>
          </table:table-cell>
          <table:table-cell table:formula="of:=&quot;#&quot; &amp; [.B63] &amp; &quot;: &quot; &amp; [.E63]" office:value-type="string" office:string-value="#http-method-tamper: Attempt to verb tamper to access protected resources" calcext:value-type="string">
            <text:p>#http-method-tamper: Attempt to verb tamper to access protected resourc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ethods.nse" xlink:type="simple">http-methods.nse</text:a> </text:p>
          </table:table-cell>
          <table:table-cell table:style-name="ce1" table:formula="of:=LEFT([.A64];LEN([.A64])-5)" office:value-type="string" office:string-value="http-methods" calcext:value-type="string">
            <text:p>http-method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find what options are supported by a server by sending OPTIONS request</text:p>
          </table:table-cell>
          <table:table-cell table:formula="of:=&quot;#&quot; &amp; [.B64] &amp; &quot;: &quot; &amp; [.E64]" office:value-type="string" office:string-value="#http-methods: find what options are supported by a server by sending OPTIONS request" calcext:value-type="string">
            <text:p>#http-methods: find what options are supported by a server by sending OPTIONS reques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mobileversion-checker.nse" xlink:type="simple">http-mobileversion-checker.nse</text:a> </text:p>
          </table:table-cell>
          <table:table-cell table:style-name="ce1" table:formula="of:=LEFT([.A65];LEN([.A65])-5)" office:value-type="string" office:string-value="http-mobileversion-checker" calcext:value-type="string">
            <text:p>http-mobileversion-check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to see if a mobile UA will redirect to a mobile specific website</text:p>
          </table:table-cell>
          <table:table-cell table:formula="of:=&quot;#&quot; &amp; [.B65] &amp; &quot;: &quot; &amp; [.E65]" office:value-type="string" office:string-value="#http-mobileversion-checker: check to see if a mobile UA will redirect to a mobile specific website" calcext:value-type="string">
            <text:p>#http-mobileversion-checker: check to see if a mobile UA will redirect to a mobile specific websit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ntlm-info.nse" xlink:type="simple">http-ntlm-info.nse</text:a> </text:p>
          </table:table-cell>
          <table:table-cell table:style-name="ce1" table:formula="of:=LEFT([.A66];LEN([.A66])-5)" office:value-type="string" office:string-value="http-ntlm-info" calcext:value-type="string">
            <text:p>http-ntlm-info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ends HTTP NTLM auth request with null domain and user, obtain NetBIOS, DNS, and OS build if available</text:p>
          </table:table-cell>
          <table:table-cell table:formula="of:=&quot;#&quot; &amp; [.B66] &amp; &quot;: &quot; &amp; [.E66]" office:value-type="string" office:string-value="#http-ntlm-info: sends HTTP NTLM auth request with null domain and user, obtain NetBIOS, DNS, and OS build if available" calcext:value-type="string">
            <text:p>#http-ntlm-info: sends HTTP NTLM auth request with null domain and user, obtain NetBIOS, DNS, and OS build if availab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open-proxy.nse" xlink:type="simple">http-open-proxy.nse</text:a> </text:p>
          </table:table-cell>
          <table:table-cell table:style-name="ce1" table:formula="of:=LEFT([.A67];LEN([.A67])-5)" office:value-type="string" office:string-value="http-open-proxy" calcext:value-type="string">
            <text:p>http-open-proxy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Attempt to connect to google through the proxy</text:p>
          </table:table-cell>
          <table:table-cell table:formula="of:=&quot;#&quot; &amp; [.B67] &amp; &quot;: &quot; &amp; [.E67]" office:value-type="string" office:string-value="#http-open-proxy: Attempt to connect to google through the proxy" calcext:value-type="string">
            <text:p>#http-open-proxy: Attempt to connect to google through the prox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open-redirect.nse" xlink:type="simple">http-open-redirect.nse</text:a> </text:p>
          </table:table-cell>
          <table:table-cell table:style-name="ce1" table:formula="of:=LEFT([.A68];LEN([.A68])-5)" office:value-type="string" office:string-value="http-open-redirect" calcext:value-type="string">
            <text:p>http-open-redirect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Spiders and attempts to identify open redirects</text:p>
          </table:table-cell>
          <table:table-cell table:formula="of:=&quot;#&quot; &amp; [.B68] &amp; &quot;: &quot; &amp; [.E68]" office:value-type="string" office:string-value="#http-open-redirect: Spiders and attempts to identify open redirects" calcext:value-type="string">
            <text:p>#http-open-redirect: Spiders and attempts to identify open redirec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asswd.nse" xlink:type="simple">http-passwd.nse</text:a> </text:p>
          </table:table-cell>
          <table:table-cell table:style-name="ce1" table:formula="of:=LEFT([.A69];LEN([.A69])-5)" office:value-type="string" office:string-value="http-passwd" calcext:value-type="string">
            <text:p>http-passwd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 if vuln to dir traversal</text:p>
          </table:table-cell>
          <table:table-cell table:formula="of:=&quot;#&quot; &amp; [.B69] &amp; &quot;: &quot; &amp; [.E69]" office:value-type="string" office:string-value="#http-passwd: check if vuln to dir traversal" calcext:value-type="string">
            <text:p>#http-passwd: check if vuln to dir travers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hp-version.nse" xlink:type="simple">http-php-version.nse</text:a> </text:p>
          </table:table-cell>
          <table:table-cell table:style-name="ce1" table:formula="of:=LEFT([.A70];LEN([.A70])-5)" office:value-type="string" office:string-value="http-php-version" calcext:value-type="string">
            <text:p>http-php-versio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s to retrieve PHP version through use of Magic Queries</text:p>
          </table:table-cell>
          <table:table-cell table:formula="of:=&quot;#&quot; &amp; [.B70] &amp; &quot;: &quot; &amp; [.E70]" office:value-type="string" office:string-value="#http-php-version: Attempts to retrieve PHP version through use of Magic Queries" calcext:value-type="string">
            <text:p>#http-php-version: Attempts to retrieve PHP version through use of Magic Quer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hpmyadmin-dir-traversal.nse" xlink:type="simple">http-phpmyadmin-dir-traversal.nse</text:a> </text:p>
          </table:table-cell>
          <table:table-cell table:style-name="ce1" table:formula="of:=LEFT([.A71];LEN([.A71])-5)" office:value-type="string" office:string-value="http-phpmyadmin-dir-traversal" calcext:value-type="string">
            <text:p>http-phpmyadmin-dir-traversal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xploits dirTrav in phpMyAdmin 2.6.4</text:p>
          </table:table-cell>
          <table:table-cell table:formula="of:=&quot;#&quot; &amp; [.B71] &amp; &quot;: &quot; &amp; [.E71]" office:value-type="string" office:string-value="#http-phpmyadmin-dir-traversal: Exploits dirTrav in phpMyAdmin 2.6.4" calcext:value-type="string">
            <text:p>#http-phpmyadmin-dir-traversal: Exploits dirTrav in phpMyAdmin 2.6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hpself-xss.nse" xlink:type="simple">http-phpself-xss.nse</text:a> </text:p>
          </table:table-cell>
          <table:table-cell table:style-name="ce1" table:formula="of:=LEFT([.A72];LEN([.A72])-5)" office:value-type="string" office:string-value="http-phpself-xss" calcext:value-type="string">
            <text:p>http-phpself-xs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Crawls for php and texts XSS via $_SERVER[“PHP_SELF”]</text:p>
          </table:table-cell>
          <table:table-cell table:formula="of:=&quot;#&quot; &amp; [.B72] &amp; &quot;: &quot; &amp; [.E72]" office:value-type="string" office:string-value="#http-phpself-xss: Crawls for php and texts XSS via $_SERVER[“PHP_SELF”]" calcext:value-type="string">
            <text:p>#http-phpself-xss: Crawls for php and texts XSS via $_SERVER[“PHP_SELF”]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roxy-brute.nse" xlink:type="simple">http-proxy-brute.nse</text:a> </text:p>
          </table:table-cell>
          <table:table-cell table:style-name="ce1" table:formula="of:=LEFT([.A73];LEN([.A73])-5)" office:value-type="string" office:string-value="http-proxy-brute" calcext:value-type="string">
            <text:p>http-proxy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against HTTP proxy servers</text:p>
          </table:table-cell>
          <table:table-cell table:formula="of:=&quot;#&quot; &amp; [.B73] &amp; &quot;: &quot; &amp; [.E73]" office:value-type="string" office:string-value="#http-proxy-brute: Brute against HTTP proxy servers" calcext:value-type="string">
            <text:p>#http-proxy-brute: Brute against HTTP proxy serv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put.nse" xlink:type="simple">http-put.nse</text:a> </text:p>
          </table:table-cell>
          <table:table-cell table:style-name="ce1" table:formula="of:=LEFT([.A74];LEN([.A74])-5)" office:value-type="string" office:string-value="http-put" calcext:value-type="string">
            <text:p>http-pu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Upload local file using HTTP PUT</text:p>
          </table:table-cell>
          <table:table-cell table:formula="of:=&quot;#&quot; &amp; [.B74] &amp; &quot;: &quot; &amp; [.E74]" office:value-type="string" office:string-value="#http-put: Upload local file using HTTP PUT" calcext:value-type="string">
            <text:p>#http-put: Upload local file using HTTP PU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qnap-nas-info.nse" xlink:type="simple">http-qnap-nas-info.nse</text:a> </text:p>
          </table:table-cell>
          <table:table-cell table:style-name="ce1" table:formula="of:=LEFT([.A75];LEN([.A75])-5)" office:value-type="string" office:string-value="http-qnap-nas-info" calcext:value-type="string">
            <text:p>http-qnap-nas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trieve model, firmware, and enabled services from a QNAP NAS</text:p>
          </table:table-cell>
          <table:table-cell table:formula="of:=&quot;#&quot; &amp; [.B75] &amp; &quot;: &quot; &amp; [.E75]" office:value-type="string" office:string-value="#http-qnap-nas-info: Retrieve model, firmware, and enabled services from a QNAP NAS" calcext:value-type="string">
            <text:p>#http-qnap-nas-info: Retrieve model, firmware, and enabled services from a QNAP NA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eferer-checker.nse" xlink:type="simple">http-referer-checker.nse</text:a> </text:p>
          </table:table-cell>
          <table:table-cell table:style-name="ce1" table:formula="of:=LEFT([.A76];LEN([.A76])-5)" office:value-type="string" office:string-value="http-referer-checker" calcext:value-type="string">
            <text:p>http-referer-check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s and informs about cross-domain include of scripts</text:p>
          </table:table-cell>
          <table:table-cell table:formula="of:=&quot;#&quot; &amp; [.B76] &amp; &quot;: &quot; &amp; [.E76]" office:value-type="string" office:string-value="#http-referer-checker: Spiders and informs about cross-domain include of scripts" calcext:value-type="string">
            <text:p>#http-referer-checker: Spiders and informs about cross-domain include of scrip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fi-spider.nse" xlink:type="simple">http-rfi-spider.nse</text:a> </text:p>
          </table:table-cell>
          <table:table-cell table:style-name="ce1" table:formula="of:=LEFT([.A77];LEN([.A77])-5)" office:value-type="string" office:string-value="http-rfi-spider" calcext:value-type="string">
            <text:p>http-rfi-spi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rawls for RFI vulns. tests every form field and every param in URL (specific tools to test this and configure this better)</text:p>
          </table:table-cell>
          <table:table-cell table:formula="of:=&quot;#&quot; &amp; [.B77] &amp; &quot;: &quot; &amp; [.E77]" office:value-type="string" office:string-value="#http-rfi-spider: crawls for RFI vulns. tests every form field and every param in URL (specific tools to test this and configure this better)" calcext:value-type="string">
            <text:p>#http-rfi-spider: crawls for RFI vulns. tests every form field and every param in URL (specific tools to test this and configure this bett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obots.txt.nse" xlink:type="simple">http-robots.txt.nse</text:a> </text:p>
          </table:table-cell>
          <table:table-cell table:style-name="ce1" table:formula="of:=LEFT([.A78];LEN([.A78])-5)" office:value-type="string" office:string-value="http-robots.txt" calcext:value-type="string">
            <text:p>http-robots.tx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hecks for disallowed entries in robots.txt</text:p>
          </table:table-cell>
          <table:table-cell table:formula="of:=&quot;#&quot; &amp; [.B78] &amp; &quot;: &quot; &amp; [.E78]" office:value-type="string" office:string-value="#http-robots.txt: checks for disallowed entries in robots.txt" calcext:value-type="string">
            <text:p>#http-robots.txt: checks for disallowed entries in robots.tx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obtex-reverse-ip.nse" xlink:type="simple">http-robtex-reverse-ip.nse</text:a> </text:p>
          </table:table-cell>
          <table:table-cell table:style-name="ce1" table:formula="of:=LEFT([.A79];LEN([.A79])-5)" office:value-type="string" office:string-value="http-robtex-reverse-ip" calcext:value-type="string">
            <text:p>http-robtex-reverse-ip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s up to 100 forward DNS for target IP by querying Robtex</text:p>
          </table:table-cell>
          <table:table-cell table:formula="of:=&quot;#&quot; &amp; [.B79] &amp; &quot;: &quot; &amp; [.E79]" office:value-type="string" office:string-value="#http-robtex-reverse-ip: Obtains up to 100 forward DNS for target IP by querying Robtex" calcext:value-type="string">
            <text:p>#http-robtex-reverse-ip: Obtains up to 100 forward DNS for target IP by querying Robtex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robtex-shared-ns.nse" xlink:type="simple">http-robtex-shared-ns.nse</text:a> </text:p>
          </table:table-cell>
          <table:table-cell table:style-name="ce1" table:formula="of:=LEFT([.A80];LEN([.A80])-5)" office:value-type="string" office:string-value="http-robtex-shared-ns" calcext:value-type="string">
            <text:p>http-robtex-shared-n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s up to 100 domain names which use same name server as target by querying Robtex</text:p>
          </table:table-cell>
          <table:table-cell table:formula="of:=&quot;#&quot; &amp; [.B80] &amp; &quot;: &quot; &amp; [.E80]" office:value-type="string" office:string-value="#http-robtex-shared-ns: Obtains up to 100 domain names which use same name server as target by querying Robtex" calcext:value-type="string">
            <text:p>#http-robtex-shared-ns: Obtains up to 100 domain names which use same name server as target by querying Robtex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ecurity-headers.nse" xlink:type="simple">http-security-headers.nse</text:a> </text:p>
          </table:table-cell>
          <table:table-cell table:style-name="ce1" table:formula="of:=LEFT([.A81];LEN([.A81])-5)" office:value-type="string" office:string-value="http-security-headers" calcext:value-type="string">
            <text:p>http-security-head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headers for security related headers (headers could be different by page, really best to analyze these per request through a proxy or other)</text:p>
          </table:table-cell>
          <table:table-cell table:formula="of:=&quot;#&quot; &amp; [.B81] &amp; &quot;: &quot; &amp; [.E81]" office:value-type="string" office:string-value="#http-security-headers: checks headers for security related headers (headers could be different by page, really best to analyze these per request through a proxy or other)" calcext:value-type="string">
            <text:p>#http-security-headers: checks headers for security related headers (headers could be different by page, really best to analyze these per request through a proxy or oth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erver-header.nse" xlink:type="simple">http-server-header.nse</text:a> </text:p>
          </table:table-cell>
          <table:table-cell table:style-name="ce1" table:formula="of:=LEFT([.A82];LEN([.A82])-5)" office:value-type="string" office:string-value="http-server-header" calcext:value-type="string">
            <text:p>http-server-heade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HTTP server header for missing version info (infeasible with version probes)</text:p>
          </table:table-cell>
          <table:table-cell table:formula="of:=&quot;#&quot; &amp; [.B82] &amp; &quot;: &quot; &amp; [.E82]" office:value-type="string" office:string-value="#http-server-header: HTTP server header for missing version info (infeasible with version probes)" calcext:value-type="string">
            <text:p>#http-server-header: HTTP server header for missing version info (infeasible with version prob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hellshock.nse" xlink:type="simple">http-shellshock.nse</text:a> </text:p>
          </table:table-cell>
          <table:table-cell table:style-name="ce1" table:formula="of:=LEFT([.A83];LEN([.A83])-5)" office:value-type="string" office:string-value="http-shellshock" calcext:value-type="string">
            <text:p>http-shellshock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ttempt to exploit CVE-2014-6271 and CVE-2014-7169 Shellshock vulnerability in web applications http-shellshock.uri=/</text:p>
          </table:table-cell>
          <table:table-cell table:formula="of:=&quot;#&quot; &amp; [.B83] &amp; &quot;: &quot; &amp; [.E83]" office:value-type="string" office:string-value="#http-shellshock: Attempt to exploit CVE-2014-6271 and CVE-2014-7169 Shellshock vulnerability in web applications http-shellshock.uri=/" calcext:value-type="string">
            <text:p>#http-shellshock: Attempt to exploit CVE-2014-6271 and CVE-2014-7169 Shellshock vulnerability in web applications http-shellshock.uri=/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itemap-generator.nse" xlink:type="simple">http-sitemap-generator.nse</text:a> </text:p>
          </table:table-cell>
          <table:table-cell table:style-name="ce1" table:formula="of:=LEFT([.A84];LEN([.A84])-5)" office:value-type="string" office:string-value="http-sitemap-generator" calcext:value-type="string">
            <text:p>http-sitemap-generator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pider site and display dir structure with number and types of files in each folder (dir brute force better)</text:p>
          </table:table-cell>
          <table:table-cell table:formula="of:=&quot;#&quot; &amp; [.B84] &amp; &quot;: &quot; &amp; [.E84]" office:value-type="string" office:string-value="#http-sitemap-generator: spider site and display dir structure with number and types of files in each folder (dir brute force better)" calcext:value-type="string">
            <text:p>#http-sitemap-generator: spider site and display dir structure with number and types of files in each folder (dir brute force bett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lowloris-check.nse" xlink:type="simple">http-slowloris-check.nse</text:a> </text:p>
          </table:table-cell>
          <table:table-cell table:style-name="ce1" table:formula="of:=LEFT([.A85];LEN([.A85])-5)" office:value-type="string" office:string-value="http-slowloris-check" calcext:value-type="string">
            <text:p>http-slowloris-check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Checks if vulnerable to Slowloris</text:p>
          </table:table-cell>
          <table:table-cell table:formula="of:=&quot;#&quot; &amp; [.B85] &amp; &quot;: &quot; &amp; [.E85]" office:value-type="string" office:string-value="#http-slowloris-check: (DoS) Checks if vulnerable to Slowloris" calcext:value-type="string">
            <text:p>#http-slowloris-check: (DoS) Checks if vulnerable to Slowlori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lowloris.nse" xlink:type="simple">http-slowloris.nse</text:a> </text:p>
          </table:table-cell>
          <table:table-cell table:style-name="ce1" table:formula="of:=LEFT([.A86];LEN([.A86])-5)" office:value-type="string" office:string-value="http-slowloris" calcext:value-type="string">
            <text:p>http-slowlori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(DoS) Execute a slowloris attack</text:p>
          </table:table-cell>
          <table:table-cell table:formula="of:=&quot;#&quot; &amp; [.B86] &amp; &quot;: &quot; &amp; [.E86]" office:value-type="string" office:string-value="#http-slowloris: (DoS) Execute a slowloris attack" calcext:value-type="string">
            <text:p>#http-slowloris: (DoS) Execute a slowloris attack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ql-injection.nse" xlink:type="simple">http-sql-injection.nse</text:a> </text:p>
          </table:table-cell>
          <table:table-cell table:style-name="ce1" table:formula="of:=LEFT([.A87];LEN([.A87])-5)" office:value-type="string" office:string-value="http-sql-injection" calcext:value-type="string">
            <text:p>http-sql-injectio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Very basic attempt to show SQL errors in forms. </text:p>
          </table:table-cell>
          <table:table-cell table:formula="of:=&quot;#&quot; &amp; [.B87] &amp; &quot;: &quot; &amp; [.E87]" office:value-type="string" office:string-value="#http-sql-injection: Very basic attempt to show SQL errors in forms. " calcext:value-type="string">
            <text:p>#http-sql-injection: Very basic attempt to show SQL errors in forms.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tored-xss.nse" xlink:type="simple">http-stored-xss.nse</text:a> </text:p>
          </table:table-cell>
          <table:table-cell table:style-name="ce1" table:formula="of:=LEFT([.A88];LEN([.A88])-5)" office:value-type="string" office:string-value="http-stored-xss" calcext:value-type="string">
            <text:p>http-stored-xss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Spiders forms, posts, and searches for stored XSS </text:p>
          </table:table-cell>
          <table:table-cell table:formula="of:=&quot;#&quot; &amp; [.B88] &amp; &quot;: &quot; &amp; [.E88]" office:value-type="string" office:string-value="#http-stored-xss: Spiders forms, posts, and searches for stored XSS " calcext:value-type="string">
            <text:p>#http-stored-xss: Spiders forms, posts, and searches for stored XSS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vn-enum.nse" xlink:type="simple">http-svn-enum.nse</text:a> </text:p>
          </table:table-cell>
          <table:table-cell table:style-name="ce1" table:formula="of:=LEFT([.A89];LEN([.A89])-5)" office:value-type="string" office:string-value="http-svn-enum" calcext:value-type="string">
            <text:p>http-svn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 users of Subversion repo by examining logs of recent commits</text:p>
          </table:table-cell>
          <table:table-cell table:formula="of:=&quot;#&quot; &amp; [.B89] &amp; &quot;: &quot; &amp; [.E89]" office:value-type="string" office:string-value="#http-svn-enum: Enum users of Subversion repo by examining logs of recent commits" calcext:value-type="string">
            <text:p>#http-svn-enum: Enum users of Subversion repo by examining logs of recent commi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svn-info.nse" xlink:type="simple">http-svn-info.nse</text:a> </text:p>
          </table:table-cell>
          <table:table-cell table:style-name="ce1" table:formula="of:=LEFT([.A90];LEN([.A90])-5)" office:value-type="string" office:string-value="http-svn-info" calcext:value-type="string">
            <text:p>http-svn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Requests information from subversion repo</text:p>
          </table:table-cell>
          <table:table-cell table:formula="of:=&quot;#&quot; &amp; [.B90] &amp; &quot;: &quot; &amp; [.E90]" office:value-type="string" office:string-value="#http-svn-info: Requests information from subversion repo" calcext:value-type="string">
            <text:p>#http-svn-info: Requests information from subversion repo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itle.nse" xlink:type="simple">http-title.nse</text:a> </text:p>
          </table:table-cell>
          <table:table-cell table:style-name="ce1" table:formula="of:=LEFT([.A91];LEN([.A91])-5)" office:value-type="string" office:string-value="http-title" calcext:value-type="string">
            <text:p>http-titl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hows the title of the default page of a web server</text:p>
          </table:table-cell>
          <table:table-cell table:formula="of:=&quot;#&quot; &amp; [.B91] &amp; &quot;: &quot; &amp; [.E91]" office:value-type="string" office:string-value="#http-title: Shows the title of the default page of a web server" calcext:value-type="string">
            <text:p>#http-title: Shows the title of the default page of a web serv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plink-dir-traversal.nse" xlink:type="simple">http-tplink-dir-traversal.nse</text:a> </text:p>
          </table:table-cell>
          <table:table-cell table:style-name="ce1" table:formula="of:=LEFT([.A92];LEN([.A92])-5)" office:value-type="string" office:string-value="http-tplink-dir-traversal" calcext:value-type="string">
            <text:p>http-tplink-dir-traversal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Exploit dirTrav in TP-Link wireless routers</text:p>
          </table:table-cell>
          <table:table-cell table:formula="of:=&quot;#&quot; &amp; [.B92] &amp; &quot;: &quot; &amp; [.E92]" office:value-type="string" office:string-value="#http-tplink-dir-traversal: Exploit dirTrav in TP-Link wireless routers" calcext:value-type="string">
            <text:p>#http-tplink-dir-traversal: Exploit dirTrav in TP-Link wireless rout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race.nse" xlink:type="simple">http-trace.nse</text:a> </text:p>
          </table:table-cell>
          <table:table-cell table:style-name="ce1" table:formula="of:=LEFT([.A93];LEN([.A93])-5)" office:value-type="string" office:string-value="http-trace" calcext:value-type="string">
            <text:p>http-trac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Identifies if TRACE is enabled</text:p>
          </table:table-cell>
          <table:table-cell table:formula="of:=&quot;#&quot; &amp; [.B93] &amp; &quot;: &quot; &amp; [.E93]" office:value-type="string" office:string-value="#http-trace: Identifies if TRACE is enabled" calcext:value-type="string">
            <text:p>#http-trace: Identifies if TRACE is enabl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raceroute.nse" xlink:type="simple">http-traceroute.nse</text:a> </text:p>
          </table:table-cell>
          <table:table-cell table:style-name="ce1" table:formula="of:=LEFT([.A94];LEN([.A94])-5)" office:value-type="string" office:string-value="http-traceroute" calcext:value-type="string">
            <text:p>http-traceroute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ct the presence of reverse proxies</text:p>
          </table:table-cell>
          <table:table-cell table:formula="of:=&quot;#&quot; &amp; [.B94] &amp; &quot;: &quot; &amp; [.E94]" office:value-type="string" office:string-value="#http-traceroute: Detect the presence of reverse proxies" calcext:value-type="string">
            <text:p>#http-traceroute: Detect the presence of reverse proxi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trane-info.nse" xlink:type="simple">http-trane-info.nse</text:a> </text:p>
          </table:table-cell>
          <table:table-cell table:style-name="ce1" table:formula="of:=LEFT([.A95];LEN([.A95])-5)" office:value-type="string" office:string-value="http-trane-info" calcext:value-type="string">
            <text:p>http-trane-info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Obtain info from HVAC equipment controllers</text:p>
          </table:table-cell>
          <table:table-cell table:formula="of:=&quot;#&quot; &amp; [.B95] &amp; &quot;: &quot; &amp; [.E95]" office:value-type="string" office:string-value="#http-trane-info: Obtain info from HVAC equipment controllers" calcext:value-type="string">
            <text:p>#http-trane-info: Obtain info from HVAC equipment controll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unsafe-output-escaping.nse" xlink:type="simple">http-unsafe-output-escaping.nse</text:a> </text:p>
          </table:table-cell>
          <table:table-cell table:style-name="ce1" table:formula="of:=LEFT([.A96];LEN([.A96])-5)" office:value-type="string" office:string-value="http-unsafe-output-escaping" calcext:value-type="string">
            <text:p>http-unsafe-output-escaping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fuzz parameters and checks to see if they are reflected</text:p>
          </table:table-cell>
          <table:table-cell table:formula="of:=&quot;#&quot; &amp; [.B96] &amp; &quot;: &quot; &amp; [.E96]" office:value-type="string" office:string-value="#http-unsafe-output-escaping: fuzz parameters and checks to see if they are reflected" calcext:value-type="string">
            <text:p>#http-unsafe-output-escaping: fuzz parameters and checks to see if they are reflect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useragent-tester.nse" xlink:type="simple">http-useragent-tester.nse</text:a> </text:p>
          </table:table-cell>
          <table:table-cell table:style-name="ce1" table:formula="of:=LEFT([.A97];LEN([.A97])-5)" office:value-type="string" office:string-value="http-useragent-tester" calcext:value-type="string">
            <text:p>http-useragent-tester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test for various tool UA headers to see if they are allowed or not (also see robots.txt)</text:p>
          </table:table-cell>
          <table:table-cell table:formula="of:=&quot;#&quot; &amp; [.B97] &amp; &quot;: &quot; &amp; [.E97]" office:value-type="string" office:string-value="#http-useragent-tester: test for various tool UA headers to see if they are allowed or not (also see robots.txt)" calcext:value-type="string">
            <text:p>#http-useragent-tester: test for various tool UA headers to see if they are allowed or not (also see robots.tx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userdir-enum.nse" xlink:type="simple">http-userdir-enum.nse</text:a> </text:p>
          </table:table-cell>
          <table:table-cell table:style-name="ce1" table:formula="of:=LEFT([.A98];LEN([.A98])-5)" office:value-type="string" office:string-value="http-userdir-enum" calcext:value-type="string">
            <text:p>http-userdir-enum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enum valid usernames on servers running mod_userdir module or similar enabled</text:p>
          </table:table-cell>
          <table:table-cell table:formula="of:=&quot;#&quot; &amp; [.B98] &amp; &quot;: &quot; &amp; [.E98]" office:value-type="string" office:string-value="#http-userdir-enum: attempt to enum valid usernames on servers running mod_userdir module or similar enabled" calcext:value-type="string">
            <text:p>#http-userdir-enum: attempt to enum valid usernames on servers running mod_userdir module or similar enable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hosts.nse" xlink:type="simple">http-vhosts.nse</text:a> </text:p>
          </table:table-cell>
          <table:table-cell table:style-name="ce1" table:formula="of:=LEFT([.A99];LEN([.A99])-5)" office:value-type="string" office:string-value="http-vhosts" calcext:value-type="string">
            <text:p>http-vhost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search for web virtual hostnames by sending HEAD requests</text:p>
          </table:table-cell>
          <table:table-cell table:formula="of:=&quot;#&quot; &amp; [.B99] &amp; &quot;: &quot; &amp; [.E99]" office:value-type="string" office:string-value="#http-vhosts: search for web virtual hostnames by sending HEAD requests" calcext:value-type="string">
            <text:p>#http-vhosts: search for web virtual hostnames by sending HEAD reques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irustotal.nse" xlink:type="simple">http-virustotal.nse</text:a> </text:p>
          </table:table-cell>
          <table:table-cell table:style-name="ce1" table:formula="of:=LEFT([.A100];LEN([.A100])-5)" office:value-type="string" office:string-value="http-virustotal" calcext:value-type="string">
            <text:p>http-virustotal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whether file has been determined as malware by Virustotal</text:p>
          </table:table-cell>
          <table:table-cell table:formula="of:=&quot;#&quot; &amp; [.B100] &amp; &quot;: &quot; &amp; [.E100]" office:value-type="string" office:string-value="#http-virustotal: Checks whether file has been determined as malware by Virustotal" calcext:value-type="string">
            <text:p>#http-virustotal: Checks whether file has been determined as malware by Virustot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lcstreamer-ls.nse" xlink:type="simple">http-vlcstreamer-ls.nse</text:a> </text:p>
          </table:table-cell>
          <table:table-cell table:style-name="ce1" table:formula="of:=LEFT([.A101];LEN([.A101])-5)" office:value-type="string" office:string-value="http-vlcstreamer-ls" calcext:value-type="string">
            <text:p>http-vlcstreamer-ls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Connects to a VLC Streamer helper service and lists dir contents</text:p>
          </table:table-cell>
          <table:table-cell table:formula="of:=&quot;#&quot; &amp; [.B101] &amp; &quot;: &quot; &amp; [.E101]" office:value-type="string" office:string-value="#http-vlcstreamer-ls: Connects to a VLC Streamer helper service and lists dir contents" calcext:value-type="string">
            <text:p>#http-vlcstreamer-ls: Connects to a VLC Streamer helper service and lists dir conten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mware-path-vuln.nse" xlink:type="simple">http-vmware-path-vuln.nse</text:a> </text:p>
          </table:table-cell>
          <table:table-cell table:style-name="ce1" table:formula="of:=LEFT([.A102];LEN([.A102])-5)" office:value-type="string" office:string-value="http-vmware-path-vuln" calcext:value-type="string">
            <text:p>http-vmware-path-vuln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hecks for dirTrav in VMWare ESX, ESXi, and Server (2009)</text:p>
          </table:table-cell>
          <table:table-cell table:formula="of:=&quot;#&quot; &amp; [.B102] &amp; &quot;: &quot; &amp; [.E102]" office:value-type="string" office:string-value="#http-vmware-path-vuln: Checks for dirTrav in VMWare ESX, ESXi, and Server (2009)" calcext:value-type="string">
            <text:p>#http-vmware-path-vuln: Checks for dirTrav in VMWare ESX, ESXi, and Server (2009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06-3392.nse" xlink:type="simple">http-vuln-cve2006-3392.nse</text:a> </text:p>
          </table:table-cell>
          <table:table-cell table:style-name="ce1" table:formula="of:=LEFT([.A103];LEN([.A103])-5)" office:value-type="string" office:string-value="http-vuln-cve2006-3392" calcext:value-type="string">
            <text:p>http-vuln-cve2006-3392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ebmin before 1.290 and Usermin before 1.220 file disclosure using %01</text:p>
          </table:table-cell>
          <table:table-cell table:formula="of:=&quot;#&quot; &amp; [.B103] &amp; &quot;: &quot; &amp; [.E103]" office:value-type="string" office:string-value="#http-vuln-cve2006-3392: Webmin before 1.290 and Usermin before 1.220 file disclosure using %01" calcext:value-type="string">
            <text:p>#http-vuln-cve2006-3392: Webmin before 1.290 and Usermin before 1.220 file disclosure using %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09-3960.nse" xlink:type="simple">http-vuln-cve2009-3960.nse</text:a> </text:p>
          </table:table-cell>
          <table:table-cell table:style-name="ce1" table:formula="of:=LEFT([.A104];LEN([.A104])-5)" office:value-type="string" office:string-value="http-vuln-cve2009-3960" calcext:value-type="string">
            <text:p>http-vuln-cve2009-3960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dobe XML External Entity Injection. Read local files in BlazeDS &lt;3.2, LiveCycle 8.0.1 8.2.1 and 9, LiveCycleData Services 2.5.1 2.6.1 and 3, Flex Data Service 2.0.1 and ColdFusion 7.0.2 8.0 8.0.1 and 9.0</text:p>
          </table:table-cell>
          <table:table-cell table:formula="of:=&quot;#&quot; &amp; [.B104] &amp; &quot;: &quot; &amp; [.E104]" office:value-type="string" office:string-value="#http-vuln-cve2009-3960: Adobe XML External Entity Injection. Read local files in BlazeDS &lt;3.2, LiveCycle 8.0.1 8.2.1 and 9, LiveCycleData Services 2.5.1 2.6.1 and 3, Flex Data Service 2.0.1 and ColdFusion 7.0.2 8.0 8.0.1 and 9.0" calcext:value-type="string">
            <text:p>#http-vuln-cve2009-3960: Adobe XML External Entity Injection. Read local files in BlazeDS &lt;3.2, LiveCycle 8.0.1 8.2.1 and 9, LiveCycleData Services 2.5.1 2.6.1 and 3, Flex Data Service 2.0.1 and ColdFusion 7.0.2 8.0 8.0.1 and 9.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0-0738.nse" xlink:type="simple">http-vuln-cve2010-0738.nse</text:a> </text:p>
          </table:table-cell>
          <table:table-cell table:style-name="ce1" table:formula="of:=LEFT([.A105];LEN([.A105])-5)" office:value-type="string" office:string-value="http-vuln-cve2010-0738" calcext:value-type="string">
            <text:p>http-vuln-cve2010-073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JBoss target is vulnerable to JMX console auth bypass via HEAD request</text:p>
          </table:table-cell>
          <table:table-cell table:formula="of:=&quot;#&quot; &amp; [.B105] &amp; &quot;: &quot; &amp; [.E105]" office:value-type="string" office:string-value="#http-vuln-cve2010-0738: JBoss target is vulnerable to JMX console auth bypass via HEAD request" calcext:value-type="string">
            <text:p>#http-vuln-cve2010-0738: JBoss target is vulnerable to JMX console auth bypass via HEAD reques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0-2861.nse" xlink:type="simple">http-vuln-cve2010-2861.nse</text:a> </text:p>
          </table:table-cell>
          <table:table-cell table:style-name="ce1" table:formula="of:=LEFT([.A106];LEN([.A106])-5)" office:value-type="string" office:string-value="http-vuln-cve2010-2861" calcext:value-type="string">
            <text:p>http-vuln-cve2010-286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ir trav against ColdFusion to grab password hash for admin, use hidden salt to crate SHA1 hash and authenticate as admin (ColdFusion pass the hash)</text:p>
          </table:table-cell>
          <table:table-cell table:formula="of:=&quot;#&quot; &amp; [.B106] &amp; &quot;: &quot; &amp; [.E106]" office:value-type="string" office:string-value="#http-vuln-cve2010-2861: Dir trav against ColdFusion to grab password hash for admin, use hidden salt to crate SHA1 hash and authenticate as admin (ColdFusion pass the hash)" calcext:value-type="string">
            <text:p>#http-vuln-cve2010-2861: Dir trav against ColdFusion to grab password hash for admin, use hidden salt to crate SHA1 hash and authenticate as admin (ColdFusion pass the hash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1-3192.nse" xlink:type="simple">http-vuln-cve2011-3192.nse</text:a> </text:p>
          </table:table-cell>
          <table:table-cell table:style-name="ce1" table:formula="of:=LEFT([.A107];LEN([.A107])-5)" office:value-type="string" office:string-value="http-vuln-cve2011-3192" calcext:value-type="string">
            <text:p>http-vuln-cve2011-3192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Denial of service against Apache handling multiple overlapping/simple ranges of a page</text:p>
          </table:table-cell>
          <table:table-cell table:formula="of:=&quot;#&quot; &amp; [.B107] &amp; &quot;: &quot; &amp; [.E107]" office:value-type="string" office:string-value="#http-vuln-cve2011-3192: Denial of service against Apache handling multiple overlapping/simple ranges of a page" calcext:value-type="string">
            <text:p>#http-vuln-cve2011-3192: Denial of service against Apache handling multiple overlapping/simple ranges of a pag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1-3368.nse" xlink:type="simple">http-vuln-cve2011-3368.nse</text:a> </text:p>
          </table:table-cell>
          <table:table-cell table:style-name="ce1" table:formula="of:=LEFT([.A108];LEN([.A108])-5)" office:value-type="string" office:string-value="http-vuln-cve2011-3368" calcext:value-type="string">
            <text:p>http-vuln-cve2011-336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everse Proxy Bypass vuln in Apache. Loopback test, internal hosts test, <text:s/>external website test</text:p>
          </table:table-cell>
          <table:table-cell table:formula="of:=&quot;#&quot; &amp; [.B108] &amp; &quot;: &quot; &amp; [.E108]" office:value-type="string" office:string-value="#http-vuln-cve2011-3368: Reverse Proxy Bypass vuln in Apache. Loopback test, internal hosts test,  external website test" calcext:value-type="string">
            <text:p>#http-vuln-cve2011-3368: Reverse Proxy Bypass vuln in Apache. Loopback test, internal hosts test, <text:s/>external website tes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2-1823.nse" xlink:type="simple">http-vuln-cve2012-1823.nse</text:a> </text:p>
          </table:table-cell>
          <table:table-cell table:style-name="ce1" table:formula="of:=LEFT([.A109];LEN([.A109])-5)" office:value-type="string" office:string-value="http-vuln-cve2012-1823" calcext:value-type="string">
            <text:p>http-vuln-cve2012-1823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PHP-CGI installations that are vuln to this cve. Retrieve source code and execute code. append multiple ?</text:p>
          </table:table-cell>
          <table:table-cell table:formula="of:=&quot;#&quot; &amp; [.B109] &amp; &quot;: &quot; &amp; [.E109]" office:value-type="string" office:string-value="#http-vuln-cve2012-1823: PHP-CGI installations that are vuln to this cve. Retrieve source code and execute code. append multiple ?" calcext:value-type="string">
            <text:p>#http-vuln-cve2012-1823: PHP-CGI installations that are vuln to this cve. Retrieve source code and execute code. append multiple ?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3-0156.nse" xlink:type="simple">http-vuln-cve2013-0156.nse</text:a> </text:p>
          </table:table-cell>
          <table:table-cell table:style-name="ce1" table:formula="of:=LEFT([.A110];LEN([.A110])-5)" office:value-type="string" office:string-value="http-vuln-cve2013-0156" calcext:value-type="string">
            <text:p>http-vuln-cve2013-0156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uby on Rails object injection, remote command exec, and DoS. All Ruby &lt; 2.3.15, 3.0.x - 3.0.19, 3.1.x - 3.1.10, and 3.2.x - 3.2.11 are vuln. If 500 response, likely vulnerable</text:p>
          </table:table-cell>
          <table:table-cell table:formula="of:=&quot;#&quot; &amp; [.B110] &amp; &quot;: &quot; &amp; [.E110]" office:value-type="string" office:string-value="#http-vuln-cve2013-0156: Ruby on Rails object injection, remote command exec, and DoS. All Ruby &lt; 2.3.15, 3.0.x - 3.0.19, 3.1.x - 3.1.10, and 3.2.x - 3.2.11 are vuln. If 500 response, likely vulnerable" calcext:value-type="string">
            <text:p>#http-vuln-cve2013-0156: Ruby on Rails object injection, remote command exec, and DoS. All Ruby &lt; 2.3.15, 3.0.x - 3.0.19, 3.1.x - 3.1.10, and 3.2.x - 3.2.11 are vuln. If 500 response, likely vulnerab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3-6786.nse" xlink:type="simple">http-vuln-cve2013-6786.nse</text:a> </text:p>
          </table:table-cell>
          <table:table-cell table:style-name="ce1" table:formula="of:=LEFT([.A111];LEN([.A111])-5)" office:value-type="string" office:string-value="http-vuln-cve2013-6786" calcext:value-type="string">
            <text:p>http-vuln-cve2013-6786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URL redirection and reflected XSS vuln in Allegro RomPager</text:p>
          </table:table-cell>
          <table:table-cell table:formula="of:=&quot;#&quot; &amp; [.B111] &amp; &quot;: &quot; &amp; [.E111]" office:value-type="string" office:string-value="#http-vuln-cve2013-6786: URL redirection and reflected XSS vuln in Allegro RomPager" calcext:value-type="string">
            <text:p>#http-vuln-cve2013-6786: URL redirection and reflected XSS vuln in Allegro RomPag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3-7091.nse" xlink:type="simple">http-vuln-cve2013-7091.nse</text:a> </text:p>
          </table:table-cell>
          <table:table-cell table:style-name="ce1" table:formula="of:=LEFT([.A112];LEN([.A112])-5)" office:value-type="string" office:string-value="http-vuln-cve2013-7091" calcext:value-type="string">
            <text:p>http-vuln-cve2013-7091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Zimbra 7.2.6 local file inclusion</text:p>
          </table:table-cell>
          <table:table-cell table:formula="of:=&quot;#&quot; &amp; [.B112] &amp; &quot;: &quot; &amp; [.E112]" office:value-type="string" office:string-value="#http-vuln-cve2013-7091: Zimbra 7.2.6 local file inclusion" calcext:value-type="string">
            <text:p>#http-vuln-cve2013-7091: Zimbra 7.2.6 local file inclus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2126.nse" xlink:type="simple">http-vuln-cve2014-2126.nse</text:a> </text:p>
          </table:table-cell>
          <table:table-cell table:style-name="ce1" table:formula="of:=LEFT([.A113];LEN([.A113])-5)" office:value-type="string" office:string-value="http-vuln-cve2014-2126" calcext:value-type="string">
            <text:p>http-vuln-cve2014-2126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ASDM Priv Esc</text:p>
          </table:table-cell>
          <table:table-cell table:formula="of:=&quot;#&quot; &amp; [.B113] &amp; &quot;: &quot; &amp; [.E113]" office:value-type="string" office:string-value="#http-vuln-cve2014-2126: Cisco ASA ASDM Priv Esc" calcext:value-type="string">
            <text:p>#http-vuln-cve2014-2126: Cisco ASA ASDM Priv Es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2127.nse" xlink:type="simple">http-vuln-cve2014-2127.nse</text:a> </text:p>
          </table:table-cell>
          <table:table-cell table:style-name="ce1" table:formula="of:=LEFT([.A114];LEN([.A114])-5)" office:value-type="string" office:string-value="http-vuln-cve2014-2127" calcext:value-type="string">
            <text:p>http-vuln-cve2014-212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ASDM Priv Esc</text:p>
          </table:table-cell>
          <table:table-cell table:formula="of:=&quot;#&quot; &amp; [.B114] &amp; &quot;: &quot; &amp; [.E114]" office:value-type="string" office:string-value="#http-vuln-cve2014-2127: Cisco ASA ASDM Priv Esc" calcext:value-type="string">
            <text:p>#http-vuln-cve2014-2127: Cisco ASA ASDM Priv Es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2128.nse" xlink:type="simple">http-vuln-cve2014-2128.nse</text:a> </text:p>
          </table:table-cell>
          <table:table-cell table:style-name="ce1" table:formula="of:=LEFT([.A115];LEN([.A115])-5)" office:value-type="string" office:string-value="http-vuln-cve2014-2128" calcext:value-type="string">
            <text:p>http-vuln-cve2014-212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Cisco ASA SSL VPN Auth bypass</text:p>
          </table:table-cell>
          <table:table-cell table:formula="of:=&quot;#&quot; &amp; [.B115] &amp; &quot;: &quot; &amp; [.E115]" office:value-type="string" office:string-value="#http-vuln-cve2014-2128: Cisco ASA SSL VPN Auth bypass" calcext:value-type="string">
            <text:p>#http-vuln-cve2014-2128: Cisco ASA SSL VPN Auth bypas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2129.nse" xlink:type="simple">http-vuln-cve2014-2129.nse</text:a> </text:p>
          </table:table-cell>
          <table:table-cell table:style-name="ce1" table:formula="of:=LEFT([.A116];LEN([.A116])-5)" office:value-type="string" office:string-value="http-vuln-cve2014-2129" calcext:value-type="string">
            <text:p>http-vuln-cve2014-2129</text:p>
          </table:table-cell>
          <table:table-cell office:value-type="string" calcext:value-type="string">
            <text:p>httpVulns (turned off)</text:p>
          </table:table-cell>
          <table:table-cell/>
          <table:table-cell office:value-type="string" calcext:value-type="string">
            <text:p>Cisco ASA DoS</text:p>
          </table:table-cell>
          <table:table-cell table:formula="of:=&quot;#&quot; &amp; [.B116] &amp; &quot;: &quot; &amp; [.E116]" office:value-type="string" office:string-value="#http-vuln-cve2014-2129: Cisco ASA DoS" calcext:value-type="string">
            <text:p>#http-vuln-cve2014-2129: Cisco ASA Do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3704.nse" xlink:type="simple">http-vuln-cve2014-3704.nse</text:a> </text:p>
          </table:table-cell>
          <table:table-cell table:style-name="ce1" table:formula="of:=LEFT([.A117];LEN([.A117])-5)" office:value-type="string" office:string-value="http-vuln-cve2014-3704" calcext:value-type="string">
            <text:p>http-vuln-cve2014-3704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Drupalgeddon &lt; 7.32, injects new admin and attempt to log in</text:p>
          </table:table-cell>
          <table:table-cell table:formula="of:=&quot;#&quot; &amp; [.B117] &amp; &quot;: &quot; &amp; [.E117]" office:value-type="string" office:string-value="#http-vuln-cve2014-3704: Drupalgeddon &lt; 7.32, injects new admin and attempt to log in" calcext:value-type="string">
            <text:p>#http-vuln-cve2014-3704: Drupalgeddon &lt; 7.32, injects new admin and attempt to log i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4-8877.nse" xlink:type="simple">http-vuln-cve2014-8877.nse</text:a> </text:p>
          </table:table-cell>
          <table:table-cell table:style-name="ce1" table:formula="of:=LEFT([.A118];LEN([.A118])-5)" office:value-type="string" office:string-value="http-vuln-cve2014-8877" calcext:value-type="string">
            <text:p>http-vuln-cve2014-887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ordpress CM Download Manager plugin &lt;= 2.0.0 remote code injection</text:p>
          </table:table-cell>
          <table:table-cell table:formula="of:=&quot;#&quot; &amp; [.B118] &amp; &quot;: &quot; &amp; [.E118]" office:value-type="string" office:string-value="#http-vuln-cve2014-8877: Wordpress CM Download Manager plugin &lt;= 2.0.0 remote code injection" calcext:value-type="string">
            <text:p>#http-vuln-cve2014-8877: Wordpress CM Download Manager plugin &lt;= 2.0.0 remote code inject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5-1427.nse" xlink:type="simple">http-vuln-cve2015-1427.nse</text:a> </text:p>
          </table:table-cell>
          <table:table-cell table:style-name="ce1" table:formula="of:=LEFT([.A119];LEN([.A119])-5)" office:value-type="string" office:string-value="http-vuln-cve2015-1427" calcext:value-type="string">
            <text:p>http-vuln-cve2015-142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Elasticsearch 1.3.0-1.3.7 1.4.0-1.4.2 RCE in groovy</text:p>
          </table:table-cell>
          <table:table-cell table:formula="of:=&quot;#&quot; &amp; [.B119] &amp; &quot;: &quot; &amp; [.E119]" office:value-type="string" office:string-value="#http-vuln-cve2015-1427: Elasticsearch 1.3.0-1.3.7 1.4.0-1.4.2 RCE in groovy" calcext:value-type="string">
            <text:p>#http-vuln-cve2015-1427: Elasticsearch 1.3.0-1.3.7 1.4.0-1.4.2 RCE in groov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5-1635.nse" xlink:type="simple">http-vuln-cve2015-1635.nse</text:a> </text:p>
          </table:table-cell>
          <table:table-cell table:style-name="ce1" table:formula="of:=LEFT([.A120];LEN([.A120])-5)" office:value-type="string" office:string-value="http-vuln-cve2015-1635" calcext:value-type="string">
            <text:p>http-vuln-cve2015-1635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CE in Windows Systems. HTTP request with no impact on the system to detect. Win 7,8,8.1 and server 2012,2012R2</text:p>
          </table:table-cell>
          <table:table-cell table:formula="of:=&quot;#&quot; &amp; [.B120] &amp; &quot;: &quot; &amp; [.E120]" office:value-type="string" office:string-value="#http-vuln-cve2015-1635: RCE in Windows Systems. HTTP request with no impact on the system to detect. Win 7,8,8.1 and server 2012,2012R2" calcext:value-type="string">
            <text:p>#http-vuln-cve2015-1635: RCE in Windows Systems. HTTP request with no impact on the system to detect. Win 7,8,8.1 and server 2012,2012R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7-1001000.nse" xlink:type="simple">http-vuln-cve2017-1001000.nse</text:a> </text:p>
          </table:table-cell>
          <table:table-cell table:style-name="ce1" table:formula="of:=LEFT([.A121];LEN([.A121])-5)" office:value-type="string" office:string-value="http-vuln-cve2017-1001000" calcext:value-type="string">
            <text:p>http-vuln-cve2017-1001000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ordpress 4.7.0 4.7.1 priv esc</text:p>
          </table:table-cell>
          <table:table-cell table:formula="of:=&quot;#&quot; &amp; [.B121] &amp; &quot;: &quot; &amp; [.E121]" office:value-type="string" office:string-value="#http-vuln-cve2017-1001000: Wordpress 4.7.0 4.7.1 priv esc" calcext:value-type="string">
            <text:p>#http-vuln-cve2017-1001000: Wordpress 4.7.0 4.7.1 priv es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7-5638.nse" xlink:type="simple">http-vuln-cve2017-5638.nse</text:a> </text:p>
          </table:table-cell>
          <table:table-cell table:style-name="ce1" table:formula="of:=LEFT([.A122];LEN([.A122])-5)" office:value-type="string" office:string-value="http-vuln-cve2017-5638" calcext:value-type="string">
            <text:p>http-vuln-cve2017-5638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Apache Struts RCE</text:p>
          </table:table-cell>
          <table:table-cell table:formula="of:=&quot;#&quot; &amp; [.B122] &amp; &quot;: &quot; &amp; [.E122]" office:value-type="string" office:string-value="#http-vuln-cve2017-5638: Apache Struts RCE" calcext:value-type="string">
            <text:p>#http-vuln-cve2017-5638: Apache Struts RC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7-5689.nse" xlink:type="simple">http-vuln-cve2017-5689.nse</text:a> </text:p>
          </table:table-cell>
          <table:table-cell table:style-name="ce1" table:formula="of:=LEFT([.A123];LEN([.A123])-5)" office:value-type="string" office:string-value="http-vuln-cve2017-5689" calcext:value-type="string">
            <text:p>http-vuln-cve2017-5689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Intel AMT priv esc</text:p>
          </table:table-cell>
          <table:table-cell table:formula="of:=&quot;#&quot; &amp; [.B123] &amp; &quot;: &quot; &amp; [.E123]" office:value-type="string" office:string-value="#http-vuln-cve2017-5689: Intel AMT priv esc" calcext:value-type="string">
            <text:p>#http-vuln-cve2017-5689: Intel AMT priv es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cve2017-8917.nse" xlink:type="simple">http-vuln-cve2017-8917.nse</text:a> </text:p>
          </table:table-cell>
          <table:table-cell table:style-name="ce1" table:formula="of:=LEFT([.A124];LEN([.A124])-5)" office:value-type="string" office:string-value="http-vuln-cve2017-8917" calcext:value-type="string">
            <text:p>http-vuln-cve2017-8917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Joomla 3.7 - 3.7.1 SQLi</text:p>
          </table:table-cell>
          <table:table-cell table:formula="of:=&quot;#&quot; &amp; [.B124] &amp; &quot;: &quot; &amp; [.E124]" office:value-type="string" office:string-value="#http-vuln-cve2017-8917: Joomla 3.7 - 3.7.1 SQLi" calcext:value-type="string">
            <text:p>#http-vuln-cve2017-8917: Joomla 3.7 - 3.7.1 SQLi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misfortune-cookie.nse" xlink:type="simple">http-vuln-misfortune-cookie.nse</text:a> </text:p>
          </table:table-cell>
          <table:table-cell table:style-name="ce1" table:formula="of:=LEFT([.A125];LEN([.A125])-5)" office:value-type="string" office:string-value="http-vuln-misfortune-cookie" calcext:value-type="string">
            <text:p>http-vuln-misfortune-cookie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RomPager 4.07 Misfortune Cookie RCE</text:p>
          </table:table-cell>
          <table:table-cell table:formula="of:=&quot;#&quot; &amp; [.B125] &amp; &quot;: &quot; &amp; [.E125]" office:value-type="string" office:string-value="#http-vuln-misfortune-cookie: RomPager 4.07 Misfortune Cookie RCE" calcext:value-type="string">
            <text:p>#http-vuln-misfortune-cookie: RomPager 4.07 Misfortune Cookie RC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vuln-wnr1000-creds.nse" xlink:type="simple">http-vuln-wnr1000-creds.nse</text:a> </text:p>
          </table:table-cell>
          <table:table-cell table:style-name="ce1" table:formula="of:=LEFT([.A126];LEN([.A126])-5)" office:value-type="string" office:string-value="http-vuln-wnr1000-creds" calcext:value-type="string">
            <text:p>http-vuln-wnr1000-creds</text:p>
          </table:table-cell>
          <table:table-cell office:value-type="string" calcext:value-type="string">
            <text:p>httpVulns</text:p>
          </table:table-cell>
          <table:table-cell/>
          <table:table-cell office:value-type="string" calcext:value-type="string">
            <text:p>WNR admin creds 1.0.260_60-0.86 and 1.0.2.54_60.0.82</text:p>
          </table:table-cell>
          <table:table-cell table:formula="of:=&quot;#&quot; &amp; [.B126] &amp; &quot;: &quot; &amp; [.E126]" office:value-type="string" office:string-value="#http-vuln-wnr1000-creds: WNR admin creds 1.0.260_60-0.86 and 1.0.2.54_60.0.82" calcext:value-type="string">
            <text:p>#http-vuln-wnr1000-creds: WNR admin creds 1.0.260_60-0.86 and 1.0.2.54_60.0.8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af-detect.nse" xlink:type="simple">http-waf-detect.nse</text:a> </text:p>
          </table:table-cell>
          <table:table-cell table:style-name="ce1" table:formula="of:=LEFT([.A127];LEN([.A127])-5)" office:value-type="string" office:string-value="http-waf-detect" calcext:value-type="string">
            <text:p>http-waf-detec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detect IPS/IDS/WAF. args: aggro,uri,detectBodyChanges</text:p>
          </table:table-cell>
          <table:table-cell table:formula="of:=&quot;#&quot; &amp; [.B127] &amp; &quot;: &quot; &amp; [.E127]" office:value-type="string" office:string-value="#http-waf-detect: attempt to detect IPS/IDS/WAF. args: aggro,uri,detectBodyChanges" calcext:value-type="string">
            <text:p>#http-waf-detect: attempt to detect IPS/IDS/WAF. args: aggro,uri,detectBodyChang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af-fingerprint.nse" xlink:type="simple">http-waf-fingerprint.nse</text:a> </text:p>
          </table:table-cell>
          <table:table-cell table:style-name="ce1" table:formula="of:=LEFT([.A128];LEN([.A128])-5)" office:value-type="string" office:string-value="http-waf-fingerprint" calcext:value-type="string">
            <text:p>http-waf-fingerprint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attempt to fingerprint WAF if exists. args: intensive=1</text:p>
          </table:table-cell>
          <table:table-cell table:formula="of:=&quot;#&quot; &amp; [.B128] &amp; &quot;: &quot; &amp; [.E128]" office:value-type="string" office:string-value="#http-waf-fingerprint: attempt to fingerprint WAF if exists. args: intensive=1" calcext:value-type="string">
            <text:p>#http-waf-fingerprint: attempt to fingerprint WAF if exists. args: intensive=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ebdav-scan.nse" xlink:type="simple">http-webdav-scan.nse</text:a> </text:p>
          </table:table-cell>
          <table:table-cell table:style-name="ce1" table:formula="of:=LEFT([.A129];LEN([.A129])-5)" office:value-type="string" office:string-value="http-webdav-scan" calcext:value-type="string">
            <text:p>http-webdav-scan</text:p>
          </table:table-cell>
          <table:table-cell office:value-type="string" calcext:value-type="string">
            <text:p>webRecon</text:p>
          </table:table-cell>
          <table:table-cell/>
          <table:table-cell office:value-type="string" calcext:value-type="string">
            <text:p>detect WebDAV installations using OPTIONS and PROPFIND methods</text:p>
          </table:table-cell>
          <table:table-cell table:formula="of:=&quot;#&quot; &amp; [.B129] &amp; &quot;: &quot; &amp; [.E129]" office:value-type="string" office:string-value="#http-webdav-scan: detect WebDAV installations using OPTIONS and PROPFIND methods" calcext:value-type="string">
            <text:p>#http-webdav-scan: detect WebDAV installations using OPTIONS and PROPFIND method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ordpress-brute.nse" xlink:type="simple">http-wordpress-brute.nse</text:a> </text:p>
          </table:table-cell>
          <table:table-cell table:style-name="ce1" table:formula="of:=LEFT([.A130];LEN([.A130])-5)" office:value-type="string" office:string-value="http-wordpress-brute" calcext:value-type="string">
            <text:p>http-wordpress-brute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wordpress auth</text:p>
          </table:table-cell>
          <table:table-cell table:formula="of:=&quot;#&quot; &amp; [.B130] &amp; &quot;: &quot; &amp; [.E130]" office:value-type="string" office:string-value="#http-wordpress-brute: Brute wordpress auth" calcext:value-type="string">
            <text:p>#http-wordpress-brute: Brute wordpress au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ordpress-enum.nse" xlink:type="simple">http-wordpress-enum.nse</text:a> </text:p>
          </table:table-cell>
          <table:table-cell table:style-name="ce1" table:formula="of:=LEFT([.A131];LEN([.A131])-5)" office:value-type="string" office:string-value="http-wordpress-enum" calcext:value-type="string">
            <text:p>http-wordpress-enum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Brute wordpress themes/plugins</text:p>
          </table:table-cell>
          <table:table-cell table:formula="of:=&quot;#&quot; &amp; [.B131] &amp; &quot;: &quot; &amp; [.E131]" office:value-type="string" office:string-value="#http-wordpress-enum: Brute wordpress themes/plugins" calcext:value-type="string">
            <text:p>#http-wordpress-enum: Brute wordpress themes/plugin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wordpress-users.nse" xlink:type="simple">http-wordpress-users.nse</text:a> </text:p>
          </table:table-cell>
          <table:table-cell table:style-name="ce1" table:formula="of:=LEFT([.A132];LEN([.A132])-5)" office:value-type="string" office:string-value="http-wordpress-users" calcext:value-type="string">
            <text:p>http-wordpress-users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Enum wordpress users</text:p>
          </table:table-cell>
          <table:table-cell table:formula="of:=&quot;#&quot; &amp; [.B132] &amp; &quot;: &quot; &amp; [.E132]" office:value-type="string" office:string-value="#http-wordpress-users: Enum wordpress users" calcext:value-type="string">
            <text:p>#http-wordpress-users: Enum wordpress us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-xssed.nse" xlink:type="simple">http-xssed.nse</text:a> </text:p>
          </table:table-cell>
          <table:table-cell table:style-name="ce1" table:formula="of:=LEFT([.A133];LEN([.A133])-5)" office:value-type="string" office:string-value="http-xssed" calcext:value-type="string">
            <text:p>http-xssed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Searches xssed.com database and outputs results</text:p>
          </table:table-cell>
          <table:table-cell table:formula="of:=&quot;#&quot; &amp; [.B133] &amp; &quot;: &quot; &amp; [.E133]" office:value-type="string" office:string-value="#http-xssed: Searches xssed.com database and outputs results" calcext:value-type="string">
            <text:p>#http-xssed: Searches xssed.com database and outputs resul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github.com/nmap/nmap/blob/master/scripts/https-redirect.nse" xlink:type="simple">https-redirect.nse</text:a> </text:p>
          </table:table-cell>
          <table:table-cell table:style-name="ce1" table:formula="of:=LEFT([.A134];LEN([.A134])-5)" office:value-type="string" office:string-value="https-redirect" calcext:value-type="string">
            <text:p>https-redirect</text:p>
          </table:table-cell>
          <table:table-cell office:value-type="string" calcext:value-type="string">
            <text:p>webRecon (turned off)</text:p>
          </table:table-cell>
          <table:table-cell/>
          <table:table-cell office:value-type="string" calcext:value-type="string">
            <text:p>Checks for HTTP redirects to HTTPS on same port</text:p>
          </table:table-cell>
          <table:table-cell table:formula="of:=&quot;#&quot; &amp; [.B134] &amp; &quot;: &quot; &amp; [.E134]" office:value-type="string" office:string-value="#https-redirect: Checks for HTTP redirects to HTTPS on same port" calcext:value-type="string">
            <text:p>#https-redirect: Checks for HTTP redirects to HTTPS on same por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nfs-ls.nse" xlink:type="simple">nfs-ls.nse</text:a></text:p>
          </table:table-cell>
          <table:table-cell table:style-name="ce1" table:formula="of:=LEFT([.A135];LEN([.A135])-4)" office:value-type="string" office:string-value="nfs-ls" calcext:value-type="string">
            <text:p>nfs-ls</text:p>
          </table:table-cell>
          <table:table-cell table:style-name="ce4" office:value-type="string" calcext:value-type="string">
            <text:p>nfsRecon</text:p>
          </table:table-cell>
          <table:table-cell/>
          <table:table-cell office:value-type="string" calcext:value-type="string">
            <text:p>Attempts to get useful info about files from NFS Exports</text:p>
          </table:table-cell>
          <table:table-cell table:formula="of:=&quot;#&quot; &amp; [.B135] &amp; &quot;: &quot; &amp; [.E135]" office:value-type="string" office:string-value="#nfs-ls: Attempts to get useful info about files from NFS Exports" calcext:value-type="string">
            <text:p>#nfs-ls: Attempts to get useful info about files from NFS Export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nfs-showmount.nse" xlink:type="simple">nfs-showmount.nse</text:a></text:p>
          </table:table-cell>
          <table:table-cell table:style-name="ce1" table:formula="of:=LEFT([.A136];LEN([.A136])-4)" office:value-type="string" office:string-value="nfs-showmount" calcext:value-type="string">
            <text:p>nfs-showmount</text:p>
          </table:table-cell>
          <table:table-cell table:style-name="ce4" office:value-type="string" calcext:value-type="string">
            <text:p>nfsRecon</text:p>
          </table:table-cell>
          <table:table-cell table:style-name="ce4"/>
          <table:table-cell office:value-type="string" calcext:value-type="string">
            <text:p>Show NFS explorts like ‘showmount -e’</text:p>
          </table:table-cell>
          <table:table-cell table:formula="of:=&quot;#&quot; &amp; [.B136] &amp; &quot;: &quot; &amp; [.E136]" office:value-type="string" office:string-value="#nfs-showmount: Show NFS explorts like ‘showmount -e’" calcext:value-type="string">
            <text:p>#nfs-showmount: Show NFS explorts like ‘showmount -e’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nfs-statfs.nse" xlink:type="simple">nfs-statfs.nse</text:a></text:p>
          </table:table-cell>
          <table:table-cell table:style-name="ce1" table:formula="of:=LEFT([.A137];LEN([.A137])-4)" office:value-type="string" office:string-value="nfs-statfs" calcext:value-type="string">
            <text:p>nfs-statfs</text:p>
          </table:table-cell>
          <table:table-cell table:style-name="ce4" office:value-type="string" calcext:value-type="string">
            <text:p>nfsRecon</text:p>
          </table:table-cell>
          <table:table-cell/>
          <table:table-cell office:value-type="string" calcext:value-type="string">
            <text:p>Retrieves disk space from NFS like ‘df’</text:p>
          </table:table-cell>
          <table:table-cell table:formula="of:=&quot;#&quot; &amp; [.B137] &amp; &quot;: &quot; &amp; [.E137]" office:value-type="string" office:string-value="#nfs-statfs: Retrieves disk space from NFS like ‘df’" calcext:value-type="string">
            <text:p>#nfs-statfs: Retrieves disk space from NFS like ‘df’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anon.nse" xlink:type="simple">ftp-anon.nse</text:a></text:p>
          </table:table-cell>
          <table:table-cell table:style-name="ce1" table:formula="of:=LEFT([.A138];LEN([.A138])-4)" office:value-type="string" office:string-value="ftp-anon" calcext:value-type="string">
            <text:p>ftp-anon</text:p>
          </table:table-cell>
          <table:table-cell table:style-name="ce4" office:value-type="string" calcext:value-type="string">
            <text:p>ftpRecon</text:p>
          </table:table-cell>
          <table:table-cell/>
          <table:table-cell office:value-type="string" calcext:value-type="string">
            <text:p>checks if FTP server allows anonymous logins, if so, get a dir listing</text:p>
          </table:table-cell>
          <table:table-cell table:formula="of:=&quot;#&quot; &amp; [.B138] &amp; &quot;: &quot; &amp; [.E138]" office:value-type="string" office:string-value="#ftp-anon: checks if FTP server allows anonymous logins, if so, get a dir listing" calcext:value-type="string">
            <text:p>#ftp-anon: checks if FTP server allows anonymous logins, if so, get a dir listi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bounce.nse" xlink:type="simple">ftp-bounce.nse</text:a></text:p>
          </table:table-cell>
          <table:table-cell table:style-name="ce1" table:formula="of:=LEFT([.A139];LEN([.A139])-4)" office:value-type="string" office:string-value="ftp-bounce" calcext:value-type="string">
            <text:p>ftp-bounce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s if FTP server allows port scanning using the FTP bounce method, see https://en.wikipedia.org/wiki/FTP_bounce_attack</text:p>
          </table:table-cell>
          <table:table-cell table:formula="of:=&quot;#&quot; &amp; [.B139] &amp; &quot;: &quot; &amp; [.E139]" office:value-type="string" office:string-value="#ftp-bounce: checks if FTP server allows port scanning using the FTP bounce method, see https://en.wikipedia.org/wiki/FTP_bounce_attack" calcext:value-type="string">
            <text:p>#ftp-bounce: checks if FTP server allows port scanning using the FTP bounce method, see https://en.wikipedia.org/wiki/FTP_bounce_attack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brute.nse" xlink:type="simple">ftp-brute.nse</text:a></text:p>
          </table:table-cell>
          <table:table-cell table:style-name="ce1" table:formula="of:=LEFT([.A140];LEN([.A140])-4)" office:value-type="string" office:string-value="ftp-brute" calcext:value-type="string">
            <text:p>ftp-brute</text:p>
          </table:table-cell>
          <table:table-cell table:style-name="ce4" office:value-type="string" calcext:value-type="string">
            <text:p>ftpRecon (turned off)</text:p>
          </table:table-cell>
          <table:table-cell/>
          <table:table-cell office:value-type="string" calcext:value-type="string">
            <text:p>perform brute force against FTP</text:p>
          </table:table-cell>
          <table:table-cell table:formula="of:=&quot;#&quot; &amp; [.B140] &amp; &quot;: &quot; &amp; [.E140]" office:value-type="string" office:string-value="#ftp-brute: perform brute force against FTP" calcext:value-type="string">
            <text:p>#ftp-brute: perform brute force against FTP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libopie.nse" xlink:type="simple">ftp-libopie.nse</text:a></text:p>
          </table:table-cell>
          <table:table-cell table:style-name="ce1" table:formula="of:=LEFT([.A141];LEN([.A141])-4)" office:value-type="string" office:string-value="ftp-libopie" calcext:value-type="string">
            <text:p>ftp-libopie</text:p>
          </table:table-cell>
          <table:table-cell table:style-name="ce4" office:value-type="string" calcext:value-type="string">
            <text:p>ftpRecon (turned off)</text:p>
          </table:table-cell>
          <table:table-cell table:style-name="ce4"/>
          <table:table-cell office:value-type="string" calcext:value-type="string">
            <text:p>check for CVE-2010-1938, WARNING will crash if vulnerable, better to manually check...</text:p>
          </table:table-cell>
          <table:table-cell table:formula="of:=&quot;#&quot; &amp; [.B141] &amp; &quot;: &quot; &amp; [.E141]" office:value-type="string" office:string-value="#ftp-libopie: check for CVE-2010-1938, WARNING will crash if vulnerable, better to manually check..." calcext:value-type="string">
            <text:p>#ftp-libopie: check for CVE-2010-1938, WARNING will crash if vulnerable, better to manually check..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proftpd-backdoor.nse" xlink:type="simple">ftp-proftpd-backdoor.nse</text:a></text:p>
          </table:table-cell>
          <table:table-cell table:style-name="ce1" table:formula="of:=LEFT([.A142];LEN([.A142])-4)" office:value-type="string" office:string-value="ftp-proftpd-backdoor" calcext:value-type="string">
            <text:p>ftp-proftpd-backdoor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 for ProFTPD 1.3.3c backdoor, OSVDB-ID 69562. If vuln, telnet or ftp and send: "HELP ACIDBITCHEZ"</text:p>
          </table:table-cell>
          <table:table-cell table:formula="of:=&quot;#&quot; &amp; [.B142] &amp; &quot;: &quot; &amp; [.E142]" office:value-type="string" office:string-value="#ftp-proftpd-backdoor: check for ProFTPD 1.3.3c backdoor, OSVDB-ID 69562. If vuln, telnet or ftp and send: &quot;HELP ACIDBITCHEZ&quot;" calcext:value-type="string">
            <text:p>#ftp-proftpd-backdoor: check for ProFTPD 1.3.3c backdoor, OSVDB-ID 69562. If vuln, telnet or ftp and send: "HELP ACIDBITCHEZ"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syst.nse" xlink:type="simple">ftp-syst.nse</text:a></text:p>
          </table:table-cell>
          <table:table-cell table:style-name="ce1" table:formula="of:=LEFT([.A143];LEN([.A143])-4)" office:value-type="string" office:string-value="ftp-syst" calcext:value-type="string">
            <text:p>ftp-syst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sends SYST and STAT commands and returns result. SYST asks for OS info. STAT asks for server status. see https://cr.yp.to/ftp/syst.html</text:p>
          </table:table-cell>
          <table:table-cell table:formula="of:=&quot;#&quot; &amp; [.B143] &amp; &quot;: &quot; &amp; [.E143]" office:value-type="string" office:string-value="#ftp-syst: sends SYST and STAT commands and returns result. SYST asks for OS info. STAT asks for server status. see https://cr.yp.to/ftp/syst.html" calcext:value-type="string">
            <text:p>#ftp-syst: sends SYST and STAT commands and returns result. SYST asks for OS info. STAT asks for server status. see https://cr.yp.to/ftp/syst.html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vsftpd-backdoor.nse" xlink:type="simple">ftp-vsftpd-backdoor.nse</text:a></text:p>
          </table:table-cell>
          <table:table-cell table:style-name="ce1" table:formula="of:=LEFT([.A144];LEN([.A144])-4)" office:value-type="string" office:string-value="ftp-vsftpd-backdoor" calcext:value-type="string">
            <text:p>ftp-vsftpd-backdoor</text:p>
          </table:table-cell>
          <table:table-cell table:style-name="ce4" office:value-type="string" calcext:value-type="string">
            <text:p>ftpRecon</text:p>
          </table:table-cell>
          <table:table-cell table:style-name="ce4"/>
          <table:table-cell office:value-type="string" calcext:value-type="string">
            <text:p>check for vsFTPd 2.3.4 backdoor CVE-2011-2523, send a :) and potential to execute a command</text:p>
          </table:table-cell>
          <table:table-cell table:formula="of:=&quot;#&quot; &amp; [.B144] &amp; &quot;: &quot; &amp; [.E144]" office:value-type="string" office:string-value="#ftp-vsftpd-backdoor: check for vsFTPd 2.3.4 backdoor CVE-2011-2523, send a :) and potential to execute a command" calcext:value-type="string">
            <text:p>#ftp-vsftpd-backdoor: check for vsFTPd 2.3.4 backdoor CVE-2011-2523, send a :) and potential to execute a command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ftp-vuln-cve2010-4221.nse" xlink:type="simple">ftp-vuln-cve2010-4221.nse</text:a></text:p>
          </table:table-cell>
          <table:table-cell table:style-name="ce1" table:formula="of:=LEFT([.A145];LEN([.A145])-4)" office:value-type="string" office:string-value="ftp-vuln-cve2010-4221" calcext:value-type="string">
            <text:p>ftp-vuln-cve2010-4221</text:p>
          </table:table-cell>
          <table:table-cell table:style-name="ce4" office:value-type="string" calcext:value-type="string">
            <text:p>ftpRecon</text:p>
          </table:table-cell>
          <table:table-cell/>
          <table:table-cell office:value-type="string" calcext:value-type="string">
            <text:p>heck for stack-based buffer overflow in ProFTPD server between 1.3.2rc3 and 1.3.3b. May crash the ftp service. Default tries to run nmap. Check exploit-db.</text:p>
          </table:table-cell>
          <table:table-cell table:formula="of:=&quot;#&quot; &amp; [.B145] &amp; &quot;: &quot; &amp; [.E145]" office:value-type="string" office:string-value="#ftp-vuln-cve2010-4221: heck for stack-based buffer overflow in ProFTPD server between 1.3.2rc3 and 1.3.3b. May crash the ftp service. Default tries to run nmap. Check exploit-db." calcext:value-type="string">
            <text:p>#ftp-vuln-cve2010-4221: heck for stack-based buffer overflow in ProFTPD server between 1.3.2rc3 and 1.3.3b. May crash the ftp service. Default tries to run nmap. Check exploit-db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brute.nse" xlink:type="simple">ms-sql-brute.nse</text:a></text:p>
          </table:table-cell>
          <table:table-cell table:style-name="ce1" table:formula="of:=LEFT([.A146];LEN([.A146])-4)" office:value-type="string" office:string-value="ms-sql-brute" calcext:value-type="string">
            <text:p>ms-sql-brute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brute</text:p>
          </table:table-cell>
          <table:table-cell table:formula="of:=&quot;#&quot; &amp; [.B146] &amp; &quot;: &quot; &amp; [.E146]" office:value-type="string" office:string-value="#ms-sql-brute: brute" calcext:value-type="string">
            <text:p>#ms-sql-brute: brut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config.nse" xlink:type="simple">ms-sql-config.nse</text:a></text:p>
          </table:table-cell>
          <table:table-cell table:style-name="ce1" table:formula="of:=LEFT([.A147];LEN([.A147])-4)" office:value-type="string" office:string-value="ms-sql-config" calcext:value-type="string">
            <text:p>ms-sql-config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databases, linked servers, settings. auth required.</text:p>
          </table:table-cell>
          <table:table-cell table:formula="of:=&quot;#&quot; &amp; [.B147] &amp; &quot;: &quot; &amp; [.E147]" office:value-type="string" office:string-value="#ms-sql-config: queries for databases, linked servers, settings. auth required." calcext:value-type="string">
            <text:p>#ms-sql-config: queries for databases, linked servers, settings. auth required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dac.nse" xlink:type="simple">ms-sql-dac.nse</text:a></text:p>
          </table:table-cell>
          <table:table-cell table:style-name="ce1" table:formula="of:=LEFT([.A148];LEN([.A148])-4)" office:value-type="string" office:string-value="ms-sql-dac" calcext:value-type="string">
            <text:p>ms-sql-dac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queries for the DAC (admin) port of an instance</text:p>
          </table:table-cell>
          <table:table-cell table:formula="of:=&quot;#&quot; &amp; [.B148] &amp; &quot;: &quot; &amp; [.E148]" office:value-type="string" office:string-value="#ms-sql-dac: queries for the DAC (admin) port of an instance" calcext:value-type="string">
            <text:p>#ms-sql-dac: queries for the DAC (admin) port of an instanc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dump-hashes.nse" xlink:type="simple">ms-sql-dump-hashes.nse</text:a></text:p>
          </table:table-cell>
          <table:table-cell table:style-name="ce1" table:formula="of:=LEFT([.A149];LEN([.A149])-4)" office:value-type="string" office:string-value="ms-sql-dump-hashes" calcext:value-type="string">
            <text:p>ms-sql-dump-hashes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dump hashes in format for john. requires admin.</text:p>
          </table:table-cell>
          <table:table-cell table:formula="of:=&quot;#&quot; &amp; [.B149] &amp; &quot;: &quot; &amp; [.E149]" office:value-type="string" office:string-value="#ms-sql-dump-hashes: dump hashes in format for john. requires admin." calcext:value-type="string">
            <text:p>#ms-sql-dump-hashes: dump hashes in format for john. requires admin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empty-password.nse" xlink:type="simple">ms-sql-empty-password.nse</text:a></text:p>
          </table:table-cell>
          <table:table-cell table:style-name="ce1" table:formula="of:=LEFT([.A150];LEN([.A150])-4)" office:value-type="string" office:string-value="ms-sql-empty-password" calcext:value-type="string">
            <text:p>ms-sql-empty-password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attempts to auth using empty password for the 'sa' account.</text:p>
          </table:table-cell>
          <table:table-cell table:formula="of:=&quot;#&quot; &amp; [.B150] &amp; &quot;: &quot; &amp; [.E150]" office:value-type="string" office:string-value="#ms-sql-empty-password: attempts to auth using empty password for the 'sa' account." calcext:value-type="string">
            <text:p>#ms-sql-empty-password: attempts to auth using empty password for the 'sa' account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hasdbaccess.nse" xlink:type="simple">ms-sql-hasdbaccess.nse</text:a></text:p>
          </table:table-cell>
          <table:table-cell table:style-name="ce1" table:formula="of:=LEFT([.A151];LEN([.A151])-4)" office:value-type="string" office:string-value="ms-sql-hasdbaccess" calcext:value-type="string">
            <text:p>ms-sql-hasdbaccess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list of databases a user has access to. auth required.</text:p>
          </table:table-cell>
          <table:table-cell table:formula="of:=&quot;#&quot; &amp; [.B151] &amp; &quot;: &quot; &amp; [.E151]" office:value-type="string" office:string-value="#ms-sql-hasdbaccess: queries for list of databases a user has access to. auth required." calcext:value-type="string">
            <text:p>#ms-sql-hasdbaccess: queries for list of databases a user has access to. auth required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info.nse" xlink:type="simple">ms-sql-info.nse</text:a></text:p>
          </table:table-cell>
          <table:table-cell table:style-name="ce1" table:formula="of:=LEFT([.A152];LEN([.A152])-4)" office:value-type="string" office:string-value="ms-sql-info" calcext:value-type="string">
            <text:p>ms-sql-info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query browser server (UDP 1434) for info. no auth required.</text:p>
          </table:table-cell>
          <table:table-cell table:formula="of:=&quot;#&quot; &amp; [.B152] &amp; &quot;: &quot; &amp; [.E152]" office:value-type="string" office:string-value="#ms-sql-info: query browser server (UDP 1434) for info. no auth required." calcext:value-type="string">
            <text:p>#ms-sql-info: query browser server (UDP 1434) for info. no auth required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ntlm-info.nse" xlink:type="simple">ms-sql-ntlm-info.nse</text:a></text:p>
          </table:table-cell>
          <table:table-cell table:style-name="ce1" table:formula="of:=LEFT([.A153];LEN([.A153])-4)" office:value-type="string" office:string-value="ms-sql-ntlm-info" calcext:value-type="string">
            <text:p>ms-sql-ntlm-info</text:p>
          </table:table-cell>
          <table:table-cell table:style-name="ce4" office:value-type="string" calcext:value-type="string">
            <text:p>mssqlrecon</text:p>
          </table:table-cell>
          <table:table-cell/>
          <table:table-cell office:value-type="string" calcext:value-type="string">
            <text:p>enum info from services with NTLM auth enabled</text:p>
          </table:table-cell>
          <table:table-cell table:formula="of:=&quot;#&quot; &amp; [.B153] &amp; &quot;: &quot; &amp; [.E153]" office:value-type="string" office:string-value="#ms-sql-ntlm-info: enum info from services with NTLM auth enabled" calcext:value-type="string">
            <text:p>#ms-sql-ntlm-info: enum info from services with NTLM auth enabled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query.nse" xlink:type="simple">ms-sql-query.nse</text:a></text:p>
          </table:table-cell>
          <table:table-cell table:style-name="ce1" table:formula="of:=LEFT([.A154];LEN([.A154])-4)" office:value-type="string" office:string-value="ms-sql-query" calcext:value-type="string">
            <text:p>ms-sql-query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runs a query against server. auth required.</text:p>
          </table:table-cell>
          <table:table-cell table:formula="of:=&quot;#&quot; &amp; [.B154] &amp; &quot;: &quot; &amp; [.E154]" office:value-type="string" office:string-value="#ms-sql-query: runs a query against server. auth required." calcext:value-type="string">
            <text:p>#ms-sql-query: runs a query against server. auth required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tables.nse" xlink:type="simple">ms-sql-tables.nse</text:a></text:p>
          </table:table-cell>
          <table:table-cell table:style-name="ce1" table:formula="of:=LEFT([.A155];LEN([.A155])-4)" office:value-type="string" office:string-value="ms-sql-tables" calcext:value-type="string">
            <text:p>ms-sql-tables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queries for a list of tables per database. auth required.</text:p>
          </table:table-cell>
          <table:table-cell table:formula="of:=&quot;#&quot; &amp; [.B155] &amp; &quot;: &quot; &amp; [.E155]" office:value-type="string" office:string-value="#ms-sql-tables: queries for a list of tables per database. auth required." calcext:value-type="string">
            <text:p>#ms-sql-tables: queries for a list of tables per database. auth required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s-sql-xp-cmdshell.nse" xlink:type="simple">ms-sql-xp-cmdshell.nse</text:a></text:p>
          </table:table-cell>
          <table:table-cell table:style-name="ce1" table:formula="of:=LEFT([.A156];LEN([.A156])-4)" office:value-type="string" office:string-value="ms-sql-xp-cmdshell" calcext:value-type="string">
            <text:p>ms-sql-xp-cmdshell</text:p>
          </table:table-cell>
          <table:table-cell office:value-type="string" calcext:value-type="string">
            <text:p>mssqlrecon (turned off)</text:p>
          </table:table-cell>
          <table:table-cell/>
          <table:table-cell office:value-type="string" calcext:value-type="string">
            <text:p>runs a command. requires admin. args 'username''password''cmd'</text:p>
          </table:table-cell>
          <table:table-cell table:formula="of:=&quot;#&quot; &amp; [.B156] &amp; &quot;: &quot; &amp; [.E156]" office:value-type="string" office:string-value="#ms-sql-xp-cmdshell: runs a command. requires admin. args 'username''password''cmd'" calcext:value-type="string">
            <text:p>#ms-sql-xp-cmdshell: runs a command. requires admin. args 'username''password''cmd'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audit.nse" xlink:type="simple">mysql-audit.nse</text:a></text:p>
          </table:table-cell>
          <table:table-cell table:style-name="ce1" table:formula="of:=LEFT([.A157];LEN([.A157])-4)" office:value-type="string" office:string-value="mysql-audit" calcext:value-type="string">
            <text:p>mysql-audit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audit security config against parts of CIS MySQL 1.0.2 benchmark --script-args mysql-audit.username,password,filename</text:p>
          </table:table-cell>
          <table:table-cell table:formula="of:=&quot;#&quot; &amp; [.B157] &amp; &quot;: &quot; &amp; [.E157]" office:value-type="string" office:string-value="#mysql-audit: audit security config against parts of CIS MySQL 1.0.2 benchmark --script-args mysql-audit.username,password,filename" calcext:value-type="string">
            <text:p>#mysql-audit: audit security config against parts of CIS MySQL 1.0.2 benchmark --script-args mysql-audit.username,password,filenam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brute.nse" xlink:type="simple">mysql-brute.nse</text:a></text:p>
          </table:table-cell>
          <table:table-cell table:style-name="ce1" table:formula="of:=LEFT([.A158];LEN([.A158])-4)" office:value-type="string" office:string-value="mysql-brute" calcext:value-type="string">
            <text:p>mysql-brute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brute guess against mySQL, seems beneficial to let nmap brute instead of hydra for additional nmap scripts args 'userdb''passdb'</text:p>
          </table:table-cell>
          <table:table-cell table:formula="of:=&quot;#&quot; &amp; [.B158] &amp; &quot;: &quot; &amp; [.E158]" office:value-type="string" office:string-value="#mysql-brute: brute guess against mySQL, seems beneficial to let nmap brute instead of hydra for additional nmap scripts args 'userdb''passdb'" calcext:value-type="string">
            <text:p>#mysql-brute: brute guess against mySQL, seems beneficial to let nmap brute instead of hydra for additional nmap scripts args 'userdb''passdb'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databases.nse" xlink:type="simple">mysql-databases.nse</text:a></text:p>
          </table:table-cell>
          <table:table-cell table:style-name="ce1" table:formula="of:=LEFT([.A159];LEN([.A159])-4)" office:value-type="string" office:string-value="mysql-databases" calcext:value-type="string">
            <text:p>mysql-databas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ttempts to list databases. args mysqluser,mysqlpass. will use empty password if none provided/brute/etc</text:p>
          </table:table-cell>
          <table:table-cell table:formula="of:=&quot;#&quot; &amp; [.B159] &amp; &quot;: &quot; &amp; [.E159]" office:value-type="string" office:string-value="#mysql-databases: attempts to list databases. args mysqluser,mysqlpass. will use empty password if none provided/brute/etc" calcext:value-type="string">
            <text:p>#mysql-databases: attempts to list databases. args mysqluser,mysqlpass. will use empty password if none provided/brute/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dump-hashes.nse" xlink:type="simple">mysql-dump-hashes.nse</text:a></text:p>
          </table:table-cell>
          <table:table-cell table:style-name="ce1" table:formula="of:=LEFT([.A160];LEN([.A160])-4)" office:value-type="string" office:string-value="mysql-dump-hashes" calcext:value-type="string">
            <text:p>mysql-dump-hash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dumps hashes for John. requires root. args username,password</text:p>
          </table:table-cell>
          <table:table-cell table:formula="of:=&quot;#&quot; &amp; [.B160] &amp; &quot;: &quot; &amp; [.E160]" office:value-type="string" office:string-value="#mysql-dump-hashes: dumps hashes for John. requires root. args username,password" calcext:value-type="string">
            <text:p>#mysql-dump-hashes: dumps hashes for John. requires root. args username,password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empty-password.nse" xlink:type="simple">mysql-empty-password.nse</text:a></text:p>
          </table:table-cell>
          <table:table-cell table:style-name="ce1" table:formula="of:=LEFT([.A161];LEN([.A161])-4)" office:value-type="string" office:string-value="mysql-empty-password" calcext:value-type="string">
            <text:p>mysql-empty-password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checks for Mysql servers with an empty password for 'root' or 'anonymous'</text:p>
          </table:table-cell>
          <table:table-cell table:formula="of:=&quot;#&quot; &amp; [.B161] &amp; &quot;: &quot; &amp; [.E161]" office:value-type="string" office:string-value="#mysql-empty-password: checks for Mysql servers with an empty password for 'root' or 'anonymous'" calcext:value-type="string">
            <text:p>#mysql-empty-password: checks for Mysql servers with an empty password for 'root' or 'anonymous'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enum.nse" xlink:type="simple">mysql-enum.nse</text:a></text:p>
          </table:table-cell>
          <table:table-cell table:style-name="ce1" table:formula="of:=LEFT([.A162];LEN([.A162])-4)" office:value-type="string" office:string-value="mysql-enum" calcext:value-type="string">
            <text:p>mysql-enum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performs user enum using a bug. 5.x are susceptible when using old auth mechanism. seclists.org/fulldisclosure/2012/Dec/9</text:p>
          </table:table-cell>
          <table:table-cell table:formula="of:=&quot;#&quot; &amp; [.B162] &amp; &quot;: &quot; &amp; [.E162]" office:value-type="string" office:string-value="#mysql-enum: performs user enum using a bug. 5.x are susceptible when using old auth mechanism. seclists.org/fulldisclosure/2012/Dec/9" calcext:value-type="string">
            <text:p>#mysql-enum: performs user enum using a bug. 5.x are susceptible when using old auth mechanism. seclists.org/fulldisclosure/2012/Dec/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info.nse" xlink:type="simple">mysql-info.nse</text:a></text:p>
          </table:table-cell>
          <table:table-cell table:style-name="ce1" table:formula="of:=LEFT([.A163];LEN([.A163])-4)" office:value-type="string" office:string-value="mysql-info" calcext:value-type="string">
            <text:p>mysql-info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connects and prints proto, version, thread, status, capabilities, password salt, etc</text:p>
          </table:table-cell>
          <table:table-cell table:formula="of:=&quot;#&quot; &amp; [.B163] &amp; &quot;: &quot; &amp; [.E163]" office:value-type="string" office:string-value="#mysql-info: connects and prints proto, version, thread, status, capabilities, password salt, etc" calcext:value-type="string">
            <text:p>#mysql-info: connects and prints proto, version, thread, status, capabilities, password salt, 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query.nse" xlink:type="simple">mysql-query.nse</text:a></text:p>
          </table:table-cell>
          <table:table-cell table:style-name="ce1" table:formula="of:=LEFT([.A164];LEN([.A164])-4)" office:value-type="string" office:string-value="mysql-query" calcext:value-type="string">
            <text:p>mysql-query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runs a query and returns the table args 'query''username''password'</text:p>
          </table:table-cell>
          <table:table-cell table:formula="of:=&quot;#&quot; &amp; [.B164] &amp; &quot;: &quot; &amp; [.E164]" office:value-type="string" office:string-value="#mysql-query: runs a query and returns the table args 'query''username''password'" calcext:value-type="string">
            <text:p>#mysql-query: runs a query and returns the table args 'query''username''password'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users.nse" xlink:type="simple">mysql-users.nse</text:a></text:p>
          </table:table-cell>
          <table:table-cell table:style-name="ce1" table:formula="of:=LEFT([.A165];LEN([.A165])-4)" office:value-type="string" office:string-value="mysql-users" calcext:value-type="string">
            <text:p>mysql-users</text:p>
          </table:table-cell>
          <table:table-cell office:value-type="string" calcext:value-type="string">
            <text:p>mysql (turned off)</text:p>
          </table:table-cell>
          <table:table-cell/>
          <table:table-cell office:value-type="string" calcext:value-type="string">
            <text:p>List all users (requires auth)</text:p>
          </table:table-cell>
          <table:table-cell table:formula="of:=&quot;#&quot; &amp; [.B165] &amp; &quot;: &quot; &amp; [.E165]" office:value-type="string" office:string-value="#mysql-users: List all users (requires auth)" calcext:value-type="string">
            <text:p>#mysql-users: List all users (requires auth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variables.nse" xlink:type="simple">mysql-variables.nse</text:a></text:p>
          </table:table-cell>
          <table:table-cell table:style-name="ce1" table:formula="of:=LEFT([.A166];LEN([.A166])-4)" office:value-type="string" office:string-value="mysql-variables" calcext:value-type="string">
            <text:p>mysql-variables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ttempt to show variables on a server. requires auth. will use empty password if non provided.</text:p>
          </table:table-cell>
          <table:table-cell table:formula="of:=&quot;#&quot; &amp; [.B166] &amp; &quot;: &quot; &amp; [.E166]" office:value-type="string" office:string-value="#mysql-variables: attempt to show variables on a server. requires auth. will use empty password if non provided." calcext:value-type="string">
            <text:p>#mysql-variables: attempt to show variables on a server. requires auth. will use empty password if non provided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mysql-vuln-cve2012-2122.nse" xlink:type="simple">mysql-vuln-cve2012-2122.nse</text:a></text:p>
          </table:table-cell>
          <table:table-cell table:style-name="ce1" table:formula="of:=LEFT([.A167];LEN([.A167])-4)" office:value-type="string" office:string-value="mysql-vuln-cve2012-2122" calcext:value-type="string">
            <text:p>mysql-vuln-cve2012-2122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auth bypass in versions up to 5.1.61, 5.2.11, 5.3.5, 5.5.22.</text:p>
          </table:table-cell>
          <table:table-cell table:formula="of:=&quot;#&quot; &amp; [.B167] &amp; &quot;: &quot; &amp; [.E167]" office:value-type="string" office:string-value="#mysql-vuln-cve2012-2122: auth bypass in versions up to 5.1.61, 5.2.11, 5.3.5, 5.5.22." calcext:value-type="string">
            <text:p>#mysql-vuln-cve2012-2122: auth bypass in versions up to 5.1.61, 5.2.11, 5.3.5, 5.5.22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dp-enum-encryption.nse" xlink:type="simple">rdp-enum-encryption.nse</text:a></text:p>
          </table:table-cell>
          <table:table-cell table:style-name="ce1" table:formula="of:=LEFT([.A168];LEN([.A168])-4)" office:value-type="string" office:string-value="rdp-enum-encryption" calcext:value-type="string">
            <text:p>rdp-enum-encryption</text:p>
          </table:table-cell>
          <table:table-cell table:style-name="ce4" office:value-type="string" calcext:value-type="string">
            <text:p>rdpRecon</text:p>
          </table:table-cell>
          <table:table-cell/>
          <table:table-cell office:value-type="string" calcext:value-type="string">
            <text:p>determines which Security layer and Encryption level is supported by RDP service</text:p>
          </table:table-cell>
          <table:table-cell table:formula="of:=&quot;#&quot; &amp; [.B168] &amp; &quot;: &quot; &amp; [.E168]" office:value-type="string" office:string-value="#rdp-enum-encryption: determines which Security layer and Encryption level is supported by RDP service" calcext:value-type="string">
            <text:p>#rdp-enum-encryption: determines which Security layer and Encryption level is supported by RDP servic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dp-vuln-ms12-020.nse" xlink:type="simple">rdp-vuln-ms12-020.nse</text:a></text:p>
          </table:table-cell>
          <table:table-cell table:style-name="ce1" table:formula="of:=LEFT([.A169];LEN([.A169])-4)" office:value-type="string" office:string-value="rdp-vuln-ms12-020" calcext:value-type="string">
            <text:p>rdp-vuln-ms12-020</text:p>
          </table:table-cell>
          <table:table-cell table:style-name="ce4" office:value-type="string" calcext:value-type="string">
            <text:p>rdpRecon</text:p>
          </table:table-cell>
          <table:table-cell/>
          <table:table-cell office:value-type="string" calcext:value-type="string">
            <text:p>checks for CVE-2012-0002 by checking for CVE-2012-0152 (DoS). Checks without crashing, but could still potentially crash.</text:p>
          </table:table-cell>
          <table:table-cell table:formula="of:=&quot;#&quot; &amp; [.B169] &amp; &quot;: &quot; &amp; [.E169]" office:value-type="string" office:string-value="#rdp-vuln-ms12-020: checks for CVE-2012-0002 by checking for CVE-2012-0152 (DoS). Checks without crashing, but could still potentially crash." calcext:value-type="string">
            <text:p>#rdp-vuln-ms12-020: checks for CVE-2012-0002 by checking for CVE-2012-0152 (DoS). Checks without crashing, but could still potentially crash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telnet-brute.nse" xlink:type="simple">telnet-brute.nse</text:a></text:p>
          </table:table-cell>
          <table:table-cell table:style-name="ce1" table:formula="of:=LEFT([.A170];LEN([.A170])-4)" office:value-type="string" office:string-value="telnet-brute" calcext:value-type="string">
            <text:p>telnet-brute</text:p>
          </table:table-cell>
          <table:table-cell table:style-name="ce4" office:value-type="string" calcext:value-type="string">
            <text:p>telnetRecon (turned off)</text:p>
          </table:table-cell>
          <table:table-cell/>
          <table:table-cell office:value-type="string" calcext:value-type="string">
            <text:p>brute-force password auditing</text:p>
          </table:table-cell>
          <table:table-cell table:formula="of:=&quot;#&quot; &amp; [.B170] &amp; &quot;: &quot; &amp; [.E170]" office:value-type="string" office:string-value="#telnet-brute: brute-force password auditing" calcext:value-type="string">
            <text:p>#telnet-brute: brute-force password auditi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telnet-encryption.nse" xlink:type="simple">telnet-encryption.nse</text:a></text:p>
          </table:table-cell>
          <table:table-cell table:style-name="ce1" table:formula="of:=LEFT([.A171];LEN([.A171])-4)" office:value-type="string" office:string-value="telnet-encryption" calcext:value-type="string">
            <text:p>telnet-encryption</text:p>
          </table:table-cell>
          <table:table-cell table:style-name="ce4" office:value-type="string" calcext:value-type="string">
            <text:p>telnetRecon</text:p>
          </table:table-cell>
          <table:table-cell table:style-name="ce4"/>
          <table:table-cell office:value-type="string" calcext:value-type="string">
            <text:p>determines whether encryption is supported. Some implement incorrectly and lead to remote root vuln.</text:p>
          </table:table-cell>
          <table:table-cell table:formula="of:=&quot;#&quot; &amp; [.B171] &amp; &quot;: &quot; &amp; [.E171]" office:value-type="string" office:string-value="#telnet-encryption: determines whether encryption is supported. Some implement incorrectly and lead to remote root vuln." calcext:value-type="string">
            <text:p>#telnet-encryption: determines whether encryption is supported. Some implement incorrectly and lead to remote root vuln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telnet-ntlm-info.nse" xlink:type="simple">telnet-ntlm-info.nse</text:a></text:p>
          </table:table-cell>
          <table:table-cell table:style-name="ce1" table:formula="of:=LEFT([.A172];LEN([.A172])-4)" office:value-type="string" office:string-value="telnet-ntlm-info" calcext:value-type="string">
            <text:p>telnet-ntlm-info</text:p>
          </table:table-cell>
          <table:table-cell table:style-name="ce4" office:value-type="string" calcext:value-type="string">
            <text:p>telnetRecon</text:p>
          </table:table-cell>
          <table:table-cell/>
          <table:table-cell office:value-type="string" calcext:value-type="string">
            <text:p>enum information from Microsoft Telnet with NTLM auth enabled.</text:p>
          </table:table-cell>
          <table:table-cell table:formula="of:=&quot;#&quot; &amp; [.B172] &amp; &quot;: &quot; &amp; [.E172]" office:value-type="string" office:string-value="#telnet-ntlm-info: enum information from Microsoft Telnet with NTLM auth enabled." calcext:value-type="string">
            <text:p>#telnet-ntlm-info: enum information from Microsoft Telnet with NTLM auth enabled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auth-methods.nse" xlink:type="simple">ssh-auth-methods.nse</text:a></text:p>
          </table:table-cell>
          <table:table-cell table:style-name="ce1" table:formula="of:=LEFT([.A173];LEN([.A173])-4)" office:value-type="string" office:string-value="ssh-auth-methods" calcext:value-type="string">
            <text:p>ssh-auth-methods</text:p>
          </table:table-cell>
          <table:table-cell office:value-type="string" calcext:value-type="string">
            <text:p>sshrecon</text:p>
          </table:table-cell>
          <table:table-cell/>
          <table:table-cell office:value-type="string" calcext:value-type="string">
            <text:p>Returns authentication methods that the SSH server supports</text:p>
          </table:table-cell>
          <table:table-cell table:formula="of:=&quot;#&quot; &amp; [.B173] &amp; &quot;: &quot; &amp; [.E173]" office:value-type="string" office:string-value="#ssh-auth-methods: Returns authentication methods that the SSH server supports" calcext:value-type="string">
            <text:p>#ssh-auth-methods: Returns authentication methods that the SSH server support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brute.nse" xlink:type="simple">ssh-brute.nse</text:a></text:p>
          </table:table-cell>
          <table:table-cell table:style-name="ce1" table:formula="of:=LEFT([.A174];LEN([.A174])-4)" office:value-type="string" office:string-value="ssh-brute" calcext:value-type="string">
            <text:p>ssh-brute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Brute-force login against ssh servers</text:p>
          </table:table-cell>
          <table:table-cell table:formula="of:=&quot;#&quot; &amp; [.B174] &amp; &quot;: &quot; &amp; [.E174]" office:value-type="string" office:string-value="#ssh-brute: Brute-force login against ssh servers" calcext:value-type="string">
            <text:p>#ssh-brute: Brute-force login against ssh server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hostkey.nse" xlink:type="simple">ssh-hostkey.nse</text:a></text:p>
          </table:table-cell>
          <table:table-cell table:style-name="ce1" table:formula="of:=LEFT([.A175];LEN([.A175])-4)" office:value-type="string" office:string-value="ssh-hostkey" calcext:value-type="string">
            <text:p>ssh-hostkey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Shows target's key fingerprint and (with high verbosity) the public key itself.</text:p>
          </table:table-cell>
          <table:table-cell table:formula="of:=&quot;#&quot; &amp; [.B175] &amp; &quot;: &quot; &amp; [.E175]" office:value-type="string" office:string-value="#ssh-hostkey: Shows target's key fingerprint and (with high verbosity) the public key itself." calcext:value-type="string">
            <text:p>#ssh-hostkey: Shows target's key fingerprint and (with high verbosity) the public key itself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publickey-acceptance.nse" xlink:type="simple">ssh-publickey-acceptance.nse</text:a></text:p>
          </table:table-cell>
          <table:table-cell table:style-name="ce1" table:formula="of:=LEFT([.A176];LEN([.A176])-4)" office:value-type="string" office:string-value="ssh-publickey-acceptance" calcext:value-type="string">
            <text:p>ssh-publickey-acceptance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Brute-force with private keys, passphrases, and usernames and checks to see if the target accepts them</text:p>
          </table:table-cell>
          <table:table-cell table:formula="of:=&quot;#&quot; &amp; [.B176] &amp; &quot;: &quot; &amp; [.E176]" office:value-type="string" office:string-value="#ssh-publickey-acceptance: Brute-force with private keys, passphrases, and usernames and checks to see if the target accepts them" calcext:value-type="string">
            <text:p>#ssh-publickey-acceptance: Brute-force with private keys, passphrases, and usernames and checks to see if the target accepts them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sh-run.nse" xlink:type="simple">ssh-run.nse</text:a></text:p>
          </table:table-cell>
          <table:table-cell table:style-name="ce1" table:formula="of:=LEFT([.A177];LEN([.A177])-4)" office:value-type="string" office:string-value="ssh-run" calcext:value-type="string">
            <text:p>ssh-run</text:p>
          </table:table-cell>
          <table:table-cell table:style-name="ce4" office:value-type="string" calcext:value-type="string">
            <text:p>sshrecon (turned off)</text:p>
          </table:table-cell>
          <table:table-cell/>
          <table:table-cell office:value-type="string" calcext:value-type="string">
            <text:p>runs a remote command on the ssh server and returns the command output</text:p>
          </table:table-cell>
          <table:table-cell table:formula="of:=&quot;#&quot; &amp; [.B177] &amp; &quot;: &quot; &amp; [.E177]" office:value-type="string" office:string-value="#ssh-run: runs a remote command on the ssh server and returns the command output" calcext:value-type="string">
            <text:p>#ssh-run: runs a remote command on the ssh server and returns the command outpu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sh2-enum-algos.nse" xlink:type="simple">ssh2-enum-algos.nse</text:a></text:p>
          </table:table-cell>
          <table:table-cell table:style-name="ce1" table:formula="of:=LEFT([.A178];LEN([.A178])-4)" office:value-type="string" office:string-value="ssh2-enum-algos" calcext:value-type="string">
            <text:p>ssh2-enum-algos</text:p>
          </table:table-cell>
          <table:table-cell office:value-type="string" calcext:value-type="string">
            <text:p>sshrecon</text:p>
          </table:table-cell>
          <table:table-cell/>
          <table:table-cell office:value-type="string" calcext:value-type="string">
            <text:p>reports number of algorithms that the server offers.</text:p>
          </table:table-cell>
          <table:table-cell table:formula="of:=&quot;#&quot; &amp; [.B178] &amp; &quot;: &quot; &amp; [.E178]" office:value-type="string" office:string-value="#ssh2-enum-algos: reports number of algorithms that the server offers." calcext:value-type="string">
            <text:p>#ssh2-enum-algos: reports number of algorithms that the server offers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shv1.nse" xlink:type="simple">sshv1.nse</text:a></text:p>
          </table:table-cell>
          <table:table-cell table:style-name="ce1" table:formula="of:=LEFT([.A179];LEN([.A179])-4)" office:value-type="string" office:string-value="sshv1" calcext:value-type="string">
            <text:p>sshv1</text:p>
          </table:table-cell>
          <table:table-cell office:value-type="string" calcext:value-type="string">
            <text:p>sshrecon</text:p>
          </table:table-cell>
          <table:table-cell/>
          <table:table-cell office:value-type="string" calcext:value-type="string">
            <text:p>Check if server supports obsolete less secure SSH Protocol Version 1</text:p>
          </table:table-cell>
          <table:table-cell table:formula="of:=&quot;#&quot; &amp; [.B179] &amp; &quot;: &quot; &amp; [.E179]" office:value-type="string" office:string-value="#sshv1: Check if server supports obsolete less secure SSH Protocol Version 1" calcext:value-type="string">
            <text:p>#sshv1: Check if server supports obsolete less secure SSH Protocol Version 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brute.nse" xlink:type="simple">snmp-brute.nse</text:a></text:p>
          </table:table-cell>
          <table:table-cell table:style-name="ce1" table:formula="of:=LEFT([.A180];LEN([.A180])-4)" office:value-type="string" office:string-value="snmp-brute" calcext:value-type="string">
            <text:p>snmp-brute</text:p>
          </table:table-cell>
          <table:table-cell office:value-type="string" calcext:value-type="string">
            <text:p>snmprecon (turned off)</text:p>
          </table:table-cell>
          <table:table-cell/>
          <table:table-cell office:value-type="string" calcext:value-type="string">
            <text:p>attempts to enum nework interfaces through SNMP. snmp-interfaces.host arg is required</text:p>
          </table:table-cell>
          <table:table-cell table:formula="of:=&quot;#&quot; &amp; [.B180] &amp; &quot;: &quot; &amp; [.E180]" office:value-type="string" office:string-value="#snmp-brute: attempts to enum nework interfaces through SNMP. snmp-interfaces.host arg is required" calcext:value-type="string">
            <text:p>#snmp-brute: attempts to enum nework interfaces through SNMP. snmp-interfaces.host arg is required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hh3c-logins.nse" xlink:type="simple">snmp-hh3c-logins.nse</text:a></text:p>
          </table:table-cell>
          <table:table-cell table:style-name="ce1" table:formula="of:=LEFT([.A181];LEN([.A181])-4)" office:value-type="string" office:string-value="snmp-hh3c-logins" calcext:value-type="string">
            <text:p>snmp-hh3c-login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s to enum Huawei / HP/H3c Locally defined users through the hh3c-user.mib OID. --script-args creds.snmp=:&lt;community&gt;</text:p>
          </table:table-cell>
          <table:table-cell table:formula="of:=&quot;#&quot; &amp; [.B181] &amp; &quot;: &quot; &amp; [.E181]" office:value-type="string" office:string-value="#snmp-hh3c-logins: Attempts to enum Huawei / HP/H3c Locally defined users through the hh3c-user.mib OID. --script-args creds.snmp=:&lt;community&gt;" calcext:value-type="string">
            <text:p>#snmp-hh3c-logins: Attempts to enum Huawei / HP/H3c Locally defined users through the hh3c-user.mib OID. --script-args creds.snmp=:&lt;community&gt;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info.nse" xlink:type="simple">snmp-info.nse</text:a></text:p>
          </table:table-cell>
          <table:table-cell table:style-name="ce1" table:formula="of:=LEFT([.A182];LEN([.A182])-4)" office:value-type="string" office:string-value="snmp-info" calcext:value-type="string">
            <text:p>snmp-info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extract basic information from SNMPv3 GET request</text:p>
          </table:table-cell>
          <table:table-cell table:formula="of:=&quot;#&quot; &amp; [.B182] &amp; &quot;: &quot; &amp; [.E182]" office:value-type="string" office:string-value="#snmp-info: extract basic information from SNMPv3 GET request" calcext:value-type="string">
            <text:p>#snmp-info: extract basic information from SNMPv3 GET reque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interfaces.nse" xlink:type="simple">snmp-interfaces.nse</text:a></text:p>
          </table:table-cell>
          <table:table-cell table:style-name="ce1" table:formula="of:=LEFT([.A183];LEN([.A183])-4)" office:value-type="string" office:string-value="snmp-interfaces" calcext:value-type="string">
            <text:p>snmp-interfaces</text:p>
          </table:table-cell>
          <table:table-cell office:value-type="string" calcext:value-type="string">
            <text:p>snmprecon (turned off)</text:p>
          </table:table-cell>
          <table:table-cell/>
          <table:table-cell office:value-type="string" calcext:value-type="string">
            <text:p>Attempt to find community string by brute force guessing. default wordlist: nselib/data/snmpcommunities.lst. provide own with snmp-brute.communitiesdb arg</text:p>
          </table:table-cell>
          <table:table-cell table:formula="of:=&quot;#&quot; &amp; [.B183] &amp; &quot;: &quot; &amp; [.E183]" office:value-type="string" office:string-value="#snmp-interfaces: Attempt to find community string by brute force guessing. default wordlist: nselib/data/snmpcommunities.lst. provide own with snmp-brute.communitiesdb arg" calcext:value-type="string">
            <text:p>#snmp-interfaces: Attempt to find community string by brute force guessing. default wordlist: nselib/data/snmpcommunities.lst. provide own with snmp-brute.communitiesdb ar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ios-config.nse" xlink:type="simple">snmp-ios-config.nse</text:a></text:p>
          </table:table-cell>
          <table:table-cell table:style-name="ce1" table:formula="of:=LEFT([.A184];LEN([.A184])-4)" office:value-type="string" office:string-value="snmp-ios-config" calcext:value-type="string">
            <text:p>snmp-ios-config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download CISCO router IOS config files using SNMP RW (v1) and display or save them --script-args creds.snmp=:&lt;community&gt;</text:p>
          </table:table-cell>
          <table:table-cell table:formula="of:=&quot;#&quot; &amp; [.B184] &amp; &quot;: &quot; &amp; [.E184]" office:value-type="string" office:string-value="#snmp-ios-config: attempt to download CISCO router IOS config files using SNMP RW (v1) and display or save them --script-args creds.snmp=:&lt;community&gt;" calcext:value-type="string">
            <text:p>#snmp-ios-config: attempt to download CISCO router IOS config files using SNMP RW (v1) and display or save them --script-args creds.snmp=:&lt;community&gt;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netstat.nse" xlink:type="simple">snmp-netstat.nse</text:a></text:p>
          </table:table-cell>
          <table:table-cell table:style-name="ce1" table:formula="of:=LEFT([.A185];LEN([.A185])-4)" office:value-type="string" office:string-value="snmp-netstat" calcext:value-type="string">
            <text:p>snmp-netstat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query for netstat like output. Can be used to identify and add new targets to scan by using newtargets script arg.</text:p>
          </table:table-cell>
          <table:table-cell table:formula="of:=&quot;#&quot; &amp; [.B185] &amp; &quot;: &quot; &amp; [.E185]" office:value-type="string" office:string-value="#snmp-netstat: attempt to query for netstat like output. Can be used to identify and add new targets to scan by using newtargets script arg." calcext:value-type="string">
            <text:p>#snmp-netstat: attempt to query for netstat like output. Can be used to identify and add new targets to scan by using newtargets script arg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processes.nse" xlink:type="simple">snmp-processes.nse</text:a></text:p>
          </table:table-cell>
          <table:table-cell table:style-name="ce1" table:formula="of:=LEFT([.A186];LEN([.A186])-4)" office:value-type="string" office:string-value="snmp-processes" calcext:value-type="string">
            <text:p>snmp-processe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running processes through SNMP</text:p>
          </table:table-cell>
          <table:table-cell table:formula="of:=&quot;#&quot; &amp; [.B186] &amp; &quot;: &quot; &amp; [.E186]" office:value-type="string" office:string-value="#snmp-processes: attempt to enumerate running processes through SNMP" calcext:value-type="string">
            <text:p>#snmp-processes: attempt to enumerate running processes through SNMP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sysdescr.nse" xlink:type="simple">snmp-sysdescr.nse</text:a></text:p>
          </table:table-cell>
          <table:table-cell table:style-name="ce1" table:formula="of:=LEFT([.A187];LEN([.A187])-4)" office:value-type="string" office:string-value="snmp-sysdescr" calcext:value-type="string">
            <text:p>snmp-sysdescr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xtract system information from SNMP v1 service</text:p>
          </table:table-cell>
          <table:table-cell table:formula="of:=&quot;#&quot; &amp; [.B187] &amp; &quot;: &quot; &amp; [.E187]" office:value-type="string" office:string-value="#snmp-sysdescr: attempt to extract system information from SNMP v1 service" calcext:value-type="string">
            <text:p>#snmp-sysdescr: attempt to extract system information from SNMP v1 servic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win32-services.nse" xlink:type="simple">snmp-win32-services.nse</text:a></text:p>
          </table:table-cell>
          <table:table-cell table:style-name="ce1" table:formula="of:=LEFT([.A188];LEN([.A188])-4)" office:value-type="string" office:string-value="snmp-win32-services" calcext:value-type="string">
            <text:p>snmp-win32-service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windows services through SNMP</text:p>
          </table:table-cell>
          <table:table-cell table:formula="of:=&quot;#&quot; &amp; [.B188] &amp; &quot;: &quot; &amp; [.E188]" office:value-type="string" office:string-value="#snmp-win32-services: attempt to enumerate windows services through SNMP" calcext:value-type="string">
            <text:p>#snmp-win32-services: attempt to enumerate windows services through SNMP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win32-shares.nse" xlink:type="simple">snmp-win32-shares.nse</text:a></text:p>
          </table:table-cell>
          <table:table-cell table:style-name="ce1" table:formula="of:=LEFT([.A189];LEN([.A189])-4)" office:value-type="string" office:string-value="snmp-win32-shares" calcext:value-type="string">
            <text:p>snmp-win32-share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windows shares through SNMP</text:p>
          </table:table-cell>
          <table:table-cell table:formula="of:=&quot;#&quot; &amp; [.B189] &amp; &quot;: &quot; &amp; [.E189]" office:value-type="string" office:string-value="#snmp-win32-shares: attempt to enumerate windows shares through SNMP" calcext:value-type="string">
            <text:p>#snmp-win32-shares: attempt to enumerate windows shares through SNMP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win32-software.nse" xlink:type="simple">snmp-win32-software.nse</text:a></text:p>
          </table:table-cell>
          <table:table-cell table:style-name="ce1" table:formula="of:=LEFT([.A190];LEN([.A190])-4)" office:value-type="string" office:string-value="snmp-win32-software" calcext:value-type="string">
            <text:p>snmp-win32-software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installed software through SNMP</text:p>
          </table:table-cell>
          <table:table-cell table:formula="of:=&quot;#&quot; &amp; [.B190] &amp; &quot;: &quot; &amp; [.E190]" office:value-type="string" office:string-value="#snmp-win32-software: attempt to enumerate installed software through SNMP" calcext:value-type="string">
            <text:p>#snmp-win32-software: attempt to enumerate installed software through SNMP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nmp-win32-users.nse" xlink:type="simple">snmp-win32-users.nse</text:a></text:p>
          </table:table-cell>
          <table:table-cell table:style-name="ce1" table:formula="of:=LEFT([.A191];LEN([.A191])-4)" office:value-type="string" office:string-value="snmp-win32-users" calcext:value-type="string">
            <text:p>snmp-win32-users</text:p>
          </table:table-cell>
          <table:table-cell table:style-name="ce4"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winodws users accounts through SNMP</text:p>
          </table:table-cell>
          <table:table-cell table:formula="of:=&quot;#&quot; &amp; [.B191] &amp; &quot;: &quot; &amp; [.E191]" office:value-type="string" office:string-value="#snmp-win32-users: attempt to enumerate winodws users accounts through SNMP" calcext:value-type="string">
            <text:p>#snmp-win32-users: attempt to enumerate winodws users accounts through SNMP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brute.nse" xlink:type="simple">smtp-brute.nse</text:a></text:p>
          </table:table-cell>
          <table:table-cell table:style-name="ce1" table:formula="of:=LEFT([.A192];LEN([.A192])-4)" office:value-type="string" office:string-value="smtp-brute" calcext:value-type="string">
            <text:p>smtp-brute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Brute force login/plain/cram-md5/digest-md5/NTLM</text:p>
          </table:table-cell>
          <table:table-cell table:formula="of:=&quot;#&quot; &amp; [.B192] &amp; &quot;: &quot; &amp; [.E192]" office:value-type="string" office:string-value="#smtp-brute: Brute force login/plain/cram-md5/digest-md5/NTLM" calcext:value-type="string">
            <text:p>#smtp-brute: Brute force login/plain/cram-md5/digest-md5/NTLM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commands.nse" xlink:type="simple">smtp-commands.nse</text:a></text:p>
          </table:table-cell>
          <table:table-cell table:style-name="ce1" table:formula="of:=LEFT([.A193];LEN([.A193])-4)" office:value-type="string" office:string-value="smtp-commands" calcext:value-type="string">
            <text:p>smtp-commands</text:p>
          </table:table-cell>
          <table:table-cell office:value-type="string" calcext:value-type="string">
            <text:p>snmprecon</text:p>
          </table:table-cell>
          <table:table-cell/>
          <table:table-cell table:style-name="ce4" office:value-type="string" calcext:value-type="string">
            <text:p>attempts to use EHLO and HELP to gather Extended commands supported by a server [--script-args smtp-commands.domain=&lt;domain&gt;]</text:p>
          </table:table-cell>
          <table:table-cell table:formula="of:=&quot;#&quot; &amp; [.B193] &amp; &quot;: &quot; &amp; [.E193]" office:value-type="string" office:string-value="#smtp-commands: attempts to use EHLO and HELP to gather Extended commands supported by a server [--script-args smtp-commands.domain=&lt;domain&gt;]" calcext:value-type="string">
            <text:p>#smtp-commands: attempts to use EHLO and HELP to gather Extended commands supported by a server [--script-args smtp-commands.domain=&lt;domain&gt;]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enum-users.nse" xlink:type="simple">smtp-enum-users.nse</text:a></text:p>
          </table:table-cell>
          <table:table-cell table:style-name="ce1" table:formula="of:=LEFT([.A194];LEN([.A194])-4)" office:value-type="string" office:string-value="smtp-enum-users" calcext:value-type="string">
            <text:p>smtp-enum-users</text:p>
          </table:table-cell>
          <table:table-cell office:value-type="string" calcext:value-type="string">
            <text:p>snmprecon</text:p>
          </table:table-cell>
          <table:table-cell/>
          <table:table-cell office:value-type="string" calcext:value-type="string">
            <text:p>attempt to enumerate users by using VRFY, EXPN, or RCPT TO commands. Will stop if auth is enforced.</text:p>
          </table:table-cell>
          <table:table-cell table:formula="of:=&quot;#&quot; &amp; [.B194] &amp; &quot;: &quot; &amp; [.E194]" office:value-type="string" office:string-value="#smtp-enum-users: attempt to enumerate users by using VRFY, EXPN, or RCPT TO commands. Will stop if auth is enforced." calcext:value-type="string">
            <text:p>#smtp-enum-users: attempt to enumerate users by using VRFY, EXPN, or RCPT TO commands. Will stop if auth is enforced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ntlm-info.nse" xlink:type="simple">smtp-ntlm-info.nse</text:a></text:p>
          </table:table-cell>
          <table:table-cell table:style-name="ce1" table:formula="of:=LEFT([.A195];LEN([.A195])-4)" office:value-type="string" office:string-value="smtp-ntlm-info" calcext:value-type="string">
            <text:p>smtp-ntlm-info</text:p>
          </table:table-cell>
          <table:table-cell office:value-type="string" calcext:value-type="string">
            <text:p>snmprecon</text:p>
          </table:table-cell>
          <table:table-cell/>
          <table:table-cell office:value-type="string" calcext:value-type="string">
            <text:p>enumerate servers that allow NTLM auth. Sending NULL NTLM will cause a response of NetBIOS, DNS, and OS build version</text:p>
          </table:table-cell>
          <table:table-cell table:formula="of:=&quot;#&quot; &amp; [.B195] &amp; &quot;: &quot; &amp; [.E195]" office:value-type="string" office:string-value="#smtp-ntlm-info: enumerate servers that allow NTLM auth. Sending NULL NTLM will cause a response of NetBIOS, DNS, and OS build version" calcext:value-type="string">
            <text:p>#smtp-ntlm-info: enumerate servers that allow NTLM auth. Sending NULL NTLM will cause a response of NetBIOS, DNS, and OS build versio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open-relay.nse" xlink:type="simple">smtp-open-relay.nse</text:a></text:p>
          </table:table-cell>
          <table:table-cell table:style-name="ce1" table:formula="of:=LEFT([.A196];LEN([.A196])-4)" office:value-type="string" office:string-value="smtp-open-relay" calcext:value-type="string">
            <text:p>smtp-open-relay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attempt to relay mail by issuing combination of SMTP commands.</text:p>
          </table:table-cell>
          <table:table-cell table:formula="of:=&quot;#&quot; &amp; [.B196] &amp; &quot;: &quot; &amp; [.E196]" office:value-type="string" office:string-value="#smtp-open-relay: attempt to relay mail by issuing combination of SMTP commands." calcext:value-type="string">
            <text:p>#smtp-open-relay: attempt to relay mail by issuing combination of SMTP commands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strangeport.nse" xlink:type="simple">smtp-strangeport.nse</text:a></text:p>
          </table:table-cell>
          <table:table-cell table:style-name="ce1" table:formula="of:=LEFT([.A197];LEN([.A197])-4)" office:value-type="string" office:string-value="smtp-strangeport" calcext:value-type="string">
            <text:p>smtp-strangeport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check if SMTP is running on non-standard port.</text:p>
          </table:table-cell>
          <table:table-cell table:formula="of:=&quot;#&quot; &amp; [.B197] &amp; &quot;: &quot; &amp; [.E197]" office:value-type="string" office:string-value="#smtp-strangeport: check if SMTP is running on non-standard port." calcext:value-type="string">
            <text:p>#smtp-strangeport: check if SMTP is running on non-standard port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vuln-cve2010-4344.nse" xlink:type="simple">smtp-vuln-cve2010-4344.nse</text:a></text:p>
          </table:table-cell>
          <table:table-cell table:style-name="ce1" table:formula="of:=LEFT([.A198];LEN([.A198])-4)" office:value-type="string" office:string-value="smtp-vuln-cve2010-4344" calcext:value-type="string">
            <text:p>smtp-vuln-cve2010-4344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check for Heap overflow within versions of EXIM prior to 4.69 (CVE-2010-4344) and priv exc in EXIM prior to 4.72 (CVE-2010-4345) (Crash)</text:p>
          </table:table-cell>
          <table:table-cell table:formula="of:=&quot;#&quot; &amp; [.B198] &amp; &quot;: &quot; &amp; [.E198]" office:value-type="string" office:string-value="#smtp-vuln-cve2010-4344: check for Heap overflow within versions of EXIM prior to 4.69 (CVE-2010-4344) and priv exc in EXIM prior to 4.72 (CVE-2010-4345) (Crash)" calcext:value-type="string">
            <text:p>#smtp-vuln-cve2010-4344: check for Heap overflow within versions of EXIM prior to 4.69 (CVE-2010-4344) and priv exc in EXIM prior to 4.72 (CVE-2010-4345) (Crash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vuln-cve2011-1720.nse" xlink:type="simple">smtp-vuln-cve2011-1720.nse</text:a></text:p>
          </table:table-cell>
          <table:table-cell table:style-name="ce1" table:formula="of:=LEFT([.A199];LEN([.A199])-4)" office:value-type="string" office:string-value="smtp-vuln-cve2011-1720" calcext:value-type="string">
            <text:p>smtp-vuln-cve2011-1720</text:p>
          </table:table-cell>
          <table:table-cell table:style-name="ce4" office:value-type="string" calcext:value-type="string">
            <text:p>smtprecon (turned off)</text:p>
          </table:table-cell>
          <table:table-cell/>
          <table:table-cell office:value-type="string" calcext:value-type="string">
            <text:p>check for memory corruption in Postfix server when using Cyrus SASL library auth (CVE-2011-1720). (Crash)</text:p>
          </table:table-cell>
          <table:table-cell table:formula="of:=&quot;#&quot; &amp; [.B199] &amp; &quot;: &quot; &amp; [.E199]" office:value-type="string" office:string-value="#smtp-vuln-cve2011-1720: check for memory corruption in Postfix server when using Cyrus SASL library auth (CVE-2011-1720). (Crash)" calcext:value-type="string">
            <text:p>#smtp-vuln-cve2011-1720: check for memory corruption in Postfix server when using Cyrus SASL library auth (CVE-2011-1720). (Crash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tp-vuln-cve2011-1764.nse" xlink:type="simple">smtp-vuln-cve2011-1764.nse</text:a></text:p>
          </table:table-cell>
          <table:table-cell table:style-name="ce1" table:formula="of:=LEFT([.A200];LEN([.A200])-4)" office:value-type="string" office:string-value="smtp-vuln-cve2011-1764" calcext:value-type="string">
            <text:p>smtp-vuln-cve2011-1764</text:p>
          </table:table-cell>
          <table:table-cell office:value-type="string" calcext:value-type="string">
            <text:p>snmprecon</text:p>
          </table:table-cell>
          <table:table-cell/>
          <table:table-cell office:value-type="string" calcext:value-type="string">
            <text:p>check for format string vuln in Exim 4.70-4.75 with DKIM support (CVE-2011-1764). RCE with EXIM priv levels</text:p>
          </table:table-cell>
          <table:table-cell table:formula="of:=&quot;#&quot; &amp; [.B200] &amp; &quot;: &quot; &amp; [.E200]" office:value-type="string" office:string-value="#smtp-vuln-cve2011-1764: check for format string vuln in Exim 4.70-4.75 with DKIM support (CVE-2011-1764). RCE with EXIM priv levels" calcext:value-type="string">
            <text:p>#smtp-vuln-cve2011-1764: check for format string vuln in Exim 4.70-4.75 with DKIM support (CVE-2011-1764). RCE with EXIM priv level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brute.nse" xlink:type="simple">smb-brute.nse</text:a></text:p>
          </table:table-cell>
          <table:table-cell table:style-name="ce1" table:formula="of:=LEFT([.A201];LEN([.A201])-4)" office:value-type="string" office:string-value="smb-brute" calcext:value-type="string">
            <text:p>smb-brut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guess login over SMB</text:p>
          </table:table-cell>
          <table:table-cell table:formula="of:=&quot;#&quot; &amp; [.B201] &amp; &quot;: &quot; &amp; [.E201]" office:value-type="string" office:string-value="#smb-brute: Attempt to guess login over SMB" calcext:value-type="string">
            <text:p>#smb-brute: Attempt to guess login over SMB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double-pulsar-backdoor.nse" xlink:type="simple">smb-double-pulsar-backdoor.nse</text:a></text:p>
          </table:table-cell>
          <table:table-cell table:style-name="ce1" table:formula="of:=LEFT([.A202];LEN([.A202])-4)" office:value-type="string" office:string-value="smb-double-pulsar-backdoor" calcext:value-type="string">
            <text:p>smb-double-pulsar-backdoor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target is running Double Pulsar SMB backdoor</text:p>
          </table:table-cell>
          <table:table-cell table:formula="of:=&quot;#&quot; &amp; [.B202] &amp; &quot;: &quot; &amp; [.E202]" office:value-type="string" office:string-value="#smb-double-pulsar-backdoor: check if target is running Double Pulsar SMB backdoor" calcext:value-type="string">
            <text:p>#smb-double-pulsar-backdoor: check if target is running Double Pulsar SMB backdoor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domains.nse" xlink:type="simple">smb-enum-domains.nse</text:a></text:p>
          </table:table-cell>
          <table:table-cell table:style-name="ce1" table:formula="of:=LEFT([.A203];LEN([.A203])-4)" office:value-type="string" office:string-value="smb-enum-domains" calcext:value-type="string">
            <text:p>smb-enum-domain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enum domains on a system with policies. generally requires creds.</text:p>
          </table:table-cell>
          <table:table-cell table:formula="of:=&quot;#&quot; &amp; [.B203] &amp; &quot;: &quot; &amp; [.E203]" office:value-type="string" office:string-value="#smb-enum-domains: attempt to enum domains on a system with policies. generally requires creds." calcext:value-type="string">
            <text:p>#smb-enum-domains: attempt to enum domains on a system with policies. generally requires creds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groups.nse" xlink:type="simple">smb-enum-groups.nse</text:a></text:p>
          </table:table-cell>
          <table:table-cell table:style-name="ce1" table:formula="of:=LEFT([.A204];LEN([.A204])-4)" office:value-type="string" office:string-value="smb-enum-groups" calcext:value-type="string">
            <text:p>smb-enum-group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obtain a list of grous from remote system as well as a list of groups users. Works similar to 'enum.exe /g'</text:p>
          </table:table-cell>
          <table:table-cell table:formula="of:=&quot;#&quot; &amp; [.B204] &amp; &quot;: &quot; &amp; [.E204]" office:value-type="string" office:string-value="#smb-enum-groups: obtain a list of grous from remote system as well as a list of groups users. Works similar to 'enum.exe /g'" calcext:value-type="string">
            <text:p>#smb-enum-groups: obtain a list of grous from remote system as well as a list of groups users. Works similar to 'enum.exe /g'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processes.nse" xlink:type="simple">smb-enum-processes.nse</text:a></text:p>
          </table:table-cell>
          <table:table-cell table:style-name="ce1" table:formula="of:=LEFT([.A205];LEN([.A205])-4)" office:value-type="string" office:string-value="smb-enum-processes" calcext:value-type="string">
            <text:p>smb-enum-processe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pull list of processes from remote server over SMB. Done by query remote registry service. disabled by default on Vista. Requires Admin on others.</text:p>
          </table:table-cell>
          <table:table-cell table:formula="of:=&quot;#&quot; &amp; [.B205] &amp; &quot;: &quot; &amp; [.E205]" office:value-type="string" office:string-value="#smb-enum-processes: pull list of processes from remote server over SMB. Done by query remote registry service. disabled by default on Vista. Requires Admin on others." calcext:value-type="string">
            <text:p>#smb-enum-processes: pull list of processes from remote server over SMB. Done by query remote registry service. disabled by default on Vista. Requires Admin on others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services.nse" xlink:type="simple">smb-enum-services.nse</text:a></text:p>
          </table:table-cell>
          <table:table-cell table:style-name="ce1" table:formula="of:=LEFT([.A206];LEN([.A206])-4)" office:value-type="string" office:string-value="smb-enum-services" calcext:value-type="string">
            <text:p>smb-enum-service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retries list of services running. Requires Admin. No longer default available.</text:p>
          </table:table-cell>
          <table:table-cell table:formula="of:=&quot;#&quot; &amp; [.B206] &amp; &quot;: &quot; &amp; [.E206]" office:value-type="string" office:string-value="#smb-enum-services: retries list of services running. Requires Admin. No longer default available." calcext:value-type="string">
            <text:p>#smb-enum-services: retries list of services running. Requires Admin. No longer default available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sessions.nse" xlink:type="simple">smb-enum-sessions.nse</text:a></text:p>
          </table:table-cell>
          <table:table-cell table:style-name="ce1" table:formula="of:=LEFT([.A207];LEN([.A207])-4)" office:value-type="string" office:string-value="smb-enum-sessions" calcext:value-type="string">
            <text:p>smb-enum-session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enumerate users logged in locally or through share. reading remote registry (Vista disabled by default). Requires higher than 'anonymous'</text:p>
          </table:table-cell>
          <table:table-cell table:formula="of:=&quot;#&quot; &amp; [.B207] &amp; &quot;: &quot; &amp; [.E207]" office:value-type="string" office:string-value="#smb-enum-sessions: enumerate users logged in locally or through share. reading remote registry (Vista disabled by default). Requires higher than 'anonymous'" calcext:value-type="string">
            <text:p>#smb-enum-sessions: enumerate users logged in locally or through share. reading remote registry (Vista disabled by default). Requires higher than 'anonymous'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shares.nse" xlink:type="simple">smb-enum-shares.nse</text:a></text:p>
          </table:table-cell>
          <table:table-cell table:style-name="ce1" table:formula="of:=LEFT([.A208];LEN([.A208])-4)" office:value-type="string" office:string-value="smb-enum-shares" calcext:value-type="string">
            <text:p>smb-enum-share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list shares using srvsvc.NetShareEnumAll MSRPC and NetShareGetInfo. NetShareGetInfo requires Admin</text:p>
          </table:table-cell>
          <table:table-cell table:formula="of:=&quot;#&quot; &amp; [.B208] &amp; &quot;: &quot; &amp; [.E208]" office:value-type="string" office:string-value="#smb-enum-shares: attempt to list shares using srvsvc.NetShareEnumAll MSRPC and NetShareGetInfo. NetShareGetInfo requires Admin" calcext:value-type="string">
            <text:p>#smb-enum-shares: attempt to list shares using srvsvc.NetShareEnumAll MSRPC and NetShareGetInfo. NetShareGetInfo requires Admi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enum-users.nse" xlink:type="simple">smb-enum-users.nse</text:a></text:p>
          </table:table-cell>
          <table:table-cell table:style-name="ce1" table:formula="of:=LEFT([.A209];LEN([.A209])-4)" office:value-type="string" office:string-value="smb-enum-users" calcext:value-type="string">
            <text:p>smb-enum-user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enum users on remote system through MSRPC over 445 or 139. SAMR enum and LSA brute.</text:p>
          </table:table-cell>
          <table:table-cell table:formula="of:=&quot;#&quot; &amp; [.B209] &amp; &quot;: &quot; &amp; [.E209]" office:value-type="string" office:string-value="#smb-enum-users: attempt to enum users on remote system through MSRPC over 445 or 139. SAMR enum and LSA brute." calcext:value-type="string">
            <text:p>#smb-enum-users: attempt to enum users on remote system through MSRPC over 445 or 139. SAMR enum and LSA brute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flood.nse" xlink:type="simple">smb-flood.nse</text:a></text:p>
          </table:table-cell>
          <table:table-cell table:style-name="ce1" table:formula="of:=LEFT([.A210];LEN([.A210])-4)" office:value-type="string" office:string-value="smb-flood" calcext:value-type="string">
            <text:p>smb-flood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exhausts a remote SMB server's connection limit by opening as many as possible.</text:p>
          </table:table-cell>
          <table:table-cell table:formula="of:=&quot;#&quot; &amp; [.B210] &amp; &quot;: &quot; &amp; [.E210]" office:value-type="string" office:string-value="#smb-flood: exhausts a remote SMB server's connection limit by opening as many as possible." calcext:value-type="string">
            <text:p>#smb-flood: exhausts a remote SMB server's connection limit by opening as many as possible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ls.nse" xlink:type="simple">smb-ls.nse</text:a></text:p>
          </table:table-cell>
          <table:table-cell table:style-name="ce1" table:formula="of:=LEFT([.A211];LEN([.A211])-4)" office:value-type="string" office:string-value="smb-ls" calcext:value-type="string">
            <text:p>smb-l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s to retrieve useful information about files shared on SMB volumes. Resemble output of 'ls' command</text:p>
          </table:table-cell>
          <table:table-cell table:formula="of:=&quot;#&quot; &amp; [.B211] &amp; &quot;: &quot; &amp; [.E211]" office:value-type="string" office:string-value="#smb-ls: attempts to retrieve useful information about files shared on SMB volumes. Resemble output of 'ls' command" calcext:value-type="string">
            <text:p>#smb-ls: attempts to retrieve useful information about files shared on SMB volumes. Resemble output of 'ls' command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mbenum.nse" xlink:type="simple">smb-mbenum.nse</text:a></text:p>
          </table:table-cell>
          <table:table-cell table:style-name="ce1" table:formula="of:=LEFT([.A212];LEN([.A212])-4)" office:value-type="string" office:string-value="smb-mbenum" calcext:value-type="string">
            <text:p>smb-mbenum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queries information managed by the Windows Master Browser</text:p>
          </table:table-cell>
          <table:table-cell table:formula="of:=&quot;#&quot; &amp; [.B212] &amp; &quot;: &quot; &amp; [.E212]" office:value-type="string" office:string-value="#smb-mbenum: queries information managed by the Windows Master Browser" calcext:value-type="string">
            <text:p>#smb-mbenum: queries information managed by the Windows Master Browser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os-discovery.nse" xlink:type="simple">smb-os-discovery.nse</text:a></text:p>
          </table:table-cell>
          <table:table-cell table:style-name="ce1" table:formula="of:=LEFT([.A213];LEN([.A213])-4)" office:value-type="string" office:string-value="smb-os-discovery" calcext:value-type="string">
            <text:p>smb-os-discovery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determine OS, computer name, domain, workgroup, and current time over SMB. anonymous.</text:p>
          </table:table-cell>
          <table:table-cell table:formula="of:=&quot;#&quot; &amp; [.B213] &amp; &quot;: &quot; &amp; [.E213]" office:value-type="string" office:string-value="#smb-os-discovery: attempt to determine OS, computer name, domain, workgroup, and current time over SMB. anonymous." calcext:value-type="string">
            <text:p>#smb-os-discovery: attempt to determine OS, computer name, domain, workgroup, and current time over SMB. anonymous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print-text.nse" xlink:type="simple">smb-print-text.nse</text:a></text:p>
          </table:table-cell>
          <table:table-cell table:style-name="ce1" table:formula="of:=LEFT([.A214];LEN([.A214])-4)" office:value-type="string" office:string-value="smb-print-text" calcext:value-type="string">
            <text:p>smb-print-text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ttempt to print test on a shared printer by calling Printer Spooler Service RPC functions</text:p>
          </table:table-cell>
          <table:table-cell table:formula="of:=&quot;#&quot; &amp; [.B214] &amp; &quot;: &quot; &amp; [.E214]" office:value-type="string" office:string-value="#smb-print-text: attempt to print test on a shared printer by calling Printer Spooler Service RPC functions" calcext:value-type="string">
            <text:p>#smb-print-text: attempt to print test on a shared printer by calling Printer Spooler Service RPC function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protocols.nse" xlink:type="simple">smb-protocols.nse</text:a></text:p>
          </table:table-cell>
          <table:table-cell table:style-name="ce1" table:formula="of:=LEFT([.A215];LEN([.A215])-4)" office:value-type="string" office:string-value="smb-protocols" calcext:value-type="string">
            <text:p>smb-protocols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s to initiate a connection using each version of SMB. if SMBv1 is found, it will mark it as insecure.</text:p>
          </table:table-cell>
          <table:table-cell table:formula="of:=&quot;#&quot; &amp; [.B215] &amp; &quot;: &quot; &amp; [.E215]" office:value-type="string" office:string-value="#smb-protocols: attempts to initiate a connection using each version of SMB. if SMBv1 is found, it will mark it as insecure." calcext:value-type="string">
            <text:p>#smb-protocols: attempts to initiate a connection using each version of SMB. if SMBv1 is found, it will mark it as insecure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psexec.nse" xlink:type="simple">smb-psexec.nse</text:a></text:p>
          </table:table-cell>
          <table:table-cell table:style-name="ce1" table:formula="of:=LEFT([.A216];LEN([.A216])-4)" office:value-type="string" office:string-value="smb-psexec" calcext:value-type="string">
            <text:p>smb-psexec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rguably most powerful module. requires configuration. config places in /nselib/data/psexec. Read documentation. https://github.com/nmap/nmap/blob/master/scripts/smb-psexec.nse</text:p>
          </table:table-cell>
          <table:table-cell table:formula="of:=&quot;#&quot; &amp; [.B216] &amp; &quot;: &quot; &amp; [.E216]" office:value-type="string" office:string-value="#smb-psexec: arguably most powerful module. requires configuration. config places in /nselib/data/psexec. Read documentation. https://github.com/nmap/nmap/blob/master/scripts/smb-psexec.nse" calcext:value-type="string">
            <text:p>#smb-psexec: arguably most powerful module. requires configuration. config places in /nselib/data/psexec. Read documentation. https://github.com/nmap/nmap/blob/master/scripts/smb-psexec.ns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security-mode.nse" xlink:type="simple">smb-security-mode.nse</text:a></text:p>
          </table:table-cell>
          <table:table-cell table:style-name="ce1" table:formula="of:=LEFT([.A217];LEN([.A217])-4)" office:value-type="string" office:string-value="smb-security-mode" calcext:value-type="string">
            <text:p>smb-security-mod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returns information about the SMB security level determined by SMB, ie signing, challenge-response, etc</text:p>
          </table:table-cell>
          <table:table-cell table:formula="of:=&quot;#&quot; &amp; [.B217] &amp; &quot;: &quot; &amp; [.E217]" office:value-type="string" office:string-value="#smb-security-mode: returns information about the SMB security level determined by SMB, ie signing, challenge-response, etc" calcext:value-type="string">
            <text:p>#smb-security-mode: returns information about the SMB security level determined by SMB, ie signing, challenge-response, 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server-stats.nse" xlink:type="simple">smb-server-stats.nse</text:a></text:p>
          </table:table-cell>
          <table:table-cell table:style-name="ce1" table:formula="of:=LEFT([.A218];LEN([.A218])-4)" office:value-type="string" office:string-value="smb-server-stats" calcext:value-type="string">
            <text:p>smb-server-stat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requires Admin. grab server stats.</text:p>
          </table:table-cell>
          <table:table-cell table:formula="of:=&quot;#&quot; &amp; [.B218] &amp; &quot;: &quot; &amp; [.E218]" office:value-type="string" office:string-value="#smb-server-stats: requires Admin. grab server stats." calcext:value-type="string">
            <text:p>#smb-server-stats: requires Admin. grab server stats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system-info.nse" xlink:type="simple">smb-system-info.nse</text:a></text:p>
          </table:table-cell>
          <table:table-cell table:style-name="ce1" table:formula="of:=LEFT([.A219];LEN([.A219])-4)" office:value-type="string" office:string-value="smb-system-info" calcext:value-type="string">
            <text:p>smb-system-info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pulls info from registry. Requires Admin, though auth user should get some info.</text:p>
          </table:table-cell>
          <table:table-cell table:formula="of:=&quot;#&quot; &amp; [.B219] &amp; &quot;: &quot; &amp; [.E219]" office:value-type="string" office:string-value="#smb-system-info: pulls info from registry. Requires Admin, though auth user should get some info." calcext:value-type="string">
            <text:p>#smb-system-info: pulls info from registry. Requires Admin, though auth user should get some info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conficker.nse" xlink:type="simple">smb-vuln-conficker.nse</text:a></text:p>
          </table:table-cell>
          <table:table-cell table:style-name="ce1" table:formula="of:=LEFT([.A220];LEN([.A220])-4)" office:value-type="string" office:string-value="smb-vuln-conficker" calcext:value-type="string">
            <text:p>smb-vuln-conficker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Detects systems infected by conficker worm. dangerous check and may crash systems.</text:p>
          </table:table-cell>
          <table:table-cell table:formula="of:=&quot;#&quot; &amp; [.B220] &amp; &quot;: &quot; &amp; [.E220]" office:value-type="string" office:string-value="#smb-vuln-conficker: Detects systems infected by conficker worm. dangerous check and may crash systems." calcext:value-type="string">
            <text:p>#smb-vuln-conficker: Detects systems infected by conficker worm. dangerous check and may crash systems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cve-2017-7494.nse" xlink:type="simple">smb-vuln-cve-2017-7494.nse</text:a></text:p>
          </table:table-cell>
          <table:table-cell table:style-name="ce1" table:formula="of:=LEFT([.A221];LEN([.A221])-4)" office:value-type="string" office:string-value="smb-vuln-cve-2017-7494" calcext:value-type="string">
            <text:p>smb-vuln-cve-2017-7494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vuln to Arbitrary Shared Library Load vuln CVE-2017-7494. Unpatched Samba from 3.5.0-4.4.13 and prior to 4.5.10 and 4.6.4 are affected by RCE.</text:p>
          </table:table-cell>
          <table:table-cell table:formula="of:=&quot;#&quot; &amp; [.B221] &amp; &quot;: &quot; &amp; [.E221]" office:value-type="string" office:string-value="#smb-vuln-cve-2017-7494: check if vuln to Arbitrary Shared Library Load vuln CVE-2017-7494. Unpatched Samba from 3.5.0-4.4.13 and prior to 4.5.10 and 4.6.4 are affected by RCE." calcext:value-type="string">
            <text:p>#smb-vuln-cve-2017-7494: check if vuln to Arbitrary Shared Library Load vuln CVE-2017-7494. Unpatched Samba from 3.5.0-4.4.13 and prior to 4.5.10 and 4.6.4 are affected by RCE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cve2009-3103.nse" xlink:type="simple">smb-vuln-cve2009-3103.nse</text:a></text:p>
          </table:table-cell>
          <table:table-cell table:style-name="ce1" table:formula="of:=LEFT([.A222];LEN([.A222])-4)" office:value-type="string" office:string-value="smb-vuln-cve2009-3103" calcext:value-type="string">
            <text:p>smb-vuln-cve2009-3103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detects if vuln to DoS CVE-2009-3103. Will crash the service if it is vulnerable</text:p>
          </table:table-cell>
          <table:table-cell table:formula="of:=&quot;#&quot; &amp; [.B222] &amp; &quot;: &quot; &amp; [.E222]" office:value-type="string" office:string-value="#smb-vuln-cve2009-3103: detects if vuln to DoS CVE-2009-3103. Will crash the service if it is vulnerable" calcext:value-type="string">
            <text:p>#smb-vuln-cve2009-3103: detects if vuln to DoS CVE-2009-3103. Will crash the service if it is vulnerabl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06-025.nse" xlink:type="simple">smb-vuln-ms06-025.nse</text:a></text:p>
          </table:table-cell>
          <table:table-cell table:style-name="ce1" table:formula="of:=LEFT([.A223];LEN([.A223])-4)" office:value-type="string" office:string-value="smb-vuln-ms06-025" calcext:value-type="string">
            <text:p>smb-vuln-ms06-025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06-025 RasRPCSubmitRequest RPC method</text:p>
          </table:table-cell>
          <table:table-cell table:formula="of:=&quot;#&quot; &amp; [.B223] &amp; &quot;: &quot; &amp; [.E223]" office:value-type="string" office:string-value="#smb-vuln-ms06-025: check if vuln to MS06-025 RasRPCSubmitRequest RPC method" calcext:value-type="string">
            <text:p>#smb-vuln-ms06-025: check if vuln to MS06-025 RasRPCSubmitRequest RPC method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07-029.nse" xlink:type="simple">smb-vuln-ms07-029.nse</text:a></text:p>
          </table:table-cell>
          <table:table-cell table:style-name="ce1" table:formula="of:=LEFT([.A224];LEN([.A224])-4)" office:value-type="string" office:string-value="smb-vuln-ms07-029" calcext:value-type="string">
            <text:p>smb-vuln-ms07-029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07-029 DNS RPC vulnerability. Will crash the service if vulnerable</text:p>
          </table:table-cell>
          <table:table-cell table:formula="of:=&quot;#&quot; &amp; [.B224] &amp; &quot;: &quot; &amp; [.E224]" office:value-type="string" office:string-value="#smb-vuln-ms07-029: check if vuln to MS07-029 DNS RPC vulnerability. Will crash the service if vulnerable" calcext:value-type="string">
            <text:p>#smb-vuln-ms07-029: check if vuln to MS07-029 DNS RPC vulnerability. Will crash the service if vulnerabl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08-067.nse" xlink:type="simple">smb-vuln-ms08-067.nse</text:a></text:p>
          </table:table-cell>
          <table:table-cell table:style-name="ce1" table:formula="of:=LEFT([.A225];LEN([.A225])-4)" office:value-type="string" office:string-value="smb-vuln-ms08-067" calcext:value-type="string">
            <text:p>smb-vuln-ms08-067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08-067. Dangerous and may crash systems</text:p>
          </table:table-cell>
          <table:table-cell table:formula="of:=&quot;#&quot; &amp; [.B225] &amp; &quot;: &quot; &amp; [.E225]" office:value-type="string" office:string-value="#smb-vuln-ms08-067: check if vuln to MS08-067. Dangerous and may crash systems" calcext:value-type="string">
            <text:p>#smb-vuln-ms08-067: check if vuln to MS08-067. Dangerous and may crash system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10-054.nse" xlink:type="simple">smb-vuln-ms10-054.nse</text:a></text:p>
          </table:table-cell>
          <table:table-cell table:style-name="ce1" table:formula="of:=LEFT([.A226];LEN([.A226])-4)" office:value-type="string" office:string-value="smb-vuln-ms10-054" calcext:value-type="string">
            <text:p>smb-vuln-ms10-054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MS10-054. Dangerous and will BSOD system</text:p>
          </table:table-cell>
          <table:table-cell table:formula="of:=&quot;#&quot; &amp; [.B226] &amp; &quot;: &quot; &amp; [.E226]" office:value-type="string" office:string-value="#smb-vuln-ms10-054: check if vuln to MS10-054. Dangerous and will BSOD system" calcext:value-type="string">
            <text:p>#smb-vuln-ms10-054: check if vuln to MS10-054. Dangerous and will BSOD system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10-061.nse" xlink:type="simple">smb-vuln-ms10-061.nse</text:a></text:p>
          </table:table-cell>
          <table:table-cell table:style-name="ce1" table:formula="of:=LEFT([.A227];LEN([.A227])-4)" office:value-type="string" office:string-value="smb-vuln-ms10-061" calcext:value-type="string">
            <text:p>smb-vuln-ms10-061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vuln to ms10-061 Printer Spooler impersonation. used in Stuxnet. Checks for vuln in safe way without crashing. Needs access to at least one shared printer.</text:p>
          </table:table-cell>
          <table:table-cell table:formula="of:=&quot;#&quot; &amp; [.B227] &amp; &quot;: &quot; &amp; [.E227]" office:value-type="string" office:string-value="#smb-vuln-ms10-061: check if vuln to ms10-061 Printer Spooler impersonation. used in Stuxnet. Checks for vuln in safe way without crashing. Needs access to at least one shared printer." calcext:value-type="string">
            <text:p>#smb-vuln-ms10-061: check if vuln to ms10-061 Printer Spooler impersonation. used in Stuxnet. Checks for vuln in safe way without crashing. Needs access to at least one shared printer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ms17-010.nse" xlink:type="simple">smb-vuln-ms17-010.nse</text:a></text:p>
          </table:table-cell>
          <table:table-cell table:style-name="ce1" table:formula="of:=LEFT([.A228];LEN([.A228])-4)" office:value-type="string" office:string-value="smb-vuln-ms17-010" calcext:value-type="string">
            <text:p>smb-vuln-ms17-010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check if vuln to MS17-010 aka EternalBlue. Connects to $IPC tree, executes transaction and checks if error. SMBv1 vuln.</text:p>
          </table:table-cell>
          <table:table-cell table:formula="of:=&quot;#&quot; &amp; [.B228] &amp; &quot;: &quot; &amp; [.E228]" office:value-type="string" office:string-value="#smb-vuln-ms17-010: check if vuln to MS17-010 aka EternalBlue. Connects to $IPC tree, executes transaction and checks if error. SMBv1 vuln." calcext:value-type="string">
            <text:p>#smb-vuln-ms17-010: check if vuln to MS17-010 aka EternalBlue. Connects to $IPC tree, executes transaction and checks if error. SMBv1 vuln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-vuln-regsvc-dos.nse" xlink:type="simple">smb-vuln-regsvc-dos.nse</text:a></text:p>
          </table:table-cell>
          <table:table-cell table:style-name="ce1" table:formula="of:=LEFT([.A229];LEN([.A229])-4)" office:value-type="string" office:string-value="smb-vuln-regsvc-dos" calcext:value-type="string">
            <text:p>smb-vuln-regsvc-do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check if vuln to null pointer dereference in regsvc. Will crash service if vuln.</text:p>
          </table:table-cell>
          <table:table-cell table:formula="of:=&quot;#&quot; &amp; [.B229] &amp; &quot;: &quot; &amp; [.E229]" office:value-type="string" office:string-value="#smb-vuln-regsvc-dos: check if vuln to null pointer dereference in regsvc. Will crash service if vuln." calcext:value-type="string">
            <text:p>#smb-vuln-regsvc-dos: check if vuln to null pointer dereference in regsvc. Will crash service if vuln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2-capabilities.nse" xlink:type="simple">smb2-capabilities.nse</text:a></text:p>
          </table:table-cell>
          <table:table-cell table:style-name="ce1" table:formula="of:=LEFT([.A230];LEN([.A230])-4)" office:value-type="string" office:string-value="smb2-capabilities" calcext:value-type="string">
            <text:p>smb2-capabilities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ttempt to list supported cabilities in a SMBv2 server for each enabled dialect.</text:p>
          </table:table-cell>
          <table:table-cell table:formula="of:=&quot;#&quot; &amp; [.B230] &amp; &quot;: &quot; &amp; [.E230]" office:value-type="string" office:string-value="#smb2-capabilities: attempt to list supported cabilities in a SMBv2 server for each enabled dialect." calcext:value-type="string">
            <text:p>#smb2-capabilities: attempt to list supported cabilities in a SMBv2 server for each enabled dialect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2-security-mode.nse" xlink:type="simple">smb2-security-mode.nse</text:a></text:p>
          </table:table-cell>
          <table:table-cell table:style-name="ce1" table:formula="of:=LEFT([.A231];LEN([.A231])-4)" office:value-type="string" office:string-value="smb2-security-mode" calcext:value-type="string">
            <text:p>smb2-security-mod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determines mesage signing config in SMBv2 servers for all supported dialects.</text:p>
          </table:table-cell>
          <table:table-cell table:formula="of:=&quot;#&quot; &amp; [.B231] &amp; &quot;: &quot; &amp; [.E231]" office:value-type="string" office:string-value="#smb2-security-mode: determines mesage signing config in SMBv2 servers for all supported dialects." calcext:value-type="string">
            <text:p>#smb2-security-mode: determines mesage signing config in SMBv2 servers for all supported dialects.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2-time.nse" xlink:type="simple">smb2-time.nse</text:a></text:p>
          </table:table-cell>
          <table:table-cell table:style-name="ce1" table:formula="of:=LEFT([.A232];LEN([.A232])-4)" office:value-type="string" office:string-value="smb2-time" calcext:value-type="string">
            <text:p>smb2-time</text:p>
          </table:table-cell>
          <table:table-cell table:style-name="ce4" office:value-type="string" calcext:value-type="string">
            <text:p>smbrecon (turned off)</text:p>
          </table:table-cell>
          <table:table-cell/>
          <table:table-cell office:value-type="string" calcext:value-type="string">
            <text:p>attempt to obtain the current system date and start date of a SMB2 server</text:p>
          </table:table-cell>
          <table:table-cell table:formula="of:=&quot;#&quot; &amp; [.B232] &amp; &quot;: &quot; &amp; [.E232]" office:value-type="string" office:string-value="#smb2-time: attempt to obtain the current system date and start date of a SMB2 server" calcext:value-type="string">
            <text:p>#smb2-time: attempt to obtain the current system date and start date of a SMB2 server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mb2-vuln-uptime.nse" xlink:type="simple">smb2-vuln-uptime.nse</text:a></text:p>
          </table:table-cell>
          <table:table-cell table:style-name="ce1" table:formula="of:=LEFT([.A233];LEN([.A233])-4)" office:value-type="string" office:string-value="smb2-vuln-uptime" calcext:value-type="string">
            <text:p>smb2-vuln-uptime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attempt to detect missing patches in windows sytems by checking the uptime returned during the SMB2 protocol negotiation</text:p>
          </table:table-cell>
          <table:table-cell table:formula="of:=&quot;#&quot; &amp; [.B233] &amp; &quot;: &quot; &amp; [.E233]" office:value-type="string" office:string-value="#smb2-vuln-uptime: attempt to detect missing patches in windows sytems by checking the uptime returned during the SMB2 protocol negotiation" calcext:value-type="string">
            <text:p>#smb2-vuln-uptime: attempt to detect missing patches in windows sytems by checking the uptime returned during the SMB2 protocol negotiatio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amba-vuln-cve-2012-1182.nse" xlink:type="simple">samba-vuln-cve-2012-1182.nse</text:a></text:p>
          </table:table-cell>
          <table:table-cell table:style-name="ce1" table:formula="of:=LEFT([.A234];LEN([.A234])-4)" office:value-type="string" office:string-value="samba-vuln-cve-2012-1182" calcext:value-type="string">
            <text:p>samba-vuln-cve-2012-1182</text:p>
          </table:table-cell>
          <table:table-cell office:value-type="string" calcext:value-type="string">
            <text:p>smbrecon</text:p>
          </table:table-cell>
          <table:table-cell/>
          <table:table-cell office:value-type="string" calcext:value-type="string">
            <text:p>RCE as root from anonymous connection</text:p>
          </table:table-cell>
          <table:table-cell table:formula="of:=&quot;#&quot; &amp; [.B234] &amp; &quot;: &quot; &amp; [.E234]" office:value-type="string" office:string-value="#samba-vuln-cve-2012-1182: RCE as root from anonymous connection" calcext:value-type="string">
            <text:p>#samba-vuln-cve-2012-1182: RCE as root from anonymous connectio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ldap-brute.nse" xlink:type="simple">ldap-brute.nse</text:a></text:p>
          </table:table-cell>
          <table:table-cell table:style-name="ce1" table:formula="of:=LEFT([.A235];LEN([.A235])-4)" office:value-type="string" office:string-value="ldap-brute" calcext:value-type="string">
            <text:p>ldap-brute</text:p>
          </table:table-cell>
          <table:table-cell office:value-type="string" calcext:value-type="string">
            <text:p>ldaprecon (turned off)</text:p>
          </table:table-cell>
          <table:table-cell/>
          <table:table-cell office:value-type="string" calcext:value-type="string">
            <text:p>Brute LDAP auth</text:p>
          </table:table-cell>
          <table:table-cell table:formula="of:=&quot;#&quot; &amp; [.B235] &amp; &quot;: &quot; &amp; [.E235]" office:value-type="string" office:string-value="#ldap-brute: Brute LDAP auth" calcext:value-type="string">
            <text:p>#ldap-brute: Brute LDAP auth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ldap-novell-getpass.nse" xlink:type="simple">ldap-novell-getpass.nse</text:a></text:p>
          </table:table-cell>
          <table:table-cell table:style-name="ce1" table:formula="of:=LEFT([.A236];LEN([.A236])-4)" office:value-type="string" office:string-value="ldap-novell-getpass" calcext:value-type="string">
            <text:p>ldap-novell-getpass</text:p>
          </table:table-cell>
          <table:table-cell office:value-type="string" calcext:value-type="string">
            <text:p>ldaprecon</text:p>
          </table:table-cell>
          <table:table-cell/>
          <table:table-cell office:value-type="string" calcext:value-type="string">
            <text:p>Retrieve Novell Universal Password for a user (requires admin account)</text:p>
          </table:table-cell>
          <table:table-cell table:formula="of:=&quot;#&quot; &amp; [.B236] &amp; &quot;: &quot; &amp; [.E236]" office:value-type="string" office:string-value="#ldap-novell-getpass: Retrieve Novell Universal Password for a user (requires admin account)" calcext:value-type="string">
            <text:p>#ldap-novell-getpass: Retrieve Novell Universal Password for a user (requires admin account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ldap-rootdse.nse" xlink:type="simple">ldap-rootdse.nse</text:a></text:p>
          </table:table-cell>
          <table:table-cell table:style-name="ce1" table:formula="of:=LEFT([.A237];LEN([.A237])-4)" office:value-type="string" office:string-value="ldap-rootdse" calcext:value-type="string">
            <text:p>ldap-rootdse</text:p>
          </table:table-cell>
          <table:table-cell office:value-type="string" calcext:value-type="string">
            <text:p>ldaprecon</text:p>
          </table:table-cell>
          <table:table-cell/>
          <table:table-cell office:value-type="string" calcext:value-type="string">
            <text:p>Retrieves LDAP root DSA-specific Entry</text:p>
          </table:table-cell>
          <table:table-cell table:formula="of:=&quot;#&quot; &amp; [.B237] &amp; &quot;: &quot; &amp; [.E237]" office:value-type="string" office:string-value="#ldap-rootdse: Retrieves LDAP root DSA-specific Entry" calcext:value-type="string">
            <text:p>#ldap-rootdse: Retrieves LDAP root DSA-specific Entry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ldap-search.nse" xlink:type="simple">ldap-search.nse</text:a></text:p>
          </table:table-cell>
          <table:table-cell table:style-name="ce1" table:formula="of:=LEFT([.A238];LEN([.A238])-4)" office:value-type="string" office:string-value="ldap-search" calcext:value-type="string">
            <text:p>ldap-search</text:p>
          </table:table-cell>
          <table:table-cell office:value-type="string" calcext:value-type="string">
            <text:p>ldaprecon (turned off)</text:p>
          </table:table-cell>
          <table:table-cell/>
          <table:table-cell office:value-type="string" calcext:value-type="string">
            <text:p>Attempts to perform an LDAP search and returns all matches (requires account)</text:p>
          </table:table-cell>
          <table:table-cell table:formula="of:=&quot;#&quot; &amp; [.B238] &amp; &quot;: &quot; &amp; [.E238]" office:value-type="string" office:string-value="#ldap-search: Attempts to perform an LDAP search and returns all matches (requires account)" calcext:value-type="string">
            <text:p>#ldap-search: Attempts to perform an LDAP search and returns all matches (requires account)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pc-grind.nse" xlink:type="simple">rpc-grind.nse</text:a></text:p>
          </table:table-cell>
          <table:table-cell table:style-name="ce1" table:formula="of:=LEFT([.A239];LEN([.A239])-4)" office:value-type="string" office:string-value="rpc-grind" calcext:value-type="string">
            <text:p>rpc-grind</text:p>
          </table:table-cell>
          <table:table-cell office:value-type="string" calcext:value-type="string">
            <text:p>rpcbindRecon (reconscan)</text:p>
          </table:table-cell>
          <table:table-cell/>
          <table:table-cell office:value-type="string" calcext:value-type="string">
            <text:p>Fingerprints target RPC port to extract service, rpc number, and version</text:p>
          </table:table-cell>
          <table:table-cell table:formula="of:=&quot;#&quot; &amp; [.B239] &amp; &quot;: &quot; &amp; [.E239]" office:value-type="string" office:string-value="#rpc-grind: Fingerprints target RPC port to extract service, rpc number, and version" calcext:value-type="string">
            <text:p>#rpc-grind: Fingerprints target RPC port to extract service, rpc number, and versio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pcap-brute.nse" xlink:type="simple">rpcap-brute.nse</text:a></text:p>
          </table:table-cell>
          <table:table-cell table:style-name="ce1" table:formula="of:=LEFT([.A240];LEN([.A240])-4)" office:value-type="string" office:string-value="rpcap-brute" calcext:value-type="string">
            <text:p>rpcap-brute</text:p>
          </table:table-cell>
          <table:table-cell office:value-type="string" calcext:value-type="string">
            <text:p>rpcbindRecon (turned off) (reconscan)</text:p>
          </table:table-cell>
          <table:table-cell/>
          <table:table-cell office:value-type="string" calcext:value-type="string">
            <text:p>Brute against WinPcap Remote Capture</text:p>
          </table:table-cell>
          <table:table-cell table:formula="of:=&quot;#&quot; &amp; [.B240] &amp; &quot;: &quot; &amp; [.E240]" office:value-type="string" office:string-value="#rpcap-brute: Brute against WinPcap Remote Capture" calcext:value-type="string">
            <text:p>#rpcap-brute: Brute against WinPcap Remote Captu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pcap-info.nse" xlink:type="simple">rpcap-info.nse</text:a></text:p>
          </table:table-cell>
          <table:table-cell table:style-name="ce1" table:formula="of:=LEFT([.A241];LEN([.A241])-4)" office:value-type="string" office:string-value="rpcap-info" calcext:value-type="string">
            <text:p>rpcap-info</text:p>
          </table:table-cell>
          <table:table-cell office:value-type="string" calcext:value-type="string">
            <text:p>rpcbindRecon (turned off) (reconscan)</text:p>
          </table:table-cell>
          <table:table-cell/>
          <table:table-cell office:value-type="string" calcext:value-type="string">
            <text:p>Retrieve interface information through rpcap service</text:p>
          </table:table-cell>
          <table:table-cell table:formula="of:=&quot;#&quot; &amp; [.B241] &amp; &quot;: &quot; &amp; [.E241]" office:value-type="string" office:string-value="#rpcap-info: Retrieve interface information through rpcap service" calcext:value-type="string">
            <text:p>#rpcap-info: Retrieve interface information through rpcap servic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rpcinfo.nse" xlink:type="simple">rpcinfo.nse</text:a></text:p>
          </table:table-cell>
          <table:table-cell table:style-name="ce1" table:formula="of:=LEFT([.A242];LEN([.A242])-4)" office:value-type="string" office:string-value="rpcinfo" calcext:value-type="string">
            <text:p>rpcinfo</text:p>
          </table:table-cell>
          <table:table-cell office:value-type="string" calcext:value-type="string">
            <text:p>rpcbindRecon (reconscan)</text:p>
          </table:table-cell>
          <table:table-cell/>
          <table:table-cell office:value-type="string" calcext:value-type="string">
            <text:p>Connects to portmapper and fetches a list of all registered programs</text:p>
          </table:table-cell>
          <table:table-cell table:formula="of:=&quot;#&quot; &amp; [.B242] &amp; &quot;: &quot; &amp; [.E242]" office:value-type="string" office:string-value="#rpcinfo: Connects to portmapper and fetches a list of all registered programs" calcext:value-type="string">
            <text:p>#rpcinfo: Connects to portmapper and fetches a list of all registered programs</text:p>
          </table:table-cell>
          <table:table-cell table:number-columns-repeated="1018"/>
        </table:table-row>
        <table:table-row table:style-name="ro1" table:number-rows-repeated="112">
          <table:table-cell table:number-columns-repeated="1024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auth.nse" xlink:type="simple">ajp-auth.nse</text:a></text:p>
          </table:table-cell>
          <table:table-cell table:style-name="ce1" table:formula="of:=LEFT([.A355];LEN([.A355])-4)" office:value-type="string" office:string-value="ajp-auth" calcext:value-type="string">
            <text:p>ajp-auth</text:p>
          </table:table-cell>
          <table:table-cell table:style-name="ce4"/>
          <table:table-cell office:value-type="string" calcext:value-type="string">
            <text:p>Apache J Serve</text:p>
          </table:table-cell>
          <table:table-cell office:value-type="string" calcext:value-type="string">
            <text:p>Retrieve auth scheme and realm of AJP servi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brute.nse" xlink:type="simple">ajp-brute.nse</text:a></text:p>
          </table:table-cell>
          <table:table-cell table:style-name="ce1" table:formula="of:=LEFT([.A356];LEN([.A356])-4)" office:value-type="string" office:string-value="ajp-brute" calcext:value-type="string">
            <text:p>ajp-brute</text:p>
          </table:table-cell>
          <table:table-cell table:style-name="ce4"/>
          <table:table-cell office:value-type="string" calcext:value-type="string">
            <text:p>Apache J Serve (turned off)</text:p>
          </table:table-cell>
          <table:table-cell office:value-type="string" calcext:value-type="string">
            <text:p>Brute auth against AJ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headers.nse" xlink:type="simple">ajp-headers.nse</text:a></text:p>
          </table:table-cell>
          <table:table-cell table:style-name="ce1" table:formula="of:=LEFT([.A357];LEN([.A357])-4)" office:value-type="string" office:string-value="ajp-headers" calcext:value-type="string">
            <text:p>ajp-headers</text:p>
          </table:table-cell>
          <table:table-cell table:style-name="ce4"/>
          <table:table-cell office:value-type="string" calcext:value-type="string">
            <text:p>Apache J Serve</text:p>
          </table:table-cell>
          <table:table-cell office:value-type="string" calcext:value-type="string">
            <text:p>HEAD or GET against root and returns response heade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methods.nse" xlink:type="simple">ajp-methods.nse</text:a></text:p>
          </table:table-cell>
          <table:table-cell table:style-name="ce1" table:formula="of:=LEFT([.A358];LEN([.A358])-4)" office:value-type="string" office:string-value="ajp-methods" calcext:value-type="string">
            <text:p>ajp-methods</text:p>
          </table:table-cell>
          <table:table-cell table:style-name="ce4"/>
          <table:table-cell office:value-type="string" calcext:value-type="string">
            <text:p>Apache J Serve</text:p>
          </table:table-cell>
          <table:table-cell office:value-type="string" calcext:value-type="string">
            <text:p>Discovers which options are supported by AJ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ajp-request.nse" xlink:type="simple">ajp-request.nse</text:a></text:p>
          </table:table-cell>
          <table:table-cell table:style-name="ce1" table:formula="of:=LEFT([.A359];LEN([.A359])-4)" office:value-type="string" office:string-value="ajp-request" calcext:value-type="string">
            <text:p>ajp-request</text:p>
          </table:table-cell>
          <table:table-cell/>
          <table:table-cell office:value-type="string" calcext:value-type="string">
            <text:p>Apache J Serve</text:p>
          </table:table-cell>
          <table:table-cell office:value-type="string" calcext:value-type="string">
            <text:p>Requests a URI and displays resul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ataoe-discover.nse" xlink:type="simple">broadcast-ataoe-discover.nse</text:a></text:p>
          </table:table-cell>
          <table:table-cell table:style-name="ce1" table:formula="of:=LEFT([.A360];LEN([.A360])-4)" office:value-type="string" office:string-value="broadcast-ataoe-discover" calcext:value-type="string">
            <text:p>broadcast-ataoe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servers supporting ATA over ethernet. requires "-e &lt;interface&gt;"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avahi-dos.nse" xlink:type="simple">broadcast-avahi-dos.nse</text:a></text:p>
          </table:table-cell>
          <table:table-cell table:style-name="ce1" table:formula="of:=LEFT([.A361];LEN([.A361])-4)" office:value-type="string" office:string-value="broadcast-avahi-dos" calcext:value-type="string">
            <text:p>broadcast-avahi-dos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Exploits Do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bjnp-discover.nse" xlink:type="simple">broadcast-bjnp-discover.nse</text:a></text:p>
          </table:table-cell>
          <table:table-cell table:style-name="ce1" table:formula="of:=LEFT([.A362];LEN([.A362])-4)" office:value-type="string" office:string-value="broadcast-bjnp-discover" calcext:value-type="string">
            <text:p>broadcast-bjnp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 Canon (printer/scanner) supporting BJN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b2-discover.nse" xlink:type="simple">broadcast-db2-discover.nse</text:a></text:p>
          </table:table-cell>
          <table:table-cell table:style-name="ce1" table:formula="of:=LEFT([.A363];LEN([.A363])-4)" office:value-type="string" office:string-value="broadcast-db2-discover" calcext:value-type="string">
            <text:p>broadcast-db2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discover DB2 servers on network by sending broadcast to UDP 52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hcp-discover.nse" xlink:type="simple">broadcast-dhcp-discover.nse</text:a></text:p>
          </table:table-cell>
          <table:table-cell table:style-name="ce1" table:formula="of:=LEFT([.A364];LEN([.A364])-4)" office:value-type="string" office:string-value="broadcast-dhcp-discover" calcext:value-type="string">
            <text:p>broadcast-dhc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 DHCP request to broadcast address and reports resul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hcp6-discover.nse" xlink:type="simple">broadcast-dhcp6-discover.nse</text:a></text:p>
          </table:table-cell>
          <table:table-cell table:style-name="ce1" table:formula="of:=LEFT([.A365];LEN([.A365])-4)" office:value-type="string" office:string-value="broadcast-dhcp6-discover" calcext:value-type="string">
            <text:p>broadcast-dhcp6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 DHCPv6 request to multicast and prints address with any other option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ns-service-discovery.nse" xlink:type="simple">broadcast-dns-service-discovery.nse</text:a></text:p>
          </table:table-cell>
          <table:table-cell table:style-name="ce1" table:formula="of:=LEFT([.A366];LEN([.A366])-4)" office:value-type="string" office:string-value="broadcast-dns-service-discovery" calcext:value-type="string">
            <text:p>broadcast-dns-service-discovery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hosts' services using DNS Service Discovery Protoco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dropbox-listener.nse" xlink:type="simple">broadcast-dropbox-listener.nse</text:a></text:p>
          </table:table-cell>
          <table:table-cell table:style-name="ce1" table:formula="of:=LEFT([.A367];LEN([.A367])-4)" office:value-type="string" office:string-value="broadcast-dropbox-listener" calcext:value-type="string">
            <text:p>broadcast-dropbox-listen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Listen for LAN sync Dropbox client broadcasts (already doing broadcast-listener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eigrp-discovery.nse" xlink:type="simple">broadcast-eigrp-discovery.nse</text:a></text:p>
          </table:table-cell>
          <table:table-cell table:style-name="ce1" table:formula="of:=LEFT([.A368];LEN([.A368])-4)" office:value-type="string" office:string-value="broadcast-eigrp-discovery" calcext:value-type="string">
            <text:p>broadcast-eigrp-discovery</text:p>
          </table:table-cell>
          <table:table-cell office:value-type="string" calcext:value-type="string">
            <text:p>Broadcast (turned off)</text:p>
          </table:table-cell>
          <table:table-cell/>
          <table:table-cell office:value-type="string" calcext:value-type="string">
            <text:p>discover through CISCO's EIGRP, needs a A.S. value or will list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hid-discoveryd.nse" xlink:type="simple">broadcast-hid-discoveryd.nse</text:a></text:p>
          </table:table-cell>
          <table:table-cell table:style-name="ce1" table:formula="of:=LEFT([.A369];LEN([.A369])-4)" office:value-type="string" office:string-value="broadcast-hid-discoveryd" calcext:value-type="string">
            <text:p>broadcast-hid-discoveryd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HID devices by sending a discoveryd network broadcast prob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igmp-discovery.nse" xlink:type="simple">broadcast-igmp-discovery.nse</text:a></text:p>
          </table:table-cell>
          <table:table-cell table:style-name="ce1" table:formula="of:=LEFT([.A370];LEN([.A370])-4)" office:value-type="string" office:string-value="broadcast-igmp-discovery" calcext:value-type="string">
            <text:p>broadcast-igmp-discovery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targets that have IGMP Multicast memberships and grabs interesting informatio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jenkins-discover.nse" xlink:type="simple">broadcast-jenkins-discover.nse</text:a></text:p>
          </table:table-cell>
          <table:table-cell table:style-name="ce1" table:formula="of:=LEFT([.A371];LEN([.A371])-4)" office:value-type="string" office:string-value="broadcast-jenkins-discover" calcext:value-type="string">
            <text:p>broadcast-jenkins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Jenkins on a LAN by sending a discovery broadcast prob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listener.nse" xlink:type="simple">broadcast-listener.nse</text:a></text:p>
          </table:table-cell>
          <table:table-cell table:style-name="ce1" table:formula="of:=LEFT([.A372];LEN([.A372])-4)" office:value-type="string" office:string-value="broadcast-listener" calcext:value-type="string">
            <text:p>broadcast-listen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s for broadcast communication and attempts to decode received packets, CDP, HSRP, Spotify, DropBox, DHCP, ARP and m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ms-sql-discover.nse" xlink:type="simple">broadcast-ms-sql-discover.nse</text:a></text:p>
          </table:table-cell>
          <table:table-cell table:style-name="ce1" table:formula="of:=LEFT([.A373];LEN([.A373])-4)" office:value-type="string" office:string-value="broadcast-ms-sql-discover" calcext:value-type="string">
            <text:p>broadcast-ms-sql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broadcast version uses roadcast and only SQL Server Browser service discovery metho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netbios-master-browser.nse" xlink:type="simple">broadcast-netbios-master-browser.nse</text:a></text:p>
          </table:table-cell>
          <table:table-cell table:style-name="ce1" table:formula="of:=LEFT([.A374];LEN([.A374])-4)" office:value-type="string" office:string-value="broadcast-netbios-master-browser" calcext:value-type="string">
            <text:p>broadcast-netbios-master-brows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attempt to discovery master browser and the domains they manag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networker-discover.nse" xlink:type="simple">broadcast-networker-discover.nse</text:a></text:p>
          </table:table-cell>
          <table:table-cell table:style-name="ce1" table:formula="of:=LEFT([.A375];LEN([.A375])-4)" office:value-type="string" office:string-value="broadcast-networker-discover" calcext:value-type="string">
            <text:p>broadcast-networker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EMC Networker backup software servers by sending broadcast quer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novell-locate.nse" xlink:type="simple">broadcast-novell-locate.nse</text:a></text:p>
          </table:table-cell>
          <table:table-cell table:style-name="ce1" table:formula="of:=LEFT([.A376];LEN([.A376])-4)" office:value-type="string" office:string-value="broadcast-novell-locate" calcext:value-type="string">
            <text:p>broadcast-novell-locate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Attempts to use Service Location Protocol to discover Novell NetWare Core Protocol (NCP) serve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ospf2-discover.nse" xlink:type="simple">broadcast-ospf2-discover.nse</text:a></text:p>
          </table:table-cell>
          <table:table-cell table:style-name="ce1" table:formula="of:=LEFT([.A377];LEN([.A377])-4)" office:value-type="string" office:string-value="broadcast-ospf2-discover" calcext:value-type="string">
            <text:p>broadcast-ospf2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IPv4 network using OSPFv2, sniff for OSPF Hello packets and rep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c-anywhere.nse" xlink:type="simple">broadcast-pc-anywhere.nse</text:a></text:p>
          </table:table-cell>
          <table:table-cell table:style-name="ce1" table:formula="of:=LEFT([.A378];LEN([.A378])-4)" office:value-type="string" office:string-value="broadcast-pc-anywhere" calcext:value-type="string">
            <text:p>broadcast-pc-anywhere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ends a special broadcast to check for PC Anywhere hos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c-duo.nse" xlink:type="simple">broadcast-pc-duo.nse</text:a></text:p>
          </table:table-cell>
          <table:table-cell table:style-name="ce1" table:formula="of:=LEFT([.A379];LEN([.A379])-4)" office:value-type="string" office:string-value="broadcast-pc-duo" calcext:value-type="string">
            <text:p>broadcast-pc-duo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PC-DUO remote control hosts and gateways by sending broadcast prob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im-discovery.nse" xlink:type="simple">broadcast-pim-discovery.nse</text:a></text:p>
          </table:table-cell>
          <table:table-cell table:style-name="ce1" table:formula="of:=LEFT([.A380];LEN([.A380])-4)" office:value-type="string" office:string-value="broadcast-pim-discovery" calcext:value-type="string">
            <text:p>broadcast-pim-discovery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routers that are running PIM (protocol Independent Multicast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ing.nse" xlink:type="simple">broadcast-ping.nse</text:a></text:p>
          </table:table-cell>
          <table:table-cell table:style-name="ce1" table:formula="of:=LEFT([.A381];LEN([.A381])-4)" office:value-type="string" office:string-value="broadcast-ping" calcext:value-type="string">
            <text:p>broadcast-ping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Sends broadcast pings and outputs responding hosts IP and MA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pppoe-discover.nse" xlink:type="simple">broadcast-pppoe-discover.nse</text:a></text:p>
          </table:table-cell>
          <table:table-cell table:style-name="ce1" table:formula="of:=LEFT([.A382];LEN([.A382])-4)" office:value-type="string" office:string-value="broadcast-pppoe-discover" calcext:value-type="string">
            <text:p>broadcast-pppoe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PPPoE servers using PPPoE Discovery protoco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rip-discover.nse" xlink:type="simple">broadcast-rip-discover.nse</text:a></text:p>
          </table:table-cell>
          <table:table-cell table:style-name="ce1" table:formula="of:=LEFT([.A383];LEN([.A383])-4)" office:value-type="string" office:string-value="broadcast-rip-discover" calcext:value-type="string">
            <text:p>broadcast-ri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 hosts and routing using RIPv2. Send RIPv2 Request and collects respons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ripng-discover.nse" xlink:type="simple">broadcast-ripng-discover.nse</text:a></text:p>
          </table:table-cell>
          <table:table-cell table:style-name="ce1" table:formula="of:=LEFT([.A384];LEN([.A384])-4)" office:value-type="string" office:string-value="broadcast-ripng-discover" calcext:value-type="string">
            <text:p>broadcast-ripng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hosts and routing information from devices running RIPn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sonicwall-discover.nse" xlink:type="simple">broadcast-sonicwall-discover.nse</text:a></text:p>
          </table:table-cell>
          <table:table-cell table:style-name="ce1" table:formula="of:=LEFT([.A385];LEN([.A385])-4)" office:value-type="string" office:string-value="broadcast-sonicwall-discover" calcext:value-type="string">
            <text:p>broadcast-sonicwall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Sonicwall firewalls using same method as manufacturers own “SetupTool”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sybase-asa-discover.nse" xlink:type="simple">broadcast-sybase-asa-discover.nse</text:a></text:p>
          </table:table-cell>
          <table:table-cell table:style-name="ce1" table:formula="of:=LEFT([.A386];LEN([.A386])-4)" office:value-type="string" office:string-value="broadcast-sybase-asa-discover" calcext:value-type="string">
            <text:p>broadcast-sybase-asa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Sybase Anywhere Servers on L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tellstick-discover.nse" xlink:type="simple">broadcast-tellstick-discover.nse</text:a></text:p>
          </table:table-cell>
          <table:table-cell table:style-name="ce1" table:formula="of:=LEFT([.A387];LEN([.A387])-4)" office:value-type="string" office:string-value="broadcast-tellstick-discover" calcext:value-type="string">
            <text:p>broadcast-tellstick-discover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Telldus Technologies TellStickNe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upnp-info.nse" xlink:type="simple">broadcast-upnp-info.nse</text:a></text:p>
          </table:table-cell>
          <table:table-cell table:style-name="ce1" table:formula="of:=LEFT([.A388];LEN([.A388])-4)" office:value-type="string" office:string-value="broadcast-upnp-info" calcext:value-type="string">
            <text:p>broadcast-upnp-info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attempt to extract system information from UPnP service by sending multicast and collectin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versant-locate.nse" xlink:type="simple">broadcast-versant-locate.nse</text:a></text:p>
          </table:table-cell>
          <table:table-cell table:style-name="ce1" table:formula="of:=LEFT([.A389];LEN([.A389])-4)" office:value-type="string" office:string-value="broadcast-versant-locate" calcext:value-type="string">
            <text:p>broadcast-versant-locate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Discovers Versant object databases using broadcast srvlo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wake-on-lan.nse" xlink:type="simple">broadcast-wake-on-lan.nse</text:a></text:p>
          </table:table-cell>
          <table:table-cell table:style-name="ce1" table:formula="of:=LEFT([.A390];LEN([.A390])-4)" office:value-type="string" office:string-value="broadcast-wake-on-lan" calcext:value-type="string">
            <text:p>broadcast-wake-on-lan</text:p>
          </table:table-cell>
          <table:table-cell table:style-name="ce4"/>
          <table:table-cell office:value-type="string" calcext:value-type="string">
            <text:p>Broadcast</text:p>
          </table:table-cell>
          <table:table-cell office:value-type="string" calcext:value-type="string">
            <text:p>Wakes a remote system from sleep using WoL packe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wpad-discover.nse" xlink:type="simple">broadcast-wpad-discover.nse</text:a></text:p>
          </table:table-cell>
          <table:table-cell table:style-name="ce1" table:formula="of:=LEFT([.A391];LEN([.A391])-4)" office:value-type="string" office:string-value="broadcast-wpad-discover" calcext:value-type="string">
            <text:p>broadcast-wpad-discover</text:p>
          </table:table-cell>
          <table:table-cell office:value-type="string" calcext:value-type="string">
            <text:p>Broadcast (turned off)</text:p>
          </table:table-cell>
          <table:table-cell/>
          <table:table-cell office:value-type="string" calcext:value-type="string">
            <text:p>Retrieve a list of proxy servers on lan using WPAD. Both DHCP and DNS methods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wsdd-discover.nse" xlink:type="simple">broadcast-wsdd-discover.nse</text:a></text:p>
          </table:table-cell>
          <table:table-cell table:style-name="ce1" table:formula="of:=LEFT([.A392];LEN([.A392])-4)" office:value-type="string" office:string-value="broadcast-wsdd-discover" calcext:value-type="string">
            <text:p>broadcast-wsdd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multicast discover supporting Web Services Dynamic Discovery protocol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broadcast-xdmcp-discover.nse" xlink:type="simple">broadcast-xdmcp-discover.nse</text:a></text:p>
          </table:table-cell>
          <table:table-cell table:style-name="ce1" table:formula="of:=LEFT([.A393];LEN([.A393])-4)" office:value-type="string" office:string-value="broadcast-xdmcp-discover" calcext:value-type="string">
            <text:p>broadcast-xdmcp-discover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discovers servers running XDMC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url-snarf.nse" xlink:type="simple">url-snarf.nse</text:a> </text:p>
          </table:table-cell>
          <table:table-cell table:style-name="ce1" table:formula="of:=LEFT(TRIM([.A394]);LEN(TRIM([.A394]))-4)" office:value-type="string" office:string-value="url-snarf" calcext:value-type="string">
            <text:p>url-snarf</text:p>
          </table:table-cell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Sniff interface for HTTP traffic and dumps URLs</text:p>
          </table:table-cell>
          <table:table-cell table:number-columns-repeated="1019"/>
        </table:table-row>
        <table:table-row table:style-name="ro1" table:number-rows-repeated="3">
          <table:table-cell table:style-name="ce4"/>
          <table:table-cell table:style-name="ce1"/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brute-xml.nse" xlink:type="simple">citrix-brute-xml.nse</text:a></text:p>
          </table:table-cell>
          <table:table-cell table:style-name="ce1" table:formula="of:=LEFT([.A398];LEN([.A398])-4)" office:value-type="string" office:string-value="citrix-brute-xml" calcext:value-type="string">
            <text:p>citrix-brute-xml</text:p>
          </table:table-cell>
          <table:table-cell table:style-name="ce4"/>
          <table:table-cell office:value-type="string" calcext:value-type="string">
            <text:p>Citrix (turned off)</text:p>
          </table:table-cell>
          <table:table-cell office:value-type="string" calcext:value-type="string">
            <text:p>Brute auth for Citrix PN Web Agent XM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enum-apps-xml.nse" xlink:type="simple">citrix-enum-apps-xml.nse</text:a></text:p>
          </table:table-cell>
          <table:table-cell table:style-name="ce1" table:formula="of:=LEFT([.A399];LEN([.A399])-4)" office:value-type="string" office:string-value="citrix-enum-apps-xml" calcext:value-type="string">
            <text:p>citrix-enum-apps-xml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list of applications, ACLs, and settings from Citrix XM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enum-apps.nse" xlink:type="simple">citrix-enum-apps.nse</text:a></text:p>
          </table:table-cell>
          <table:table-cell table:style-name="ce1" table:formula="of:=LEFT([.A400];LEN([.A400])-4)" office:value-type="string" office:string-value="citrix-enum-apps" calcext:value-type="string">
            <text:p>citrix-enum-apps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a list of published applications from the ICA Browser servi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enum-servers-xml.nse" xlink:type="simple">citrix-enum-servers-xml.nse</text:a></text:p>
          </table:table-cell>
          <table:table-cell table:style-name="ce1" table:formula="of:=LEFT([.A401];LEN([.A401])-4)" office:value-type="string" office:string-value="citrix-enum-servers-xml" calcext:value-type="string">
            <text:p>citrix-enum-servers-xml</text:p>
          </table:table-cell>
          <table:table-cell table:style-name="ce4"/>
          <table:table-cell office:value-type="string" calcext:value-type="string">
            <text:p>Citrix</text:p>
          </table:table-cell>
          <table:table-cell office:value-type="string" calcext:value-type="string">
            <text:p>Extracts name of server farm and member servers from Citrix XM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citrix-enum-servers.nse" xlink:type="simple">citrix-enum-servers.nse</text:a></text:p>
          </table:table-cell>
          <table:table-cell table:style-name="ce1" table:formula="of:=LEFT([.A402];LEN([.A402])-4)" office:value-type="string" office:string-value="citrix-enum-servers" calcext:value-type="string">
            <text:p>citrix-enum-servers</text:p>
          </table:table-cell>
          <table:table-cell/>
          <table:table-cell office:value-type="string" calcext:value-type="string">
            <text:p>Citrix</text:p>
          </table:table-cell>
          <table:table-cell office:value-type="string" calcext:value-type="string">
            <text:p>Extracts a list of Citrix servers from the ICA Browser servi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blacklist.nse" xlink:type="simple">dns-blacklist.nse</text:a></text:p>
          </table:table-cell>
          <table:table-cell table:style-name="ce1" table:formula="of:=LEFT([.A403];LEN([.A403])-4)" office:value-type="string" office:string-value="dns-blacklist" calcext:value-type="string">
            <text:p>dns-blacklist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Checks target IP addresses against multiple DNS anti-spam and other lis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brute.nse" xlink:type="simple">dns-brute.nse</text:a></text:p>
          </table:table-cell>
          <table:table-cell table:style-name="ce1" table:formula="of:=LEFT([.A404];LEN([.A404])-4)" office:value-type="string" office:string-value="dns-brute" calcext:value-type="string">
            <text:p>dns-brute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Enum DNS by brute for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cache-snoop.nse" xlink:type="simple">dns-cache-snoop.nse</text:a></text:p>
          </table:table-cell>
          <table:table-cell table:style-name="ce1" table:formula="of:=LEFT([.A405];LEN([.A405])-4)" office:value-type="string" office:string-value="dns-cache-snoop" calcext:value-type="string">
            <text:p>dns-cache-snoop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s DNS cache snooping against DN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check-zone.nse" xlink:type="simple">dns-check-zone.nse</text:a></text:p>
          </table:table-cell>
          <table:table-cell table:style-name="ce1" table:formula="of:=LEFT([.A406];LEN([.A406])-4)" office:value-type="string" office:string-value="dns-check-zone" calcext:value-type="string">
            <text:p>dns-check-zone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s DNS zone config against best practic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client-subnet-scan.nse" xlink:type="simple">dns-client-subnet-scan.nse</text:a></text:p>
          </table:table-cell>
          <table:table-cell table:style-name="ce1" table:formula="of:=LEFT([.A407];LEN([.A407])-4)" office:value-type="string" office:string-value="dns-client-subnet-scan" calcext:value-type="string">
            <text:p>dns-client-subnet-scan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Perform domain lookup using the edns-client-subnet optio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fuzz.nse" xlink:type="simple">dns-fuzz.nse</text:a></text:p>
          </table:table-cell>
          <table:table-cell table:style-name="ce1" table:formula="of:=LEFT([.A408];LEN([.A408])-4)" office:value-type="string" office:string-value="dns-fuzz" calcext:value-type="string">
            <text:p>dns-fuzz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Launch DNS fuzzing attack against DN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ip6-arpa-scan.nse" xlink:type="simple">dns-ip6-arpa-scan.nse</text:a></text:p>
          </table:table-cell>
          <table:table-cell table:style-name="ce1" table:formula="of:=LEFT([.A409];LEN([.A409])-4)" office:value-type="string" office:string-value="dns-ip6-arpa-scan" calcext:value-type="string">
            <text:p>dns-ip6-arpa-scan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s reverse lookup of IPv6 using special techniqu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nsec-enum.nse" xlink:type="simple">dns-nsec-enum.nse</text:a></text:p>
          </table:table-cell>
          <table:table-cell table:style-name="ce1" table:formula="of:=LEFT([.A410];LEN([.A410])-4)" office:value-type="string" office:string-value="dns-nsec-enum" calcext:value-type="string">
            <text:p>dns-nsec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Enumerate DNS using the DNSSEC NSEC-walking techniqu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nsec3-enum.nse" xlink:type="simple">dns-nsec3-enum.nse</text:a></text:p>
          </table:table-cell>
          <table:table-cell table:style-name="ce1" table:formula="of:=LEFT([.A411];LEN([.A411])-4)" office:value-type="string" office:string-value="dns-nsec3-enum" calcext:value-type="string">
            <text:p>dns-nsec3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Tries to enum domain names from DNS server that supports DNSSEC NSEC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nsid.nse" xlink:type="simple">dns-nsid.nse</text:a></text:p>
          </table:table-cell>
          <table:table-cell table:style-name="ce1" table:formula="of:=LEFT([.A412];LEN([.A412])-4)" office:value-type="string" office:string-value="dns-nsid" calcext:value-type="string">
            <text:p>dns-nsid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Retrieves information from DNS by requesting nameserver ID and asking for its id.server and version.bind valu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random-srcport.nse" xlink:type="simple">dns-random-srcport.nse</text:a></text:p>
          </table:table-cell>
          <table:table-cell table:style-name="ce1" table:formula="of:=LEFT([.A413];LEN([.A413])-4)" office:value-type="string" office:string-value="dns-random-srcport" calcext:value-type="string">
            <text:p>dns-random-srcport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 DNS for predictable-port recursion Vul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random-txid.nse" xlink:type="simple">dns-random-txid.nse</text:a></text:p>
          </table:table-cell>
          <table:table-cell table:style-name="ce1" table:formula="of:=LEFT([.A414];LEN([.A414])-4)" office:value-type="string" office:string-value="dns-random-txid" calcext:value-type="string">
            <text:p>dns-random-txid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 DNS for predictable TXID DNS recursion Vul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recursion.nse" xlink:type="simple">dns-recursion.nse</text:a></text:p>
          </table:table-cell>
          <table:table-cell table:style-name="ce1" table:formula="of:=LEFT([.A415];LEN([.A415])-4)" office:value-type="string" office:string-value="dns-recursion" calcext:value-type="string">
            <text:p>dns-recursion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Checks if DNS allows queries for third-party nam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service-discovery.nse" xlink:type="simple">dns-service-discovery.nse</text:a></text:p>
          </table:table-cell>
          <table:table-cell table:style-name="ce1" table:formula="of:=LEFT([.A416];LEN([.A416])-4)" office:value-type="string" office:string-value="dns-service-discovery" calcext:value-type="string">
            <text:p>dns-service-discovery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Attempts to discover target hosts’ services using DN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srv-enum.nse" xlink:type="simple">dns-srv-enum.nse</text:a></text:p>
          </table:table-cell>
          <table:table-cell table:style-name="ce1" table:formula="of:=LEFT([.A417];LEN([.A417])-4)" office:value-type="string" office:string-value="dns-srv-enum" calcext:value-type="string">
            <text:p>dns-srv-enum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Enumerates various common SRV records for a given domain nam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update.nse" xlink:type="simple">dns-update.nse</text:a></text:p>
          </table:table-cell>
          <table:table-cell table:style-name="ce1" table:formula="of:=LEFT([.A418];LEN([.A418])-4)" office:value-type="string" office:string-value="dns-update" calcext:value-type="string">
            <text:p>dns-update</text:p>
          </table:table-cell>
          <table:table-cell table:style-name="ce4"/>
          <table:table-cell office:value-type="string" calcext:value-type="string">
            <text:p>DNS</text:p>
          </table:table-cell>
          <table:table-cell office:value-type="string" calcext:value-type="string">
            <text:p>Perform dynamic DNS update without authenticatio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zeustracker.nse" xlink:type="simple">dns-zeustracker.nse</text:a></text:p>
          </table:table-cell>
          <table:table-cell table:style-name="ce1" table:formula="of:=LEFT([.A419];LEN([.A419])-4)" office:value-type="string" office:string-value="dns-zeustracker" calcext:value-type="string">
            <text:p>dns-zeustracker</text:p>
          </table:table-cell>
          <table:table-cell table:style-name="ce4"/>
          <table:table-cell office:value-type="string" calcext:value-type="string">
            <text:p>DNS (turned off)</text:p>
          </table:table-cell>
          <table:table-cell office:value-type="string" calcext:value-type="string">
            <text:p>Check if IP range is part of Zeu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dns-zone-transfer.nse" xlink:type="simple">dns-zone-transfer.nse</text:a></text:p>
          </table:table-cell>
          <table:table-cell table:style-name="ce1" table:formula="of:=LEFT([.A420];LEN([.A420])-4)" office:value-type="string" office:string-value="dns-zone-transfer" calcext:value-type="string">
            <text:p>dns-zone-transfer</text:p>
          </table:table-cell>
          <table:table-cell/>
          <table:table-cell office:value-type="string" calcext:value-type="string">
            <text:p>DNS</text:p>
          </table:table-cell>
          <table:table-cell office:value-type="string" calcext:value-type="string">
            <text:p>Requests a zone transfer from DNS serv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whois-domain.nse" xlink:type="simple">whois-domain.nse</text:a> </text:p>
          </table:table-cell>
          <table:table-cell table:style-name="ce1" table:formula="of:=LEFT([.A421];LEN([.A421])-5)" office:value-type="string" office:string-value="whois-domain" calcext:value-type="string">
            <text:p>whois-domain</text:p>
          </table:table-cell>
          <table:table-cell/>
          <table:table-cell office:value-type="string" calcext:value-type="string">
            <text:p>DNS</text:p>
          </table:table-cell>
          <table:table-cell office:value-type="string" calcext:value-type="string">
            <text:p>Queries whois.iana.org,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1"/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github.com/nmap/nmap/blob/master/scripts/jdwp-exec.nse" xlink:type="simple">jdwp-exec.nse</text:a></text:p>
          </table:table-cell>
          <table:table-cell table:style-name="ce1" table:formula="of:=LEFT([.A424];LEN([.A424])-4)" office:value-type="string" office:string-value="jdwp-exec" calcext:value-type="string">
            <text:p>jdwp-exec</text:p>
          </table:table-cell>
          <table:table-cell table:style-name="ce4"/>
          <table:table-cell office:value-type="string" calcext:value-type="string">
            <text:p>Java (turned off)</text:p>
          </table:table-cell>
          <table:table-cell office:value-type="string" calcext:value-type="string">
            <text:p>Exploit java remote debugging port (requires cmd as argument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jdwp-info.nse" xlink:type="simple">jdwp-info.nse</text:a></text:p>
          </table:table-cell>
          <table:table-cell table:style-name="ce1" table:formula="of:=LEFT([.A425];LEN([.A425])-4)" office:value-type="string" office:string-value="jdwp-info" calcext:value-type="string">
            <text:p>jdwp-info</text:p>
          </table:table-cell>
          <table:table-cell table:style-name="ce4"/>
          <table:table-cell office:value-type="string" calcext:value-type="string">
            <text:p>Java</text:p>
          </table:table-cell>
          <table:table-cell office:value-type="string" calcext:value-type="string">
            <text:p>Detect java remote debugging por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jdwp-inject.nse" xlink:type="simple">jdwp-inject.nse</text:a></text:p>
          </table:table-cell>
          <table:table-cell table:style-name="ce1" table:formula="of:=LEFT([.A426];LEN([.A426])-4)" office:value-type="string" office:string-value="jdwp-inject" calcext:value-type="string">
            <text:p>jdwp-inject</text:p>
          </table:table-cell>
          <table:table-cell table:style-name="ce4"/>
          <table:table-cell office:value-type="string" calcext:value-type="string">
            <text:p>Java (turned off)</text:p>
          </table:table-cell>
          <table:table-cell office:value-type="string" calcext:value-type="string">
            <text:p>Exploit java remote debugging port (requires user passed java class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jdwp-version.nse" xlink:type="simple">jdwp-version.nse</text:a></text:p>
          </table:table-cell>
          <table:table-cell table:style-name="ce1" table:formula="of:=LEFT([.A427];LEN([.A427])-4)" office:value-type="string" office:string-value="jdwp-version" calcext:value-type="string">
            <text:p>jdwp-version</text:p>
          </table:table-cell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Detects Java Debug Wire Protoco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ongodb-brute.nse" xlink:type="simple">mongodb-brute.nse</text:a></text:p>
          </table:table-cell>
          <table:table-cell table:style-name="ce1" table:formula="of:=LEFT([.A428];LEN([.A428])-4)" office:value-type="string" office:string-value="mongodb-brute" calcext:value-type="string">
            <text:p>mongodb-brute</text:p>
          </table:table-cell>
          <table:table-cell table:style-name="ce4"/>
          <table:table-cell office:value-type="string" calcext:value-type="string">
            <text:p>MongoDB (turned off)</text:p>
          </table:table-cell>
          <table:table-cell office:value-type="string" calcext:value-type="string">
            <text:p>Auth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ongodb-databases.nse" xlink:type="simple">mongodb-databases.nse</text:a></text:p>
          </table:table-cell>
          <table:table-cell table:style-name="ce1" table:formula="of:=LEFT([.A429];LEN([.A429])-4)" office:value-type="string" office:string-value="mongodb-databases" calcext:value-type="string">
            <text:p>mongodb-databases</text:p>
          </table:table-cell>
          <table:table-cell table:style-name="ce4"/>
          <table:table-cell office:value-type="string" calcext:value-type="string">
            <text:p>MongoDB</text:p>
          </table:table-cell>
          <table:table-cell office:value-type="string" calcext:value-type="string">
            <text:p>Get a list of tables from a mongo db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mongodb-info.nse" xlink:type="simple">mongodb-info.nse</text:a></text:p>
          </table:table-cell>
          <table:table-cell table:style-name="ce1" table:formula="of:=LEFT([.A430];LEN([.A430])-4)" office:value-type="string" office:string-value="mongodb-info" calcext:value-type="string">
            <text:p>mongodb-info</text:p>
          </table:table-cell>
          <table:table-cell/>
          <table:table-cell office:value-type="string" calcext:value-type="string">
            <text:p>MongoDB</text:p>
          </table:table-cell>
          <table:table-cell office:value-type="string" calcext:value-type="string">
            <text:p>Get build info and server status from mongo db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brute-stealth.nse" xlink:type="simple">oracle-brute-stealth.nse</text:a></text:p>
          </table:table-cell>
          <table:table-cell table:style-name="ce1" table:formula="of:=LEFT([.A431];LEN([.A431])-4)" office:value-type="string" office:string-value="oracle-brute-stealth" calcext:value-type="string">
            <text:p>oracle-brute-stealth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Exploit vuln to steal session key and salt for offline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brute.nse" xlink:type="simple">oracle-brute.nse</text:a></text:p>
          </table:table-cell>
          <table:table-cell table:style-name="ce1" table:formula="of:=LEFT([.A432];LEN([.A432])-4)" office:value-type="string" office:string-value="oracle-brute" calcext:value-type="string">
            <text:p>oracle-brute</text:p>
          </table:table-cell>
          <table:table-cell table:style-name="ce4"/>
          <table:table-cell office:value-type="string" calcext:value-type="string">
            <text:p>Oracle (turned off)</text:p>
          </table:table-cell>
          <table:table-cell office:value-type="string" calcext:value-type="string">
            <text:p>Auth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enum-users.nse" xlink:type="simple">oracle-enum-users.nse</text:a></text:p>
          </table:table-cell>
          <table:table-cell table:style-name="ce1" table:formula="of:=LEFT([.A433];LEN([.A433])-4)" office:value-type="string" office:string-value="oracle-enum-users" calcext:value-type="string">
            <text:p>oracle-enum-users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Enumerate valid oracle users against unpatched Oracle 11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sid-brute.nse" xlink:type="simple">oracle-sid-brute.nse</text:a></text:p>
          </table:table-cell>
          <table:table-cell table:style-name="ce1" table:formula="of:=LEFT([.A434];LEN([.A434])-4)" office:value-type="string" office:string-value="oracle-sid-brute" calcext:value-type="string">
            <text:p>oracle-sid-brute</text:p>
          </table:table-cell>
          <table:table-cell table:style-name="ce4"/>
          <table:table-cell office:value-type="string" calcext:value-type="string">
            <text:p>Oracle</text:p>
          </table:table-cell>
          <table:table-cell office:value-type="string" calcext:value-type="string">
            <text:p>Guesses oracle instance/SID names against TNS listen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oracle-tns-version.nse" xlink:type="simple">oracle-tns-version.nse</text:a></text:p>
          </table:table-cell>
          <table:table-cell table:style-name="ce1" table:formula="of:=LEFT([.A435];LEN([.A435])-4)" office:value-type="string" office:string-value="oracle-tns-version" calcext:value-type="string">
            <text:p>oracle-tns-version</text:p>
          </table:table-cell>
          <table:table-cell/>
          <table:table-cell office:value-type="string" calcext:value-type="string">
            <text:p>Oracle</text:p>
          </table:table-cell>
          <table:table-cell office:value-type="string" calcext:value-type="string">
            <text:p>Decodes the VSNNUM version from TNS listen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pop3-brute.nse" xlink:type="simple">pop3-brute.nse</text:a></text:p>
          </table:table-cell>
          <table:table-cell table:style-name="ce1" table:formula="of:=LEFT([.A436];LEN([.A436])-4)" office:value-type="string" office:string-value="pop3-brute" calcext:value-type="string">
            <text:p>pop3-brute</text:p>
          </table:table-cell>
          <table:table-cell table:style-name="ce4"/>
          <table:table-cell office:value-type="string" calcext:value-type="string">
            <text:p>pop3 (turned off)</text:p>
          </table:table-cell>
          <table:table-cell office:value-type="string" calcext:value-type="string">
            <text:p>auth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pop3-capabilities.nse" xlink:type="simple">pop3-capabilities.nse</text:a></text:p>
          </table:table-cell>
          <table:table-cell table:style-name="ce1" table:formula="of:=LEFT([.A437];LEN([.A437])-4)" office:value-type="string" office:string-value="pop3-capabilities" calcext:value-type="string">
            <text:p>pop3-capabilities</text:p>
          </table:table-cell>
          <table:table-cell table:style-name="ce4"/>
          <table:table-cell table:style-name="ce4" office:value-type="string" calcext:value-type="string">
            <text:p>pop3</text:p>
          </table:table-cell>
          <table:table-cell office:value-type="string" calcext:value-type="string">
            <text:p>CAPA command to ask what commands it suppor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pop3-ntlm-info.nse" xlink:type="simple">pop3-ntlm-info.nse</text:a></text:p>
          </table:table-cell>
          <table:table-cell table:style-name="ce1" table:formula="of:=LEFT([.A438];LEN([.A438])-4)" office:value-type="string" office:string-value="pop3-ntlm-info" calcext:value-type="string">
            <text:p>pop3-ntlm-info</text:p>
          </table:table-cell>
          <table:table-cell/>
          <table:table-cell office:value-type="string" calcext:value-type="string">
            <text:p>pop3</text:p>
          </table:table-cell>
          <table:table-cell office:value-type="string" calcext:value-type="string">
            <text:p>Enumerate information from POP3 with NTLM auth enable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vnc-brute.nse" xlink:type="simple">vnc-brute.nse</text:a></text:p>
          </table:table-cell>
          <table:table-cell table:style-name="ce1" table:formula="of:=LEFT([.A439];LEN([.A439])-4)" office:value-type="string" office:string-value="vnc-brute" calcext:value-type="string">
            <text:p>vnc-brute</text:p>
          </table:table-cell>
          <table:table-cell table:style-name="ce4"/>
          <table:table-cell office:value-type="string" calcext:value-type="string">
            <text:p>VNC (turned off)</text:p>
          </table:table-cell>
          <table:table-cell office:value-type="string" calcext:value-type="string">
            <text:p>Auth bru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vnc-info.nse" xlink:type="simple">vnc-info.nse</text:a></text:p>
          </table:table-cell>
          <table:table-cell table:style-name="ce1" table:formula="of:=LEFT([.A440];LEN([.A440])-4)" office:value-type="string" office:string-value="vnc-info" calcext:value-type="string">
            <text:p>vnc-info</text:p>
          </table:table-cell>
          <table:table-cell table:style-name="ce4"/>
          <table:table-cell table:style-name="ce4" office:value-type="string" calcext:value-type="string">
            <text:p>VNC</text:p>
          </table:table-cell>
          <table:table-cell office:value-type="string" calcext:value-type="string">
            <text:p>Queries for protocol version and supported security typ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vnc-title.nse" xlink:type="simple">vnc-title.nse</text:a></text:p>
          </table:table-cell>
          <table:table-cell table:style-name="ce1" table:formula="of:=LEFT([.A441];LEN([.A441])-4)" office:value-type="string" office:string-value="vnc-title" calcext:value-type="string">
            <text:p>vnc-title</text:p>
          </table:table-cell>
          <table:table-cell/>
          <table:table-cell office:value-type="string" calcext:value-type="string">
            <text:p>VNC</text:p>
          </table:table-cell>
          <table:table-cell office:value-type="string" calcext:value-type="string">
            <text:p>Tries to log in and get desktop name (auth or no auth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ccs-injection.nse" xlink:type="simple">ssl-ccs-injection.nse</text:a></text:p>
          </table:table-cell>
          <table:table-cell table:style-name="ce1" table:formula="of:=LEFT([.A442];LEN([.A442])-4)" office:value-type="string" office:string-value="ssl-ccs-injection" calcext:value-type="string">
            <text:p>ssl-ccs-injection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Requires tls.lua. Check if vuln to CCS vulnerability CVE-2014-0224, MitM</text:p>
          </table:table-cell>
          <table:table-cell office:value-type="float" office:value="443" calcext:value-type="float">
            <text:p>44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cert-intaddr.nse" xlink:type="simple">ssl-cert-intaddr.nse</text:a></text:p>
          </table:table-cell>
          <table:table-cell table:style-name="ce1" table:formula="of:=LEFT([.A443];LEN([.A443])-4)" office:value-type="string" office:string-value="ssl-cert-intaddr" calcext:value-type="string">
            <text:p>ssl-cert-intaddr</text:p>
          </table:table-cell>
          <table:table-cell table:style-name="ce4"/>
          <table:table-cell table:style-name="ce4" office:value-type="string" calcext:value-type="string">
            <text:p>sslrecon</text:p>
          </table:table-cell>
          <table:table-cell office:value-type="string" calcext:value-type="string">
            <text:p>Reports private IPv4 address found in cert</text:p>
          </table:table-cell>
          <table:table-cell office:value-type="float" office:value="443" calcext:value-type="float">
            <text:p>44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cert.nse" xlink:type="simple">ssl-cert.nse</text:a></text:p>
          </table:table-cell>
          <table:table-cell table:style-name="ce1" table:formula="of:=LEFT([.A444];LEN([.A444])-4)" office:value-type="string" office:string-value="ssl-cert" calcext:value-type="string">
            <text:p>ssl-cert</text:p>
          </table:table-cell>
          <table:table-cell table:style-name="ce4"/>
          <table:table-cell table:style-name="ce4" office:value-type="string" calcext:value-type="string">
            <text:p>sslrecon</text:p>
          </table:table-cell>
          <table:table-cell office:value-type="string" calcext:value-type="string">
            <text:p>Retrieves server’s SSL cert. Output depends verbosity, -v or -vv</text:p>
          </table:table-cell>
          <table:table-cell office:value-type="float" office:value="443" calcext:value-type="float">
            <text:p>44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date.nse" xlink:type="simple">ssl-date.nse</text:a></text:p>
          </table:table-cell>
          <table:table-cell table:style-name="ce1" table:formula="of:=LEFT([.A445];LEN([.A445])-4)" office:value-type="string" office:string-value="ssl-date" calcext:value-type="string">
            <text:p>ssl-date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Retrieves target host’s time and date from TLS ServerHello Respons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dh-params.nse" xlink:type="simple">ssl-dh-params.nse</text:a></text:p>
          </table:table-cell>
          <table:table-cell table:style-name="ce1" table:formula="of:=LEFT([.A446];LEN([.A446])-4)" office:value-type="string" office:string-value="ssl-dh-params" calcext:value-type="string">
            <text:p>ssl-dh-params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Weak Diffie-Hellman param detection. 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enum-ciphers.nse" xlink:type="simple">ssl-enum-ciphers.nse</text:a></text:p>
          </table:table-cell>
          <table:table-cell table:style-name="ce1" table:formula="of:=LEFT([.A447];LEN([.A447])-4)" office:value-type="string" office:string-value="ssl-enum-ciphers" calcext:value-type="string">
            <text:p>ssl-enum-ciphers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Repeatedly initiates SSLv3/TLS connection, trying new ciphe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heartbleed.nse" xlink:type="simple">ssl-heartbleed.nse</text:a></text:p>
          </table:table-cell>
          <table:table-cell table:style-name="ce1" table:formula="of:=LEFT([.A448];LEN([.A448])-4)" office:value-type="string" office:string-value="ssl-heartbleed" calcext:value-type="string">
            <text:p>ssl-heartbleed</text:p>
          </table:table-cell>
          <table:table-cell table:style-name="ce4"/>
          <table:table-cell table:style-name="ce4" office:value-type="string" calcext:value-type="string">
            <text:p>sslrecon</text:p>
          </table:table-cell>
          <table:table-cell office:value-type="string" calcext:value-type="string">
            <text:p>Detection for OpenSSL Heartbleed (CVE-2014-0160) based on ssltest.p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known-key.nse" xlink:type="simple">ssl-known-key.nse</text:a></text:p>
          </table:table-cell>
          <table:table-cell table:style-name="ce1" table:formula="of:=LEFT([.A449];LEN([.A449])-4)" office:value-type="string" office:string-value="ssl-known-key" calcext:value-type="string">
            <text:p>ssl-known-key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Checks if SSL cert has fingerprint in db of problematic key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ssl-poodle.nse" xlink:type="simple">ssl-poodle.nse</text:a></text:p>
          </table:table-cell>
          <table:table-cell table:style-name="ce1" table:formula="of:=LEFT([.A450];LEN([.A450])-4)" office:value-type="string" office:string-value="ssl-poodle" calcext:value-type="string">
            <text:p>ssl-poodle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Checks for SSLv3 CBC ciphers (POODLE CVE-2014-3566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sslv2-drown.nse" xlink:type="simple">sslv2-drown.nse</text:a></text:p>
          </table:table-cell>
          <table:table-cell table:style-name="ce1" table:formula="of:=LEFT([.A451];LEN([.A451])-4)" office:value-type="string" office:string-value="sslv2-drown" calcext:value-type="string">
            <text:p>sslv2-drown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Checks for SSLv2, CVE-2015-3197, CVE-2016-0703, CVE-2016-0800 (DROWN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sslv2.nse" xlink:type="simple">sslv2.nse</text:a></text:p>
          </table:table-cell>
          <table:table-cell table:style-name="ce1" table:formula="of:=LEFT([.A452];LEN([.A452])-4)" office:value-type="string" office:string-value="sslv2" calcext:value-type="string">
            <text:p>sslv2</text:p>
          </table:table-cell>
          <table:table-cell table:style-name="ce4"/>
          <table:table-cell office:value-type="string" calcext:value-type="string">
            <text:p>sslrecon (turned off)</text:p>
          </table:table-cell>
          <table:table-cell office:value-type="string" calcext:value-type="string">
            <text:p>Checks for SSLv2 and which cipher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sstp-discover.nse" xlink:type="simple">sstp-discover.nse</text:a></text:p>
          </table:table-cell>
          <table:table-cell table:style-name="ce1" table:formula="of:=LEFT([.A453];LEN([.A453])-4)" office:value-type="string" office:string-value="sstp-discover" calcext:value-type="string">
            <text:p>sstp-discover</text:p>
          </table:table-cell>
          <table:table-cell/>
          <table:table-cell office:value-type="string" calcext:value-type="string">
            <text:p>sslrecon (turned off)</text:p>
          </table:table-cell>
          <table:table-cell office:value-type="string" calcext:value-type="string">
            <text:p>Check if Secure Socket Tunneling Protocol is supporte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afp-ls.nse" xlink:type="simple">afp-ls.nse</text:a></text:p>
          </table:table-cell>
          <table:table-cell table:style-name="ce1" table:formula="of:=LEFT([.A454];LEN([.A454])-4)" office:value-type="string" office:string-value="afp-ls" calcext:value-type="string">
            <text:p>afp-ls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Attempts to get useful information about files from AFP volumes</text:p>
          </table:table-cell>
          <table:table-cell table:formula="of:=&quot;#&quot; &amp; [.B454] &amp; &quot;: &quot; &amp; [.E454]" office:value-type="string" office:string-value="#afp-ls: Attempts to get useful information about files from AFP volumes" calcext:value-type="string">
            <text:p>#afp-ls: Attempts to get useful information about files from AFP volum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afp-path-vuln.nse" xlink:type="simple">afp-path-vuln.nse</text:a></text:p>
          </table:table-cell>
          <table:table-cell table:style-name="ce1" table:formula="of:=LEFT([.A455];LEN([.A455])-4)" office:value-type="string" office:string-value="afp-path-vuln" calcext:value-type="string">
            <text:p>afp-path-vuln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Exploits dirTrav against AFP share</text:p>
          </table:table-cell>
          <table:table-cell table:formula="of:=&quot;#&quot; &amp; [.B455] &amp; &quot;: &quot; &amp; [.E455]" office:value-type="string" office:string-value="#afp-path-vuln: Exploits dirTrav against AFP share" calcext:value-type="string">
            <text:p>#afp-path-vuln: Exploits dirTrav against AFP sha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afp-serverinfo.nse" xlink:type="simple">afp-serverinfo.nse</text:a></text:p>
          </table:table-cell>
          <table:table-cell table:style-name="ce1" table:formula="of:=LEFT([.A456];LEN([.A456])-4)" office:value-type="string" office:string-value="afp-serverinfo" calcext:value-type="string">
            <text:p>afp-serverinfo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Shows AFP server information</text:p>
          </table:table-cell>
          <table:table-cell table:formula="of:=&quot;#&quot; &amp; [.B456] &amp; &quot;: &quot; &amp; [.E456]" office:value-type="string" office:string-value="#afp-serverinfo: Shows AFP server information" calcext:value-type="string">
            <text:p>#afp-serverinfo: Shows AFP server information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afp-showmount.nse" xlink:type="simple">afp-showmount.nse</text:a></text:p>
          </table:table-cell>
          <table:table-cell table:style-name="ce1" table:formula="of:=LEFT([.A457];LEN([.A457])-4)" office:value-type="string" office:string-value="afp-showmount" calcext:value-type="string">
            <text:p>afp-showmount</text:p>
          </table:table-cell>
          <table:table-cell/>
          <table:table-cell office:value-type="string" calcext:value-type="string">
            <text:p>nfsRecon</text:p>
          </table:table-cell>
          <table:table-cell office:value-type="string" calcext:value-type="string">
            <text:p>Shows AFP shares and ACLs</text:p>
          </table:table-cell>
          <table:table-cell table:formula="of:=&quot;#&quot; &amp; [.B457] &amp; &quot;: &quot; &amp; [.E457]" office:value-type="string" office:string-value="#afp-showmount: Shows AFP shares and ACLs" calcext:value-type="string">
            <text:p>#afp-showmount: Shows AFP shares and ACL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a xlink:href="https://github.com/nmap/nmap/blob/master/scripts/tls-ticketbleed.nse" xlink:type="simple">tls-ticketbleed.nse</text:a> </text:p>
          </table:table-cell>
          <table:table-cell table:style-name="ce1" table:formula="of:=LEFT([.A458];LEN([.A458])-5)" office:value-type="string" office:string-value="tls-ticketbleed" calcext:value-type="string">
            <text:p>tls-ticketbleed</text:p>
          </table:table-cell>
          <table:table-cell/>
          <table:table-cell office:value-type="string" calcext:value-type="string">
            <text:p>httpVulns</text:p>
          </table:table-cell>
          <table:table-cell office:value-type="string" calcext:value-type="string">
            <text:p>Detects vulnerable to F5 Ticketbleed (CVE-2016-9244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tls-nextprotoneg.nse" xlink:type="simple">tls-nextprotoneg.nse</text:a> </text:p>
          </table:table-cell>
          <table:table-cell table:style-name="ce1" table:formula="of:=LEFT([.A459];LEN([.A459])-5)" office:value-type="string" office:string-value="tls-nextprotoneg" calcext:value-type="string">
            <text:p>tls-nextprotoneg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Enumerates a TLS server’s supported protocol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s://github.com/nmap/nmap/blob/master/scripts/tls-alpn.nse" xlink:type="simple">tls-alpn.nse</text:a> </text:p>
          </table:table-cell>
          <table:table-cell table:style-name="ce1" table:formula="of:=LEFT([.A460];LEN([.A460])-5)" office:value-type="string" office:string-value="tls-alpn" calcext:value-type="string">
            <text:p>tls-alpn</text:p>
          </table:table-cell>
          <table:table-cell/>
          <table:table-cell office:value-type="string" calcext:value-type="string">
            <text:p>webrecon</text:p>
          </table:table-cell>
          <table:table-cell office:value-type="string" calcext:value-type="string">
            <text:p>Enumerates a TLS server’s supported application-layer protocols using ALPN</text:p>
          </table:table-cell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4" office:value-type="string" calcext:value-type="string">
            <text:p><text:a xlink:href="https://github.com/nmap/nmap/blob/master/scripts/tftp-enum.nse" xlink:type="simple">tftp-enum.nse</text:a> </text:p>
          </table:table-cell>
          <table:table-cell table:style-name="ce1" table:formula="of:=LEFT([.A477];LEN([.A477])-5)" office:value-type="string" office:string-value="tftp-enum" calcext:value-type="string">
            <text:p>tftp-enum</text:p>
          </table:table-cell>
          <table:table-cell table:number-columns-repeated="1022"/>
        </table:table-row>
        <table:table-row table:style-name="ro1" table:number-rows-repeated="1048058">
          <table:table-cell table:number-columns-repeated="1024"/>
        </table:table-row>
        <table:table-row table:style-name="ro2" table:number-rows-repeated="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ript Blocks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3">
          <table:table-cell office:value-type="string" calcext:value-type="string">
            <text:p>Modul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3">
          <table:table-cell table:style-name="ce2" office:value-type="string" calcext:value-type="string">
            <text:p>http-apache-negotiat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apache-server-statu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aspnet-debug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auth-find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auth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backup-find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bigip-cooki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cakephp-vers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cisco-anyconnec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comments-display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config-backu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cookie-flag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cor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cross-domain-policy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default-account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drupal-enum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favic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generato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gi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gre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header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jsonp-detect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l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mcmp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method-tamp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method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mobileversion-check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ntlm-info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passwd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php-versio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robots.tx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titl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traceroute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unsafe-output-escaping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useragent-tester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userdir-enum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vhost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vlcstreamer-ls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waf-detec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waf-fingerprint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style-name="ce2" office:value-type="string" calcext:value-type="string">
            <text:p>http-webdav-scan</text:p>
          </table:table-cell>
          <table:table-cell office:value-type="string" calcext:value-type="string">
            <text:p>webRecon</text:p>
          </table:table-cell>
          <table:table-cell/>
        </table:table-row>
        <table:table-row table:style-name="ro3">
          <table:table-cell table:number-columns-repeated="2"/>
          <table:table-cell table:formula="of:=COM.MICROSOFT.TEXTJOIN(&quot;,&quot;;1;[.A2:.A42])" office:value-type="string" office:string-value="http-apache-negotiation,http-apache-server-status,http-aspnet-debug,http-auth-finder,http-auth,http-backup-finder,http-bigip-cookie,http-cakephp-version,http-cisco-anyconnect,http-comments-displayer,http-config-backup,http-cookie-flags,http-cors,http-cross-domain-policy,http-default-accounts,http-drupal-enum,http-favicon,http-generator,http-git,http-grep,http-headers,http-jsonp-detection,http-ls,http-mcmp,http-method-tamper,http-methods,http-mobileversion-checker,http-ntlm-info,http-passwd,http-php-version,http-robots.txt,http-title,http-traceroute,http-unsafe-output-escaping,http-useragent-tester,http-userdir-enum,http-vhosts,http-vlcstreamer-ls,http-waf-detect,http-waf-fingerprint,http-webdav-scan" calcext:value-type="string">
            <text:p>http-apache-negotiation,http-apache-server-status,http-aspnet-debug,http-auth-finder,http-auth,http-backup-finder,http-bigip-cookie,http-cakephp-version,http-cisco-anyconnect,http-comments-displayer,http-config-backup,http-cookie-flags,http-cors,http-cross-domain-policy,http-default-accounts,http-drupal-enum,http-favicon,http-generator,http-git,http-grep,http-headers,http-jsonp-detection,http-ls,http-mcmp,http-method-tamper,http-methods,http-mobileversion-checker,http-ntlm-info,http-passwd,http-php-version,http-robots.txt,http-title,http-traceroute,http-unsafe-output-escaping,http-useragent-tester,http-userdir-enum,http-vhosts,http-vlcstreamer-ls,http-waf-detect,http-waf-fingerprint,http-webdav-scan</text:p>
          </table:table-cell>
        </table:table-row>
        <table:table-row table:style-name="ro3" table:number-rows-repeated="7">
          <table:table-cell table:number-columns-repeated="3"/>
        </table:table-row>
        <table:table-row table:style-name="ro3">
          <table:table-cell table:style-name="ce2" office:value-type="string" calcext:value-type="string">
            <text:p>http-adobe-coldfusion-apsa130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awstatstotals-exec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axis2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barracuda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coldfusion-subzero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csrf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dombased-xs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drupal-enum-user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frontpage-logi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iis-webdav-vul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litespeed-sourcecode-download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majordomo2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open-redirect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phpmyadmin-dir-traversal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mware-path-vuln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06-3392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09-3960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0-073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0-286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1-336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2-1823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3-0156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3-7091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4-2126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4-212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4-212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4-3704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4-887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5-142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5-1635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7-1001000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7-5638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7-5689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cve2017-8917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misfortune-cookie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style-name="ce2" office:value-type="string" calcext:value-type="string">
            <text:p>http-vuln-wnr1000-creds</text:p>
          </table:table-cell>
          <table:table-cell office:value-type="string" calcext:value-type="string">
            <text:p>httpVulns</text:p>
          </table:table-cell>
          <table:table-cell/>
        </table:table-row>
        <table:table-row table:style-name="ro3">
          <table:table-cell table:number-columns-repeated="2"/>
          <table:table-cell table:formula="of:=COM.MICROSOFT.TEXTJOIN(&quot;,&quot;;1;[.A51:.A86])" office:value-type="string" office:string-value="http-adobe-coldfusion-apsa1301,http-awstatstotals-exec,http-axis2-dir-traversal,http-barracuda-dir-traversal,http-coldfusion-subzero,http-csrf,http-dombased-xss,http-drupal-enum-users,http-frontpage-login,http-iis-webdav-vuln,http-litespeed-sourcecode-download,http-majordomo2-dir-traversal,http-open-redirect,http-phpmyadmin-dir-traversal,http-vmware-path-vuln,http-vuln-cve2006-3392,http-vuln-cve2009-3960,http-vuln-cve2010-0738,http-vuln-cve2010-2861,http-vuln-cve2011-3368,http-vuln-cve2012-1823,http-vuln-cve2013-0156,http-vuln-cve2013-7091,http-vuln-cve2014-2126,http-vuln-cve2014-2127,http-vuln-cve2014-2128,http-vuln-cve2014-3704,http-vuln-cve2014-8877,http-vuln-cve2015-1427,http-vuln-cve2015-1635,http-vuln-cve2017-1001000,http-vuln-cve2017-5638,http-vuln-cve2017-5689,http-vuln-cve2017-8917,http-vuln-misfortune-cookie,http-vuln-wnr1000-creds" calcext:value-type="string">
            <text:p>http-adobe-coldfusion-apsa1301,http-awstatstotals-exec,http-axis2-dir-traversal,http-barracuda-dir-traversal,http-coldfusion-subzero,http-csrf,http-dombased-xss,http-drupal-enum-users,http-frontpage-login,http-iis-webdav-vuln,http-litespeed-sourcecode-download,http-majordomo2-dir-traversal,http-open-redirect,http-phpmyadmin-dir-traversal,http-vmware-path-vuln,http-vuln-cve2006-3392,http-vuln-cve2009-3960,http-vuln-cve2010-0738,http-vuln-cve2010-2861,http-vuln-cve2011-3368,http-vuln-cve2012-1823,http-vuln-cve2013-0156,http-vuln-cve2013-7091,http-vuln-cve2014-2126,http-vuln-cve2014-2127,http-vuln-cve2014-2128,http-vuln-cve2014-3704,http-vuln-cve2014-8877,http-vuln-cve2015-1427,http-vuln-cve2015-1635,http-vuln-cve2017-1001000,http-vuln-cve2017-5638,http-vuln-cve2017-5689,http-vuln-cve2017-8917,http-vuln-misfortune-cookie,http-vuln-wnr1000-creds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style-name="ce2" office:value-type="string" calcext:value-type="string">
            <text:p>nfs-ls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3">
          <table:table-cell table:style-name="ce2" office:value-type="string" calcext:value-type="string">
            <text:p>nfs-showmount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3">
          <table:table-cell table:style-name="ce2" office:value-type="string" calcext:value-type="string">
            <text:p>nfs-statfs</text:p>
          </table:table-cell>
          <table:table-cell table:style-name="ce4" office:value-type="string" calcext:value-type="string">
            <text:p>nfsRecon</text:p>
          </table:table-cell>
          <table:table-cell/>
        </table:table-row>
        <table:table-row table:style-name="ro3">
          <table:table-cell table:number-columns-repeated="2"/>
          <table:table-cell table:formula="of:=COM.MICROSOFT.TEXTJOIN(&quot;,&quot;;1;[.A90:.A92])" office:value-type="string" office:string-value="nfs-ls,nfs-showmount,nfs-statfs" calcext:value-type="string">
            <text:p>nfs-ls,nfs-showmount,nfs-statfs</text:p>
          </table:table-cell>
        </table:table-row>
        <table:table-row table:style-name="ro3" table:number-rows-repeated="1048482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'nmap mapping'.A1:'nmap mapping'.D13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4:30:59.9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22:21:12.271435839</meta:creation-date>
    <dc:date>2018-08-23T15:01:30.674000000</dc:date>
    <meta:editing-duration>PT4H26M2S</meta:editing-duration>
    <meta:editing-cycles>12</meta:editing-cycles>
    <meta:generator>LibreOffice/6.0.1.1$Windows_X86_64 LibreOffice_project/60bfb1526849283ce2491346ed2aa51c465abfe6</meta:generator>
    <meta:document-statistic meta:table-count="2" meta:cell-count="1789" meta:object-count="0"/>
  </office:meta>
</office:document-meta>
</file>